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Arial" svg:font-family="Arial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4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7">
      <style:table-cell-properties style:vertical-align="top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7">
      <style:table-cell-properties style:vertical-align="top" fo:wrap-option="wrap" fo:background-color="transparent"/>
      <style:text-properties style:font-name="Calibri1" style:font-name-asian="Calibri1" style:font-name-complex="Calibri1"/>
    </style:style>
    <style:style style:name="ce8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1" style:font-name-asian="Calibri1" style:font-name-complex="Calibri1"/>
    </style:style>
    <style:style style:name="ce9" style:family="table-cell" style:parent-style-name="Procentowy" style:data-style-name="N36">
      <style:table-cell-properties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1" style:family="table-cell" style:parent-style-name="Excel_32_Built-in_32_Normal" style:data-style-name="N36">
      <style:table-cell-properties style:vertical-align="automatic" fo:background-color="#C5D9F1"/>
      <style:text-properties style:font-name="Calibri1" style:font-name-asian="Calibri1" style:font-name-complex="Calibri1"/>
    </style:style>
    <style:style style:name="ce12" style:family="table-cell" style:parent-style-name="Default" style:data-style-name="N36"/>
    <style:style style:name="ce13" style:family="table-cell" style:parent-style-name="Default" style:data-style-name="N36">
      <style:table-cell-properties fo:background-color="#C5D9F1"/>
    </style:style>
    <style:style style:name="ce1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5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Procentowy" style:data-style-name="N36">
      <style:table-cell-properties style:vertical-align="automatic" fo:background-color="#C5D9F1" style:repeat-content="false"/>
      <style:paragraph-properties fo:text-align="end" fo:margin-right="0cm"/>
    </style:style>
    <style:style style:name="ce17" style:family="table-cell" style:parent-style-name="Default" style:data-style-name="N14"/>
    <style:style style:name="ce18" style:family="table-cell" style:parent-style-name="Excel_32_Built-in_32_Normal" style:data-style-name="N38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7">
      <style:table-cell-properties style:vertical-align="automatic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Excel_32_Built-in_32_Normal" style:data-style-name="N36">
      <style:table-cell-properties style:vertical-align="automatic" fo:wrap-option="wrap" fo:background-color="#C5D9F1"/>
      <style:text-properties style:font-name="Calibri1" style:font-name-asian="Calibri1" style:font-name-complex="Calibri1"/>
    </style:style>
    <style:style style:name="ce23" style:family="table-cell" style:parent-style-name="Default" style:data-style-name="N36">
      <style:text-properties style:font-name="Calibri2" style:font-name-asian="Calibri2" style:font-name-complex="Calibri2"/>
    </style:style>
    <style:style style:name="ce24" style:family="table-cell" style:parent-style-name="Excel_32_Built-in_32_Normal" style:data-style-name="N37">
      <style:table-cell-properties style:vertical-align="automatic" fo:wrap-option="wrap" fo:background-color="#83CAFF"/>
      <style:text-properties style:font-name="Calibri1" style:font-name-asian="Calibri1" style:font-name-complex="Calibri1"/>
    </style:style>
    <style:style style:name="ce25" style:family="table-cell" style:parent-style-name="Excel_32_Built-in_32_Normal" style:data-style-name="N37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6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7" style:family="table-cell" style:parent-style-name="Excel_32_Built-in_32_Normal" style:data-style-name="N36">
      <style:table-cell-properties style:vertical-align="automatic" fo:background-color="#C5D9F1"/>
      <style:text-properties style:font-name="Calibri2" style:font-name-asian="Calibri2" style:font-name-complex="Calibri2"/>
    </style:style>
    <style:style style:name="ce28" style:family="table-cell" style:parent-style-name="Default" style:data-style-name="N0">
      <style:text-properties style:font-name="Calibri2" style:font-name-asian="Calibri2" style:font-name-complex="Calibri2"/>
    </style:style>
    <style:style style:name="ce2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style:vertical-align="automatic" fo:background-color="#C5D9F1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1" style:font-name-asian="Calibri1" style:font-name-complex="Calibri1"/>
    </style:style>
    <style:style style:name="ce32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3" style:family="table-cell" style:parent-style-name="Procentowy" style:data-style-name="N36">
      <style:table-cell-properties style:vertical-align="automatic" fo:background-color="#C5D9F1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style:vertical-align="automatic" fo:background-color="#C5D9F1" style:repeat-content="false"/>
      <style:paragraph-properties fo:text-align="end" fo:margin-right="0cm"/>
    </style:style>
    <style:style style:name="ce36" style:family="table-cell" style:parent-style-name="Excel_32_Built-in_32_Normal" style:data-style-name="N36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style:vertical-align="automatic" fo:background-color="#C5D9F1"/>
      <style:text-properties style:font-name="Calibri1" style:font-name-asian="Calibri1" style:font-name-complex="Calibri1"/>
    </style:style>
    <style:style style:name="ce38" style:family="table-cell" style:parent-style-name="Default" style:data-style-name="N36">
      <style:table-cell-properties fo:background-color="#C5D9F1"/>
    </style:style>
    <style:style style:name="co1" style:family="table-column">
      <style:table-column-properties fo:break-before="auto" style:column-width="14.3933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7.143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2.4883333333333cm"/>
    </style:style>
    <style:style style:name="co12" style:family="table-column">
      <style:table-column-properties fo:break-before="auto" style:column-width="5.13291666666667cm"/>
    </style:style>
    <style:style style:name="co13" style:family="table-column">
      <style:table-column-properties fo:break-before="auto" style:column-width="5.21229166666667cm"/>
    </style:style>
    <style:style style:name="co14" style:family="table-column">
      <style:table-column-properties fo:break-before="auto" style:column-width="12.85875cm"/>
    </style:style>
    <style:style style:name="co15" style:family="table-column">
      <style:table-column-properties fo:break-before="auto" style:column-width="4.89479166666667cm"/>
    </style:style>
    <style:style style:name="co16" style:family="table-column">
      <style:table-column-properties fo:break-before="auto" style:column-width="4.81541666666667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5.02708333333333cm"/>
    </style:style>
    <style:style style:name="co19" style:family="table-column">
      <style:table-column-properties fo:break-before="auto" style:column-width="11.8797916666667cm"/>
    </style:style>
    <style:style style:name="co20" style:family="table-column">
      <style:table-column-properties fo:break-before="auto" style:column-width="3.83645833333333cm"/>
    </style:style>
    <style:style style:name="co21" style:family="table-column">
      <style:table-column-properties fo:break-before="auto" style:column-width="4.25979166666667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0.556875cm"/>
    </style:style>
    <style:style style:name="co24" style:family="table-column">
      <style:table-column-properties fo:break-before="auto" style:column-width="5.05354166666667cm"/>
    </style:style>
    <style:style style:name="co25" style:family="table-column">
      <style:table-column-properties fo:break-before="auto" style:column-width="4.683125cm"/>
    </style:style>
    <style:style style:name="co26" style:family="table-column">
      <style:table-column-properties fo:break-before="auto" style:column-width="5.318125cm"/>
    </style:style>
    <style:style style:name="co27" style:family="table-column">
      <style:table-column-properties fo:break-before="auto" style:column-width="4.97416666666667cm"/>
    </style:style>
    <style:style style:name="co28" style:family="table-column">
      <style:table-column-properties fo:break-before="auto" style:column-width="16.7216666666667cm"/>
    </style:style>
    <style:style style:name="co29" style:family="table-column">
      <style:table-column-properties fo:break-before="auto" style:column-width="4.73604166666667cm"/>
    </style:style>
    <style:style style:name="co30" style:family="table-column">
      <style:table-column-properties fo:break-before="auto" style:column-width="5.10645833333333cm"/>
    </style:style>
    <style:style style:name="co31" style:family="table-column">
      <style:table-column-properties fo:break-before="auto" style:column-width="5.159375cm"/>
    </style:style>
    <style:style style:name="co32" style:family="table-column">
      <style:table-column-properties fo:break-before="auto" style:column-width="17.2772916666667cm"/>
    </style:style>
    <style:style style:name="co33" style:family="table-column">
      <style:table-column-properties fo:break-before="auto" style:column-width="5.08cm"/>
    </style:style>
    <style:style style:name="co34" style:family="table-column">
      <style:table-column-properties fo:break-before="auto" style:column-width="4.841875cm"/>
    </style:style>
    <style:style style:name="co35" style:family="table-column">
      <style:table-column-properties fo:break-before="auto" style:column-width="15.2664583333333cm"/>
    </style:style>
    <style:style style:name="co36" style:family="table-column">
      <style:table-column-properties fo:break-before="auto" style:column-width="5.68854166666667cm"/>
    </style:style>
    <style:style style:name="co37" style:family="table-column">
      <style:table-column-properties fo:break-before="auto" style:column-width="5.18583333333333cm"/>
    </style:style>
    <style:style style:name="co38" style:family="table-column">
      <style:table-column-properties fo:break-before="auto" style:column-width="10.63625cm"/>
    </style:style>
    <style:style style:name="co39" style:family="table-column">
      <style:table-column-properties fo:break-before="auto" style:column-width="4.78895833333333cm"/>
    </style:style>
    <style:style style:name="co40" style:family="table-column">
      <style:table-column-properties fo:break-before="auto" style:column-width="10.5304166666667cm"/>
    </style:style>
    <style:style style:name="co41" style:family="table-column">
      <style:table-column-properties fo:break-before="auto" style:column-width="5.42395833333333cm"/>
    </style:style>
    <style:style style:name="co42" style:family="table-column">
      <style:table-column-properties fo:break-before="auto" style:column-width="5.34458333333333cm"/>
    </style:style>
    <style:style style:name="co43" style:family="table-column">
      <style:table-column-properties fo:break-before="auto" style:column-width="5.23875cm"/>
    </style:style>
    <style:style style:name="co44" style:family="table-column">
      <style:table-column-properties fo:break-before="auto" style:column-width="14.12875cm"/>
    </style:style>
    <style:style style:name="co45" style:family="table-column">
      <style:table-column-properties fo:break-before="auto" style:column-width="5.60916666666667cm"/>
    </style:style>
    <style:style style:name="co46" style:family="table-column">
      <style:table-column-properties fo:break-before="auto" style:column-width="2.69875cm"/>
    </style:style>
    <style:style style:name="co47" style:family="table-column">
      <style:table-column-properties fo:break-before="auto" style:column-width="1.79916666666667cm"/>
    </style:style>
    <style:style style:name="co48" style:family="table-column">
      <style:table-column-properties fo:break-before="auto" style:column-width="4.445cm"/>
    </style:style>
    <style:style style:name="co49" style:family="table-column">
      <style:table-column-properties fo:break-before="auto" style:column-width="2.32833333333333cm"/>
    </style:style>
    <style:style style:name="co50" style:family="table-column">
      <style:table-column-properties fo:break-before="auto" style:column-width="12.4089583333333cm"/>
    </style:style>
    <style:style style:name="co51" style:family="table-column">
      <style:table-column-properties fo:break-before="auto" style:column-width="4.63020833333333cm"/>
    </style:style>
    <style:style style:name="co52" style:family="table-column">
      <style:table-column-properties fo:break-before="auto" style:column-width="4.94770833333333cm"/>
    </style:style>
    <style:style style:name="co53" style:family="table-column">
      <style:table-column-properties fo:break-before="auto" style:column-width="12.5941666666667cm"/>
    </style:style>
    <style:style style:name="co54" style:family="table-column">
      <style:table-column-properties fo:break-before="auto" style:column-width="4.47145833333333cm"/>
    </style:style>
    <style:style style:name="co55" style:family="table-column">
      <style:table-column-properties fo:break-before="auto" style:column-width="4.49791666666667cm"/>
    </style:style>
    <style:style style:name="co56" style:family="table-column">
      <style:table-column-properties fo:break-before="auto" style:column-width="14.3139583333333cm"/>
    </style:style>
    <style:style style:name="co57" style:family="table-column">
      <style:table-column-properties fo:break-before="auto" style:column-width="5.52979166666667cm"/>
    </style:style>
    <style:style style:name="co58" style:family="table-column">
      <style:table-column-properties fo:break-before="auto" style:column-width="5.74145833333333cm"/>
    </style:style>
    <style:style style:name="co59" style:family="table-column">
      <style:table-column-properties fo:break-before="auto" style:column-width="4.65666666666667cm"/>
    </style:style>
    <style:style style:name="co60" style:family="table-column">
      <style:table-column-properties fo:break-before="auto" style:column-width="13.33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.4pt" style:use-optimal-row-height="false" fo:break-before="auto"/>
    </style:style>
    <style:style style:name="ro3" style:family="table-row">
      <style:table-row-properties style:row-height="14.15pt" style:use-optimal-row-height="true" fo:break-before="auto"/>
    </style:style>
    <style:style style:name="ro4" style:family="table-row">
      <style:table-row-properties style:row-height="29pt" style:use-optimal-row-height="false" fo:break-before="auto"/>
    </style:style>
    <style:style style:name="ro5" style:family="table-row">
      <style:table-row-properties style:row-height="0.5pt" style:use-optimal-row-height="false" fo:break-before="auto"/>
    </style:style>
    <style:style style:name="ro6" style:family="table-row">
      <style:table-row-properties style:row-height="28pt" style:use-optimal-row-height="false" fo:break-before="auto"/>
    </style:style>
    <style:style style:name="ro7" style:family="table-row">
      <style:table-row-properties style:row-height="1.5pt" style:use-optimal-row-height="false" fo:break-before="auto"/>
    </style:style>
    <style:style style:name="ro8" style:family="table-row">
      <style:table-row-properties style:row-height="43.5pt" style:use-optimal-row-height="false" fo:break-before="auto"/>
    </style:style>
    <style:style style:name="ro9" style:family="table-row">
      <style:table-row-properties style:row-height="1pt" style:use-optimal-row-height="false" fo:break-before="auto"/>
    </style:style>
    <style:style style:name="ro10" style:family="table-row">
      <style:table-row-properties style:row-height="49.5pt" style:use-optimal-row-height="false" fo:break-before="auto"/>
    </style:style>
    <style:style style:name="ro11" style:family="table-row">
      <style:table-row-properties style:row-height="31pt" style:use-optimal-row-height="false" fo:break-before="auto"/>
    </style:style>
    <style:style style:name="ro12" style:family="table-row">
      <style:table-row-properties style:row-height="4.5pt" style:use-optimal-row-height="false" fo:break-before="auto"/>
    </style:style>
    <style:style style:name="ro13" style:family="table-row">
      <style:table-row-properties style:row-height="43pt" style:use-optimal-row-height="false" fo:break-before="auto"/>
    </style:style>
    <style:style style:name="ro14" style:family="table-row">
      <style:table-row-properties style:row-height="39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ro16" style:family="table-row">
      <style:table-row-properties style:row-height="29.5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number-columns-repeated="1012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0.05.2019</text:p>
          </table:table-cell>
          <table:table-cell table:number-columns-repeated="9" table:style-name="ce3"/>
          <table:table-cell table:style-name="ce4"/>
          <table:table-cell table:number-columns-repeated="16373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 table:visibility="collapse">
          <table:table-cell table:number-columns-repeated="1024" table:style-name="ce3"/>
          <table:table-cell table:number-columns-repeated="15360"/>
        </table:table-row>
        <table:table-row table:style-name="ro2">
          <table:table-cell table:style-name="ce5"/>
          <table:table-cell office:value-type="string" table:style-name="ce6">
            <text:p>maj 2017 : październik 2017</text:p>
          </table:table-cell>
          <table:table-cell office:value-type="string" table:style-name="ce6">
            <text:p>listopad 2017 : kwiecień 2018</text:p>
          </table:table-cell>
          <table:table-cell office:value-type="string" table:style-name="ce6">
            <text:p>maj 2018 : październik 2018</text:p>
          </table:table-cell>
          <table:table-cell office:value-type="string" table:style-name="ce6">
            <text:p>listopad 2018 : kwiecień 2019</text:p>
          </table:table-cell>
          <table:table-cell table:style-name="ce7"/>
          <table:table-cell table:style-name="ce8"/>
          <table:table-cell table:style-name="ce9"/>
          <table:table-cell table:number-columns-repeated="16376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9.19380001E-2" table:style-name="ce10">
            <text:p>9,2%</text:p>
          </table:table-cell>
          <table:table-cell office:value-type="percentage" office:value="0.10049509199999999" table:style-name="ce10">
            <text:p>10,0%</text:p>
          </table:table-cell>
          <table:table-cell office:value-type="percentage" office:value="9.2227209000000004E-2" table:style-name="ce10">
            <text:p>9,2%</text:p>
          </table:table-cell>
          <table:table-cell office:value-type="percentage" office:value="0.1045882655" table:style-name="ce11">
            <text:p>10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058911988" table:style-name="ce10">
            <text:p>10,6%</text:p>
          </table:table-cell>
          <table:table-cell office:value-type="percentage" office:value="0.1174036099" table:style-name="ce10">
            <text:p>11,7%</text:p>
          </table:table-cell>
          <table:table-cell office:value-type="percentage" office:value="0.1133300798" table:style-name="ce10">
            <text:p>11,3%</text:p>
          </table:table-cell>
          <table:table-cell office:value-type="percentage" office:value="0.10242824339999999" table:style-name="ce11">
            <text:p>10,2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0.1034279697" table:style-name="ce10">
            <text:p>10,3%</text:p>
          </table:table-cell>
          <table:table-cell office:value-type="percentage" office:value="9.3876085999999997E-2" table:style-name="ce10">
            <text:p>9,4%</text:p>
          </table:table-cell>
          <table:table-cell office:value-type="percentage" office:value="8.6160315500000001E-2" table:style-name="ce10">
            <text:p>8,6%</text:p>
          </table:table-cell>
          <table:table-cell office:value-type="percentage" office:value="9.6105428300000004E-2" table:style-name="ce11">
            <text:p>9,6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02609608" table:style-name="ce10">
            <text:p>10,3%</text:p>
          </table:table-cell>
          <table:table-cell office:value-type="percentage" office:value="8.4522080200000002E-2" table:style-name="ce10">
            <text:p>8,5%</text:p>
          </table:table-cell>
          <table:table-cell office:value-type="percentage" office:value="7.8323773799999996E-2" table:style-name="ce10">
            <text:p>7,8%</text:p>
          </table:table-cell>
          <table:table-cell office:value-type="percentage" office:value="7.9981836599999995E-2" table:style-name="ce11">
            <text:p>8,0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6.1580029100000003E-2" table:style-name="ce10">
            <text:p>6,2%</text:p>
          </table:table-cell>
          <table:table-cell office:value-type="percentage" office:value="7.52629997E-2" table:style-name="ce10">
            <text:p>7,5%</text:p>
          </table:table-cell>
          <table:table-cell office:value-type="percentage" office:value="6.3712935600000006E-2" table:style-name="ce10">
            <text:p>6,4%</text:p>
          </table:table-cell>
          <table:table-cell office:value-type="percentage" office:value="6.9075038300000002E-2" table:style-name="ce11">
            <text:p>6,9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Warszawa</text:p>
          </table:table-cell>
          <table:table-cell office:value-type="percentage" office:value="7.0519732799999998E-2" table:style-name="ce10">
            <text:p>7,1%</text:p>
          </table:table-cell>
          <table:table-cell office:value-type="percentage" office:value="6.10683952E-2" table:style-name="ce10">
            <text:p>6,1%</text:p>
          </table:table-cell>
          <table:table-cell office:value-type="percentage" office:value="6.75153644E-2" table:style-name="ce10">
            <text:p>6,8%</text:p>
          </table:table-cell>
          <table:table-cell office:value-type="percentage" office:value="6.5894344499999993E-2" table:style-name="ce11">
            <text:p>6,6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Warszawa) / badane od 10.2010</text:p>
          </table:table-cell>
          <table:table-cell office:value-type="percentage" office:value="3.8383288500000001E-2" table:style-name="ce10">
            <text:p>3,8%</text:p>
          </table:table-cell>
          <table:table-cell office:value-type="percentage" office:value="4.6418034599999998E-2" table:style-name="ce10">
            <text:p>4,6%</text:p>
          </table:table-cell>
          <table:table-cell office:value-type="percentage" office:value="3.1232000400000001E-2" table:style-name="ce10">
            <text:p>3,1%</text:p>
          </table:table-cell>
          <table:table-cell office:value-type="percentage" office:value="4.4877782900000003E-2" table:style-name="ce11">
            <text:p>4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Rock (Warszawa) / do 2013-11 Radio VOX FM (Warszawa)</text:p>
          </table:table-cell>
          <table:table-cell office:value-type="percentage" office:value="3.9430849400000002E-2" table:style-name="ce10">
            <text:p>3,9%</text:p>
          </table:table-cell>
          <table:table-cell office:value-type="percentage" office:value="3.8477246200000002E-2" table:style-name="ce10">
            <text:p>3,8%</text:p>
          </table:table-cell>
          <table:table-cell office:value-type="percentage" office:value="4.83495803E-2" table:style-name="ce10">
            <text:p>4,8%</text:p>
          </table:table-cell>
          <table:table-cell office:value-type="percentage" office:value="4.45012407E-2" table:style-name="ce11">
            <text:p>4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Pogoda (Warszawa) / do 2015-07 Radio Nostalgia (Warszawa)</text:p>
          </table:table-cell>
          <table:table-cell office:value-type="percentage" office:value="4.7752425600000002E-2" table:style-name="ce10">
            <text:p>4,8%</text:p>
          </table:table-cell>
          <table:table-cell office:value-type="percentage" office:value="2.9502864100000002E-2" table:style-name="ce10">
            <text:p>3,0%</text:p>
          </table:table-cell>
          <table:table-cell office:value-type="percentage" office:value="4.9563202899999999E-2" table:style-name="ce10">
            <text:p>5,0%</text:p>
          </table:table-cell>
          <table:table-cell office:value-type="percentage" office:value="4.19043162E-2" table:style-name="ce11">
            <text:p>4,2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6.9103036699999995E-2" table:style-name="ce10">
            <text:p>6,9%</text:p>
          </table:table-cell>
          <table:table-cell office:value-type="percentage" office:value="5.2850000500000001E-2" table:style-name="ce10">
            <text:p>5,3%</text:p>
          </table:table-cell>
          <table:table-cell office:value-type="percentage" office:value="5.5560129799999997E-2" table:style-name="ce10">
            <text:p>5,6%</text:p>
          </table:table-cell>
          <table:table-cell office:value-type="percentage" office:value="4.1260588100000002E-2" table:style-name="ce11">
            <text:p>4,1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Meloradio (Warszawa) / do 2017-08 Radio ZET Gold (Warszawa)</text:p>
          </table:table-cell>
          <table:table-cell office:value-type="percentage" office:value="9.2094245000000005E-3" table:style-name="ce10">
            <text:p>0,9%</text:p>
          </table:table-cell>
          <table:table-cell office:value-type="percentage" office:value="2.0819150599999999E-2" table:style-name="ce10">
            <text:p>2,1%</text:p>
          </table:table-cell>
          <table:table-cell office:value-type="percentage" office:value="1.79106653E-2" table:style-name="ce10">
            <text:p>1,8%</text:p>
          </table:table-cell>
          <table:table-cell office:value-type="percentage" office:value="3.1622600399999999E-2" table:style-name="ce11">
            <text:p>3,2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Plus Warszawa</text:p>
          </table:table-cell>
          <table:table-cell office:value-type="percentage" office:value="1.47742963E-2" table:style-name="ce10">
            <text:p>1,5%</text:p>
          </table:table-cell>
          <table:table-cell office:value-type="percentage" office:value="1.9960640799999999E-2" table:style-name="ce10">
            <text:p>2,0%</text:p>
          </table:table-cell>
          <table:table-cell office:value-type="percentage" office:value="1.7143100099999999E-2" table:style-name="ce10">
            <text:p>1,7%</text:p>
          </table:table-cell>
          <table:table-cell office:value-type="percentage" office:value="2.7456129700000002E-2" table:style-name="ce11">
            <text:p>2,7%</text:p>
          </table:table-cell>
          <table:table-cell table:style-name="ce3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3">
            <text:p>Radio Wawa (Warszawa)</text:p>
          </table:table-cell>
          <table:table-cell office:value-type="percentage" office:value="2.03437889E-2" table:style-name="ce10">
            <text:p>2,0%</text:p>
          </table:table-cell>
          <table:table-cell office:value-type="percentage" office:value="2.9352603099999999E-2" table:style-name="ce10">
            <text:p>2,9%</text:p>
          </table:table-cell>
          <table:table-cell office:value-type="percentage" office:value="3.2864809699999997E-2" table:style-name="ce10">
            <text:p>3,3%</text:p>
          </table:table-cell>
          <table:table-cell office:value-type="percentage" office:value="2.4358404600000001E-2" table:style-name="ce11">
            <text:p>2,4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Kolor 103 FM (Warszawa)</text:p>
          </table:table-cell>
          <table:table-cell office:value-type="percentage" office:value="1.9190393E-2" table:style-name="ce10">
            <text:p>1,9%</text:p>
          </table:table-cell>
          <table:table-cell office:value-type="percentage" office:value="2.0728554699999999E-2" table:style-name="ce10">
            <text:p>2,1%</text:p>
          </table:table-cell>
          <table:table-cell office:value-type="percentage" office:value="2.8304505600000002E-2" table:style-name="ce10">
            <text:p>2,8%</text:p>
          </table:table-cell>
          <table:table-cell office:value-type="percentage" office:value="2.4357734400000001E-2" table:style-name="ce11">
            <text:p>2,4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ock Radio 103,7 FM (Warszawa) / do 2014-01 Radio 103,7 Roxy FM (Warszawa)</text:p>
          </table:table-cell>
          <table:table-cell office:value-type="percentage" office:value="1.9917271E-2" table:style-name="ce10">
            <text:p>2,0%</text:p>
          </table:table-cell>
          <table:table-cell office:value-type="percentage" office:value="2.4807428400000001E-2" table:style-name="ce10">
            <text:p>2,5%</text:p>
          </table:table-cell>
          <table:table-cell office:value-type="percentage" office:value="1.2012315799999999E-2" table:style-name="ce10">
            <text:p>1,2%</text:p>
          </table:table-cell>
          <table:table-cell office:value-type="percentage" office:value="2.4307600799999999E-2" table:style-name="ce11">
            <text:p>2,4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Chillizet / do 2017-05 Radio ZET Chilli (Warszawa/Kraków)</text:p>
          </table:table-cell>
          <table:table-cell office:value-type="percentage" office:value="2.1225342599999999E-2" table:style-name="ce10">
            <text:p>2,1%</text:p>
          </table:table-cell>
          <table:table-cell office:value-type="percentage" office:value="2.3397201499999999E-2" table:style-name="ce10">
            <text:p>2,3%</text:p>
          </table:table-cell>
          <table:table-cell office:value-type="percentage" office:value="1.94725179E-2" table:style-name="ce10">
            <text:p>1,9%</text:p>
          </table:table-cell>
          <table:table-cell office:value-type="percentage" office:value="2.3756609000000001E-2" table:style-name="ce11">
            <text:p>2,4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3.24487382E-2" table:style-name="ce10">
            <text:p>3,2%</text:p>
          </table:table-cell>
          <table:table-cell office:value-type="percentage" office:value="3.42993017E-2" table:style-name="ce10">
            <text:p>3,4%</text:p>
          </table:table-cell>
          <table:table-cell office:value-type="percentage" office:value="3.5823435000000001E-2" table:style-name="ce10">
            <text:p>3,6%</text:p>
          </table:table-cell>
          <table:table-cell office:value-type="percentage" office:value="2.3463363899999999E-2" table:style-name="ce11">
            <text:p>2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100,1 FM (Warszawa) / do 2015-07 Radio Złote Przeboje Pogoda 100,1 FM (Warszawa)</text:p>
          </table:table-cell>
          <table:table-cell office:value-type="percentage" office:value="3.40871321E-2" table:style-name="ce10">
            <text:p>3,4%</text:p>
          </table:table-cell>
          <table:table-cell office:value-type="percentage" office:value="3.5660556199999999E-2" table:style-name="ce10">
            <text:p>3,6%</text:p>
          </table:table-cell>
          <table:table-cell office:value-type="percentage" office:value="4.9856938699999999E-2" table:style-name="ce10">
            <text:p>5,0%</text:p>
          </table:table-cell>
          <table:table-cell office:value-type="percentage" office:value="2.2698877700000002E-2" table:style-name="ce11">
            <text:p>2,3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Warszawa)</text:p>
          </table:table-cell>
          <table:table-cell office:value-type="percentage" office:value="1.52623564E-2" table:style-name="ce10">
            <text:p>1,5%</text:p>
          </table:table-cell>
          <table:table-cell office:value-type="percentage" office:value="2.32019311E-2" table:style-name="ce10">
            <text:p>2,3%</text:p>
          </table:table-cell>
          <table:table-cell office:value-type="percentage" office:value="2.02257811E-2" table:style-name="ce10">
            <text:p>2,0%</text:p>
          </table:table-cell>
          <table:table-cell office:value-type="percentage" office:value="1.9707489500000001E-2" table:style-name="ce11">
            <text:p>2,0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7.9150760999999997E-3" table:style-name="ce10">
            <text:p>0,8%</text:p>
          </table:table-cell>
          <table:table-cell office:value-type="percentage" office:value="1.34795453E-2" table:style-name="ce10">
            <text:p>1,3%</text:p>
          </table:table-cell>
          <table:table-cell office:value-type="percentage" office:value="1.2770864099999999E-2" table:style-name="ce10">
            <text:p>1,3%</text:p>
          </table:table-cell>
          <table:table-cell office:value-type="percentage" office:value="1.49838599E-2" table:style-name="ce11">
            <text:p>1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7.3468809E-3" table:style-name="ce10">
            <text:p>0,7%</text:p>
          </table:table-cell>
          <table:table-cell office:value-type="percentage" office:value="7.5777854999999998E-3" table:style-name="ce10">
            <text:p>0,8%</text:p>
          </table:table-cell>
          <table:table-cell office:value-type="percentage" office:value="7.7899019E-3" table:style-name="ce10">
            <text:p>0,8%</text:p>
          </table:table-cell>
          <table:table-cell office:value-type="percentage" office:value="1.4771219699999999E-2" table:style-name="ce11">
            <text:p>1,5%</text:p>
          </table:table-cell>
          <table:table-cell table:number-columns-repeated="2" table:style-name="ce3"/>
          <table:table-cell table:style-name="ce9"/>
          <table:table-cell table:number-columns-repeated="1016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7.6313869000000003E-3" table:style-name="ce10">
            <text:p>0,8%</text:p>
          </table:table-cell>
          <table:table-cell office:value-type="percentage" office:value="8.2383752000000001E-3" table:style-name="ce10">
            <text:p>0,8%</text:p>
          </table:table-cell>
          <table:table-cell office:value-type="percentage" office:value="5.2459526000000001E-3" table:style-name="ce10">
            <text:p>0,5%</text:p>
          </table:table-cell>
          <table:table-cell office:value-type="percentage" office:value="1.3199809700000001E-2" table:style-name="ce11">
            <text:p>1,3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5433217000000001E-2" table:style-name="ce12">
            <text:p>1,5%</text:p>
          </table:table-cell>
          <table:table-cell office:value-type="percentage" office:value="1.0905035800000001E-2" table:style-name="ce12">
            <text:p>1,1%</text:p>
          </table:table-cell>
          <table:table-cell office:value-type="percentage" office:value="1.04260038E-2" table:style-name="ce12">
            <text:p>1,0%</text:p>
          </table:table-cell>
          <table:table-cell office:value-type="percentage" office:value="9.8879628000000004E-3" table:style-name="ce13">
            <text:p>1,0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3">
            <text:p>Akademickie Radio Kampus (Warszawa)</text:p>
          </table:table-cell>
          <table:table-cell office:value-type="percentage" office:value="7.3796614000000002E-3" table:style-name="ce12">
            <text:p>0,7%</text:p>
          </table:table-cell>
          <table:table-cell office:value-type="percentage" office:value="7.8787505000000001E-3" table:style-name="ce12">
            <text:p>0,8%</text:p>
          </table:table-cell>
          <table:table-cell office:value-type="percentage" office:value="1.18850398E-2" table:style-name="ce12">
            <text:p>1,2%</text:p>
          </table:table-cell>
          <table:table-cell office:value-type="percentage" office:value="9.6496635000000008E-3" table:style-name="ce13">
            <text:p>1,0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4">
            <text:p>Radio Warszawa</text:p>
          </table:table-cell>
          <table:table-cell office:value-type="percentage" office:value="1.1223277699999999E-2" table:style-name="ce15">
            <text:p>1,1%</text:p>
          </table:table-cell>
          <table:table-cell office:value-type="percentage" office:value="6.3925396000000002E-3" table:style-name="ce15">
            <text:p>0,6%</text:p>
          </table:table-cell>
          <table:table-cell office:value-type="percentage" office:value="9.7483924E-3" table:style-name="ce15">
            <text:p>1,0%</text:p>
          </table:table-cell>
          <table:table-cell office:value-type="percentage" office:value="8.4880848000000002E-3" table:style-name="ce16">
            <text:p>0,8%</text:p>
          </table:table-cell>
          <table:table-cell table:number-columns-repeated="2"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Radio Wnet</text:p>
          </table:table-cell>
          <table:table-cell office:value-type="string" table:style-name="ce10">
            <text:p>--</text:p>
          </table:table-cell>
          <table:table-cell office:value-type="string" table:style-name="ce10">
            <text:p>--</text:p>
          </table:table-cell>
          <table:table-cell office:value-type="string" table:style-name="ce10">
            <text:p>--</text:p>
          </table:table-cell>
          <table:table-cell office:value-type="percentage" office:value="7.9709946999999993E-3" table:style-name="ce11">
            <text:p>0,8%</text:p>
          </table:table-cell>
          <table:table-cell table:style-name="ce10"/>
          <table:table-cell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RDC - Radio dla Ciebie (Warszawa) / do 2016.03 Polskie Radio RDC (Warszawa)</text:p>
          </table:table-cell>
          <table:table-cell office:value-type="percentage" office:value="7.3708074999999998E-3" table:style-name="ce12">
            <text:p>0,7%</text:p>
          </table:table-cell>
          <table:table-cell office:value-type="percentage" office:value="5.7739421000000003E-3" table:style-name="ce12">
            <text:p>0,6%</text:p>
          </table:table-cell>
          <table:table-cell office:value-type="percentage" office:value="1.0884859199999999E-2" table:style-name="ce12">
            <text:p>1,1%</text:p>
          </table:table-cell>
          <table:table-cell office:value-type="percentage" office:value="4.3310989999999997E-3" table:style-name="ce13">
            <text:p>0,4%</text:p>
          </table:table-cell>
          <table:table-cell table:style-name="ce10"/>
          <table:table-cell table:style-name="ce3"/>
          <table:table-cell table:style-name="ce9"/>
          <table:table-cell table:number-columns-repeated="16376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2509" table:style-name="ce1">
            <text:p>2509</text:p>
          </table:table-cell>
          <table:table-cell office:value-type="float" office:value="2576" table:style-name="ce1">
            <text:p>2576</text:p>
          </table:table-cell>
          <table:table-cell office:value-type="float" office:value="2445" table:style-name="ce1">
            <text:p>2445</text:p>
          </table:table-cell>
          <table:table-cell office:value-type="float" office:value="2351" table:style-name="ce1">
            <text:p>2351</text:p>
          </table:table-cell>
          <table:table-cell table:style-name="ce10"/>
          <table:table-cell table:number-columns-repeated="1018" table:style-name="ce3"/>
          <table:table-cell table:number-columns-repeated="15360"/>
        </table:table-row>
        <table:table-row table:number-rows-repeated="4" table:style-name="ro1">
          <table:table-cell table:number-columns-repeated="6" table:style-name="ce10"/>
          <table:table-cell table:number-columns-repeated="1018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Warszawa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Warszaw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 356 885 (98 929 przypadków, 6,1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number-rows-repeated="1048516" table:style-name="ro3">
          <table:table-cell table:number-columns-repeated="16384"/>
        </table:table-row>
      </table:table>
      <table:table table:name="Wrocław" table:style-name="ta1"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4" table:default-cell-style-name="ce3"/>
        <table:table-column table:style-name="co13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4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3906753650000001" table:style-name="ce10">
            <text:p>13,9%</text:p>
          </table:table-cell>
          <table:table-cell office:value-type="percentage" office:value="0.12259851889999999" table:style-name="ce10">
            <text:p>12,3%</text:p>
          </table:table-cell>
          <table:table-cell office:value-type="percentage" office:value="0.1183186015" table:style-name="ce10">
            <text:p>11,8%</text:p>
          </table:table-cell>
          <table:table-cell office:value-type="percentage" office:value="0.15221104869999999" table:style-name="ce11">
            <text:p>15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5.5555057400000003E-2" table:style-name="ce10">
            <text:p>5,6%</text:p>
          </table:table-cell>
          <table:table-cell office:value-type="percentage" office:value="7.5225761200000005E-2" table:style-name="ce10">
            <text:p>7,5%</text:p>
          </table:table-cell>
          <table:table-cell office:value-type="percentage" office:value="7.1747238699999993E-2" table:style-name="ce10">
            <text:p>7,2%</text:p>
          </table:table-cell>
          <table:table-cell office:value-type="percentage" office:value="8.7837535499999994E-2" table:style-name="ce11">
            <text:p>8,8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2408569400000001E-2" table:style-name="ce10">
            <text:p>9,2%</text:p>
          </table:table-cell>
          <table:table-cell office:value-type="percentage" office:value="0.107986466" table:style-name="ce10">
            <text:p>10,8%</text:p>
          </table:table-cell>
          <table:table-cell office:value-type="percentage" office:value="7.76584726E-2" table:style-name="ce10">
            <text:p>7,8%</text:p>
          </table:table-cell>
          <table:table-cell office:value-type="percentage" office:value="8.2578225800000002E-2" table:style-name="ce11">
            <text:p>8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ESKA (Wrocław)</text:p>
          </table:table-cell>
          <table:table-cell office:value-type="percentage" office:value="7.2336982600000002E-2" table:style-name="ce10">
            <text:p>7,2%</text:p>
          </table:table-cell>
          <table:table-cell office:value-type="percentage" office:value="9.8627376399999994E-2" table:style-name="ce10">
            <text:p>9,9%</text:p>
          </table:table-cell>
          <table:table-cell office:value-type="percentage" office:value="7.9988389800000004E-2" table:style-name="ce10">
            <text:p>8,0%</text:p>
          </table:table-cell>
          <table:table-cell office:value-type="percentage" office:value="8.2539160099999995E-2" table:style-name="ce11">
            <text:p>8,3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RAM 89,8 FM</text:p>
          </table:table-cell>
          <table:table-cell office:value-type="percentage" office:value="3.58525144E-2" table:style-name="ce10">
            <text:p>3,6%</text:p>
          </table:table-cell>
          <table:table-cell office:value-type="percentage" office:value="5.2398252100000001E-2" table:style-name="ce10">
            <text:p>5,2%</text:p>
          </table:table-cell>
          <table:table-cell office:value-type="percentage" office:value="6.8201979499999996E-2" table:style-name="ce10">
            <text:p>6,8%</text:p>
          </table:table-cell>
          <table:table-cell office:value-type="percentage" office:value="7.3623998199999999E-2" table:style-name="ce11">
            <text:p>7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ogoda (Wrocław) / do 2016-02 Rock Radio 106,1 FM (Wrocław)</text:p>
          </table:table-cell>
          <table:table-cell office:value-type="percentage" office:value="6.1502546200000001E-2" table:style-name="ce10">
            <text:p>6,2%</text:p>
          </table:table-cell>
          <table:table-cell office:value-type="percentage" office:value="6.3791807399999997E-2" table:style-name="ce10">
            <text:p>6,4%</text:p>
          </table:table-cell>
          <table:table-cell office:value-type="percentage" office:value="4.8069800599999997E-2" table:style-name="ce10">
            <text:p>4,8%</text:p>
          </table:table-cell>
          <table:table-cell office:value-type="percentage" office:value="5.9128350099999998E-2" table:style-name="ce11">
            <text:p>5,9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4.7847574400000002E-2" table:style-name="ce10">
            <text:p>4,8%</text:p>
          </table:table-cell>
          <table:table-cell office:value-type="percentage" office:value="5.6326783200000001E-2" table:style-name="ce10">
            <text:p>5,6%</text:p>
          </table:table-cell>
          <table:table-cell office:value-type="percentage" office:value="6.2070473100000002E-2" table:style-name="ce10">
            <text:p>6,2%</text:p>
          </table:table-cell>
          <table:table-cell office:value-type="percentage" office:value="5.6267474499999998E-2" table:style-name="ce11">
            <text:p>5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8915462E-2" table:style-name="ce10">
            <text:p>4,9%</text:p>
          </table:table-cell>
          <table:table-cell office:value-type="percentage" office:value="4.3275165599999998E-2" table:style-name="ce10">
            <text:p>4,3%</text:p>
          </table:table-cell>
          <table:table-cell office:value-type="percentage" office:value="4.76025058E-2" table:style-name="ce10">
            <text:p>4,8%</text:p>
          </table:table-cell>
          <table:table-cell office:value-type="percentage" office:value="5.4334802500000001E-2" table:style-name="ce11">
            <text:p>5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8.4902622299999994E-2" table:style-name="ce10">
            <text:p>8,5%</text:p>
          </table:table-cell>
          <table:table-cell office:value-type="percentage" office:value="6.02877343E-2" table:style-name="ce10">
            <text:p>6,0%</text:p>
          </table:table-cell>
          <table:table-cell office:value-type="percentage" office:value="7.3279415799999997E-2" table:style-name="ce10">
            <text:p>7,3%</text:p>
          </table:table-cell>
          <table:table-cell office:value-type="percentage" office:value="5.3169413700000001E-2" table:style-name="ce11">
            <text:p>5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Kolor 90,4 FM Wrocław</text:p>
          </table:table-cell>
          <table:table-cell office:value-type="percentage" office:value="5.2914778599999997E-2" table:style-name="ce10">
            <text:p>5,3%</text:p>
          </table:table-cell>
          <table:table-cell office:value-type="percentage" office:value="6.0099774799999998E-2" table:style-name="ce10">
            <text:p>6,0%</text:p>
          </table:table-cell>
          <table:table-cell office:value-type="percentage" office:value="7.4663844399999998E-2" table:style-name="ce10">
            <text:p>7,5%</text:p>
          </table:table-cell>
          <table:table-cell office:value-type="percentage" office:value="5.1826722700000001E-2" table:style-name="ce11">
            <text:p>5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Wrocław</text:p>
          </table:table-cell>
          <table:table-cell office:value-type="percentage" office:value="5.84492847E-2" table:style-name="ce10">
            <text:p>5,8%</text:p>
          </table:table-cell>
          <table:table-cell office:value-type="percentage" office:value="3.8118964599999999E-2" table:style-name="ce10">
            <text:p>3,8%</text:p>
          </table:table-cell>
          <table:table-cell office:value-type="percentage" office:value="3.2824270000000003E-2" table:style-name="ce10">
            <text:p>3,3%</text:p>
          </table:table-cell>
          <table:table-cell office:value-type="percentage" office:value="3.7025361999999999E-2" table:style-name="ce11">
            <text:p>3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6.3142810399999999E-2" table:style-name="ce10">
            <text:p>6,3%</text:p>
          </table:table-cell>
          <table:table-cell office:value-type="percentage" office:value="3.3236322899999997E-2" table:style-name="ce10">
            <text:p>3,3%</text:p>
          </table:table-cell>
          <table:table-cell office:value-type="percentage" office:value="3.6272319300000001E-2" table:style-name="ce10">
            <text:p>3,6%</text:p>
          </table:table-cell>
          <table:table-cell office:value-type="percentage" office:value="3.4509375299999999E-2" table:style-name="ce11">
            <text:p>3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Meloradio (Wrocław) / do 2017-08 Radio ZET Gold (Wrocław)</text:p>
          </table:table-cell>
          <table:table-cell office:value-type="percentage" office:value="1.0874524599999999E-2" table:style-name="ce10">
            <text:p>1,1%</text:p>
          </table:table-cell>
          <table:table-cell office:value-type="percentage" office:value="1.5380616099999999E-2" table:style-name="ce10">
            <text:p>1,5%</text:p>
          </table:table-cell>
          <table:table-cell office:value-type="percentage" office:value="3.0650684399999999E-2" table:style-name="ce10">
            <text:p>3,1%</text:p>
          </table:table-cell>
          <table:table-cell office:value-type="percentage" office:value="2.85212824E-2" table:style-name="ce11">
            <text:p>2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3534214299999999E-2" table:style-name="ce10">
            <text:p>4,4%</text:p>
          </table:table-cell>
          <table:table-cell office:value-type="percentage" office:value="3.6831626100000001E-2" table:style-name="ce10">
            <text:p>3,7%</text:p>
          </table:table-cell>
          <table:table-cell office:value-type="percentage" office:value="4.61491074E-2" table:style-name="ce10">
            <text:p>4,6%</text:p>
          </table:table-cell>
          <table:table-cell office:value-type="percentage" office:value="2.80552461E-2" table:style-name="ce11">
            <text:p>2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Wrocław</text:p>
          </table:table-cell>
          <table:table-cell office:value-type="percentage" office:value="2.9773243000000001E-2" table:style-name="ce10">
            <text:p>3,0%</text:p>
          </table:table-cell>
          <table:table-cell office:value-type="percentage" office:value="1.6103579999999999E-2" table:style-name="ce10">
            <text:p>1,6%</text:p>
          </table:table-cell>
          <table:table-cell office:value-type="percentage" office:value="1.4346856E-2" table:style-name="ce10">
            <text:p>1,4%</text:p>
          </table:table-cell>
          <table:table-cell office:value-type="percentage" office:value="2.2374370300000002E-2" table:style-name="ce11">
            <text:p>2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9787352000000001E-2" table:style-name="ce10">
            <text:p>2,0%</text:p>
          </table:table-cell>
          <table:table-cell office:value-type="percentage" office:value="1.3695215E-2" table:style-name="ce10">
            <text:p>1,4%</text:p>
          </table:table-cell>
          <table:table-cell office:value-type="percentage" office:value="2.3014076099999999E-2" table:style-name="ce10">
            <text:p>2,3%</text:p>
          </table:table-cell>
          <table:table-cell office:value-type="percentage" office:value="1.6373650999999999E-2" table:style-name="ce11">
            <text:p>1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Dolny Śląsk)</text:p>
          </table:table-cell>
          <table:table-cell office:value-type="percentage" office:value="9.1479175999999995E-3" table:style-name="ce10">
            <text:p>0,9%</text:p>
          </table:table-cell>
          <table:table-cell office:value-type="percentage" office:value="7.1590165000000004E-3" table:style-name="ce10">
            <text:p>0,7%</text:p>
          </table:table-cell>
          <table:table-cell office:value-type="percentage" office:value="6.0533122999999996E-3" table:style-name="ce10">
            <text:p>0,6%</text:p>
          </table:table-cell>
          <table:table-cell office:value-type="percentage" office:value="1.3888811900000001E-2" table:style-name="ce11">
            <text:p>1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9.8391286000000001E-3" table:style-name="ce10">
            <text:p>1,0%</text:p>
          </table:table-cell>
          <table:table-cell office:value-type="percentage" office:value="1.07196446E-2" table:style-name="ce10">
            <text:p>1,1%</text:p>
          </table:table-cell>
          <table:table-cell office:value-type="percentage" office:value="1.1202797800000001E-2" table:style-name="ce10">
            <text:p>1,1%</text:p>
          </table:table-cell>
          <table:table-cell office:value-type="percentage" office:value="1.04354884E-2" table:style-name="ce11">
            <text:p>1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Katolickie Radio Rodzina (Wrocław)</text:p>
          </table:table-cell>
          <table:table-cell office:value-type="percentage" office:value="1.1207992999999999E-2" table:style-name="ce10">
            <text:p>1,1%</text:p>
          </table:table-cell>
          <table:table-cell office:value-type="percentage" office:value="6.8749312999999996E-3" table:style-name="ce10">
            <text:p>0,7%</text:p>
          </table:table-cell>
          <table:table-cell office:value-type="percentage" office:value="1.13871361E-2" table:style-name="ce10">
            <text:p>1,1%</text:p>
          </table:table-cell>
          <table:table-cell office:value-type="percentage" office:value="9.2826886999999997E-3" table:style-name="ce11">
            <text:p>0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69721821E-2" table:style-name="ce10">
            <text:p>1,7%</text:p>
          </table:table-cell>
          <table:table-cell office:value-type="percentage" office:value="1.4940413600000001E-2" table:style-name="ce10">
            <text:p>1,5%</text:p>
          </table:table-cell>
          <table:table-cell office:value-type="percentage" office:value="8.6975872000000006E-3" table:style-name="ce10">
            <text:p>0,9%</text:p>
          </table:table-cell>
          <table:table-cell office:value-type="percentage" office:value="7.5277677999999997E-3" table:style-name="ce11">
            <text:p>0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4.2483364000000003E-3" table:style-name="ce12">
            <text:p>0,4%</text:p>
          </table:table-cell>
          <table:table-cell office:value-type="percentage" office:value="1.48340014E-2" table:style-name="ce12">
            <text:p>1,5%</text:p>
          </table:table-cell>
          <table:table-cell office:value-type="percentage" office:value="6.1634964999999998E-3" table:style-name="ce12">
            <text:p>0,6%</text:p>
          </table:table-cell>
          <table:table-cell office:value-type="percentage" office:value="7.398595E-3" table:style-name="ce13">
            <text:p>0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Akademickie Radio LUZ (Wrocław)</text:p>
          </table:table-cell>
          <table:table-cell office:value-type="percentage" office:value="5.9774334999999996E-3" table:style-name="ce12">
            <text:p>0,6%</text:p>
          </table:table-cell>
          <table:table-cell office:value-type="percentage" office:value="3.4842508999999998E-3" table:style-name="ce12">
            <text:p>0,3%</text:p>
          </table:table-cell>
          <table:table-cell office:value-type="percentage" office:value="6.0853766000000002E-3" table:style-name="ce12">
            <text:p>0,6%</text:p>
          </table:table-cell>
          <table:table-cell office:value-type="percentage" office:value="6.5099842E-3" table:style-name="ce13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adio Gra (Wrocław) / do 2015-10 Radio RMF MAXXX (Wrocław)</text:p>
          </table:table-cell>
          <table:table-cell office:value-type="percentage" office:value="1.12943036E-2" table:style-name="ce10">
            <text:p>1,1%</text:p>
          </table:table-cell>
          <table:table-cell office:value-type="percentage" office:value="2.58406274E-2" table:style-name="ce10">
            <text:p>2,6%</text:p>
          </table:table-cell>
          <table:table-cell office:value-type="percentage" office:value="2.6841882500000001E-2" table:style-name="ce10">
            <text:p>2,7%</text:p>
          </table:table-cell>
          <table:table-cell office:value-type="percentage" office:value="5.7755133999999996E-3" table:style-name="ce37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1902" table:style-name="ce1">
            <text:p>1902</text:p>
          </table:table-cell>
          <table:table-cell office:value-type="float" office:value="1795" table:style-name="ce1">
            <text:p>1795</text:p>
          </table:table-cell>
          <table:table-cell office:value-type="float" office:value="1758" table:style-name="ce1">
            <text:p>1758</text:p>
          </table:table-cell>
          <table:table-cell office:value-type="float" office:value="1826" table:style-name="ce1">
            <text:p>1826</text:p>
          </table:table-cell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number-rows-repeated="8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Wrocław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Wrocła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514 247 (64 727 przypadków, 4,0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0" table:style-name="ro3">
          <table:table-cell table:number-columns-repeated="16384"/>
        </table:table-row>
      </table:table>
      <table:table table:name="Toruń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1016" table:default-cell-style-name="ce3"/>
        <table:table-column table:style-name="co10" table:default-cell-style-name="ce3"/>
        <table:table-column table:style-name="co10" table:number-columns-repeated="15362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1" table:style-name="ce3"/>
          <table:table-cell table:number-columns-repeated="1536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022" table:style-name="ce3"/>
          <table:table-cell table:number-columns-repeated="15362"/>
        </table:table-row>
        <table:table-row table:style-name="ro6">
          <table:table-cell table:style-name="ce5"/>
          <table:table-cell office:value-type="string" table:style-name="ce19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213042767" table:style-name="ce10">
            <text:p>12,1%</text:p>
          </table:table-cell>
          <table:table-cell office:value-type="percentage" office:value="0.11942490679999999" table:style-name="ce10">
            <text:p>11,9%</text:p>
          </table:table-cell>
          <table:table-cell office:value-type="percentage" office:value="0.1017015294" table:style-name="ce10">
            <text:p>10,2%</text:p>
          </table:table-cell>
          <table:table-cell office:value-type="percentage" office:value="0.13742731129999999" table:style-name="ce11">
            <text:p>1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Gra (Toruń)</text:p>
          </table:table-cell>
          <table:table-cell office:value-type="percentage" office:value="0.18973799720000001" table:style-name="ce10">
            <text:p>19,0%</text:p>
          </table:table-cell>
          <table:table-cell office:value-type="percentage" office:value="0.14334243190000001" table:style-name="ce10">
            <text:p>14,3%</text:p>
          </table:table-cell>
          <table:table-cell office:value-type="percentage" office:value="0.1846551343" table:style-name="ce10">
            <text:p>18,5%</text:p>
          </table:table-cell>
          <table:table-cell office:value-type="percentage" office:value="0.1373412752" table:style-name="ce11">
            <text:p>1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7.8545431900000004E-2" table:style-name="ce10">
            <text:p>7,9%</text:p>
          </table:table-cell>
          <table:table-cell office:value-type="percentage" office:value="8.9124771399999997E-2" table:style-name="ce10">
            <text:p>8,9%</text:p>
          </table:table-cell>
          <table:table-cell office:value-type="percentage" office:value="9.5374930199999999E-2" table:style-name="ce10">
            <text:p>9,5%</text:p>
          </table:table-cell>
          <table:table-cell office:value-type="percentage" office:value="0.11006978069999999" table:style-name="ce11">
            <text:p>11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Toruń) / do 2017-08 Radio ZET Gold (Toruń)</text:p>
          </table:table-cell>
          <table:table-cell office:value-type="percentage" office:value="0.1019571688" table:style-name="ce10">
            <text:p>10,2%</text:p>
          </table:table-cell>
          <table:table-cell office:value-type="percentage" office:value="9.5416469000000004E-2" table:style-name="ce10">
            <text:p>9,5%</text:p>
          </table:table-cell>
          <table:table-cell office:value-type="percentage" office:value="8.39534735E-2" table:style-name="ce10">
            <text:p>8,4%</text:p>
          </table:table-cell>
          <table:table-cell office:value-type="percentage" office:value="0.1007402208" table:style-name="ce11">
            <text:p>10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3.5045594800000003E-2" table:style-name="ce10">
            <text:p>3,5%</text:p>
          </table:table-cell>
          <table:table-cell office:value-type="percentage" office:value="6.0024044999999998E-2" table:style-name="ce10">
            <text:p>6,0%</text:p>
          </table:table-cell>
          <table:table-cell office:value-type="percentage" office:value="4.6916780200000001E-2" table:style-name="ce10">
            <text:p>4,7%</text:p>
          </table:table-cell>
          <table:table-cell office:value-type="percentage" office:value="9.0398301099999995E-2" table:style-name="ce11">
            <text:p>9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Toruń</text:p>
          </table:table-cell>
          <table:table-cell office:value-type="percentage" office:value="8.5547761400000005E-2" table:style-name="ce10">
            <text:p>8,6%</text:p>
          </table:table-cell>
          <table:table-cell office:value-type="percentage" office:value="6.1996210400000001E-2" table:style-name="ce10">
            <text:p>6,2%</text:p>
          </table:table-cell>
          <table:table-cell office:value-type="percentage" office:value="6.8196644099999995E-2" table:style-name="ce10">
            <text:p>6,8%</text:p>
          </table:table-cell>
          <table:table-cell office:value-type="percentage" office:value="7.2762353900000007E-2" table:style-name="ce11">
            <text:p>7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203349605" table:style-name="ce10">
            <text:p>12,0%</text:p>
          </table:table-cell>
          <table:table-cell office:value-type="percentage" office:value="0.1053934923" table:style-name="ce10">
            <text:p>10,5%</text:p>
          </table:table-cell>
          <table:table-cell office:value-type="percentage" office:value="8.5474831599999995E-2" table:style-name="ce10">
            <text:p>8,5%</text:p>
          </table:table-cell>
          <table:table-cell office:value-type="percentage" office:value="6.7567941100000001E-2" table:style-name="ce11">
            <text:p>6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Wawa (Toruń)</text:p>
          </table:table-cell>
          <table:table-cell office:value-type="percentage" office:value="8.2355400100000004E-2" table:style-name="ce10">
            <text:p>8,2%</text:p>
          </table:table-cell>
          <table:table-cell office:value-type="percentage" office:value="0.1088488967" table:style-name="ce10">
            <text:p>10,9%</text:p>
          </table:table-cell>
          <table:table-cell office:value-type="percentage" office:value="7.4638061699999994E-2" table:style-name="ce10">
            <text:p>7,5%</text:p>
          </table:table-cell>
          <table:table-cell office:value-type="percentage" office:value="6.5065247399999998E-2" table:style-name="ce11">
            <text:p>6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6607112999999997E-2" table:style-name="ce10">
            <text:p>3,7%</text:p>
          </table:table-cell>
          <table:table-cell office:value-type="percentage" office:value="7.2677503199999993E-2" table:style-name="ce10">
            <text:p>7,3%</text:p>
          </table:table-cell>
          <table:table-cell office:value-type="percentage" office:value="4.6306554899999998E-2" table:style-name="ce10">
            <text:p>4,6%</text:p>
          </table:table-cell>
          <table:table-cell office:value-type="percentage" office:value="5.6679061900000001E-2" table:style-name="ce11">
            <text:p>5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9384299000000002E-2" table:style-name="ce10">
            <text:p>5,9%</text:p>
          </table:table-cell>
          <table:table-cell office:value-type="percentage" office:value="5.5903913499999999E-2" table:style-name="ce10">
            <text:p>5,6%</text:p>
          </table:table-cell>
          <table:table-cell office:value-type="percentage" office:value="7.5796565600000004E-2" table:style-name="ce10">
            <text:p>7,6%</text:p>
          </table:table-cell>
          <table:table-cell office:value-type="percentage" office:value="5.5239318400000001E-2" table:style-name="ce11">
            <text:p>5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7774007E-3" table:style-name="ce10">
            <text:p>0,2%</text:p>
          </table:table-cell>
          <table:table-cell office:value-type="percentage" office:value="1.0484011099999999E-2" table:style-name="ce10">
            <text:p>1,0%</text:p>
          </table:table-cell>
          <table:table-cell office:value-type="percentage" office:value="1.06995393E-2" table:style-name="ce10">
            <text:p>1,1%</text:p>
          </table:table-cell>
          <table:table-cell office:value-type="percentage" office:value="1.8492883599999999E-2" table:style-name="ce11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4.5528249799999997E-2" table:style-name="ce12">
            <text:p>4,6%</text:p>
          </table:table-cell>
          <table:table-cell office:value-type="percentage" office:value="1.8737180199999998E-2" table:style-name="ce12">
            <text:p>1,9%</text:p>
          </table:table-cell>
          <table:table-cell office:value-type="percentage" office:value="8.6113570700000003E-2" table:style-name="ce12">
            <text:p>8,6%</text:p>
          </table:table-cell>
          <table:table-cell office:value-type="percentage" office:value="1.6579410499999999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562" table:style-name="ce1">
            <text:p>562</text:p>
          </table:table-cell>
          <table:table-cell office:value-type="float" office:value="579" table:style-name="ce1">
            <text:p>579</text:p>
          </table:table-cell>
          <table:table-cell office:value-type="float" office:value="523" table:style-name="ce1">
            <text:p>523</text:p>
          </table:table-cell>
          <table:table-cell office:value-type="float" office:value="514" table:style-name="ce1">
            <text:p>514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1" table:style-name="ce3"/>
          <table:table-cell table:number-columns-repeated="15362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Toruń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Toruń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66 419 (25 088 przypadków, 1,5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36" table:style-name="ro1">
          <table:table-cell table:number-columns-repeated="16384"/>
        </table:table-row>
      </table:table>
      <table:table table:name="Szczecin" table:style-name="ta1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7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6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Szczecin</text:p>
          </table:table-cell>
          <table:table-cell office:value-type="percentage" office:value="0.14788294939999999" table:style-name="ce10">
            <text:p>14,8%</text:p>
          </table:table-cell>
          <table:table-cell office:value-type="percentage" office:value="0.17877548139999999" table:style-name="ce10">
            <text:p>17,9%</text:p>
          </table:table-cell>
          <table:table-cell office:value-type="percentage" office:value="0.18436617720000001" table:style-name="ce10">
            <text:p>18,4%</text:p>
          </table:table-cell>
          <table:table-cell office:value-type="percentage" office:value="0.1619596247" table:style-name="ce11">
            <text:p>16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250550497" table:style-name="ce10">
            <text:p>12,5%</text:p>
          </table:table-cell>
          <table:table-cell office:value-type="percentage" office:value="0.13582364550000001" table:style-name="ce10">
            <text:p>13,6%</text:p>
          </table:table-cell>
          <table:table-cell office:value-type="percentage" office:value="0.13350547290000001" table:style-name="ce10">
            <text:p>13,4%</text:p>
          </table:table-cell>
          <table:table-cell office:value-type="percentage" office:value="0.14638179069999999" table:style-name="ce11">
            <text:p>14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3345238379999999" table:style-name="ce10">
            <text:p>13,3%</text:p>
          </table:table-cell>
          <table:table-cell office:value-type="percentage" office:value="0.12721671479999999" table:style-name="ce10">
            <text:p>12,7%</text:p>
          </table:table-cell>
          <table:table-cell office:value-type="percentage" office:value="0.11885164519999999" table:style-name="ce10">
            <text:p>11,9%</text:p>
          </table:table-cell>
          <table:table-cell office:value-type="percentage" office:value="0.1288602089" table:style-name="ce11">
            <text:p>12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1487667499999994E-2" table:style-name="ce10">
            <text:p>9,1%</text:p>
          </table:table-cell>
          <table:table-cell office:value-type="percentage" office:value="8.0399497599999994E-2" table:style-name="ce10">
            <text:p>8,0%</text:p>
          </table:table-cell>
          <table:table-cell office:value-type="percentage" office:value="0.1036002863" table:style-name="ce10">
            <text:p>10,4%</text:p>
          </table:table-cell>
          <table:table-cell office:value-type="percentage" office:value="8.9103399900000005E-2" table:style-name="ce11">
            <text:p>8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Na Fali 89,8 FM (Szczecin)</text:p>
          </table:table-cell>
          <table:table-cell office:value-type="percentage" office:value="7.9865164399999994E-2" table:style-name="ce10">
            <text:p>8,0%</text:p>
          </table:table-cell>
          <table:table-cell office:value-type="percentage" office:value="4.6850102800000001E-2" table:style-name="ce10">
            <text:p>4,7%</text:p>
          </table:table-cell>
          <table:table-cell office:value-type="percentage" office:value="4.9024648999999997E-2" table:style-name="ce10">
            <text:p>4,9%</text:p>
          </table:table-cell>
          <table:table-cell office:value-type="percentage" office:value="6.6950780500000001E-2" table:style-name="ce11">
            <text:p>6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3.5274906299999999E-2" table:style-name="ce10">
            <text:p>3,5%</text:p>
          </table:table-cell>
          <table:table-cell office:value-type="percentage" office:value="5.14786806E-2" table:style-name="ce10">
            <text:p>5,1%</text:p>
          </table:table-cell>
          <table:table-cell office:value-type="percentage" office:value="4.0916402999999997E-2" table:style-name="ce10">
            <text:p>4,1%</text:p>
          </table:table-cell>
          <table:table-cell office:value-type="percentage" office:value="6.0982093899999999E-2" table:style-name="ce11">
            <text:p>6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Szczecin)</text:p>
          </table:table-cell>
          <table:table-cell office:value-type="percentage" office:value="4.1999172899999999E-2" table:style-name="ce10">
            <text:p>4,2%</text:p>
          </table:table-cell>
          <table:table-cell office:value-type="percentage" office:value="4.0950509500000003E-2" table:style-name="ce10">
            <text:p>4,1%</text:p>
          </table:table-cell>
          <table:table-cell office:value-type="percentage" office:value="5.53021073E-2" table:style-name="ce10">
            <text:p>5,5%</text:p>
          </table:table-cell>
          <table:table-cell office:value-type="percentage" office:value="5.9043224300000002E-2" table:style-name="ce11">
            <text:p>5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TOK FM</text:p>
          </table:table-cell>
          <table:table-cell office:value-type="percentage" office:value="4.4139246399999998E-2" table:style-name="ce10">
            <text:p>4,4%</text:p>
          </table:table-cell>
          <table:table-cell office:value-type="percentage" office:value="5.0316329E-2" table:style-name="ce10">
            <text:p>5,0%</text:p>
          </table:table-cell>
          <table:table-cell office:value-type="percentage" office:value="5.2335095399999997E-2" table:style-name="ce10">
            <text:p>5,2%</text:p>
          </table:table-cell>
          <table:table-cell office:value-type="percentage" office:value="5.6442782800000001E-2" table:style-name="ce11">
            <text:p>5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Antyradio / do 2015-01 Radio ZET Chilli</text:p>
          </table:table-cell>
          <table:table-cell office:value-type="percentage" office:value="5.4951030800000002E-2" table:style-name="ce10">
            <text:p>5,5%</text:p>
          </table:table-cell>
          <table:table-cell office:value-type="percentage" office:value="6.2813455599999998E-2" table:style-name="ce10">
            <text:p>6,3%</text:p>
          </table:table-cell>
          <table:table-cell office:value-type="percentage" office:value="4.30177068E-2" table:style-name="ce10">
            <text:p>4,3%</text:p>
          </table:table-cell>
          <table:table-cell office:value-type="percentage" office:value="5.1476206699999999E-2" table:style-name="ce11">
            <text:p>5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ESKA (Szczecin)</text:p>
          </table:table-cell>
          <table:table-cell office:value-type="percentage" office:value="6.75099745E-2" table:style-name="ce10">
            <text:p>6,8%</text:p>
          </table:table-cell>
          <table:table-cell office:value-type="percentage" office:value="5.1033601300000002E-2" table:style-name="ce10">
            <text:p>5,1%</text:p>
          </table:table-cell>
          <table:table-cell office:value-type="percentage" office:value="5.3007516999999997E-2" table:style-name="ce10">
            <text:p>5,3%</text:p>
          </table:table-cell>
          <table:table-cell office:value-type="percentage" office:value="4.7355760300000001E-2" table:style-name="ce11">
            <text:p>4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VOX FM (sieć: 17 częstotliwości)/ do 2013-11 Radio Eska Rock</text:p>
          </table:table-cell>
          <table:table-cell office:value-type="percentage" office:value="5.8256256200000002E-2" table:style-name="ce10">
            <text:p>5,8%</text:p>
          </table:table-cell>
          <table:table-cell office:value-type="percentage" office:value="3.8764990300000003E-2" table:style-name="ce10">
            <text:p>3,9%</text:p>
          </table:table-cell>
          <table:table-cell office:value-type="percentage" office:value="4.0164818599999999E-2" table:style-name="ce10">
            <text:p>4,0%</text:p>
          </table:table-cell>
          <table:table-cell office:value-type="percentage" office:value="3.81155127E-2" table:style-name="ce11">
            <text:p>3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Wawa (Szczecin)</text:p>
          </table:table-cell>
          <table:table-cell office:value-type="percentage" office:value="3.04275567E-2" table:style-name="ce10">
            <text:p>3,0%</text:p>
          </table:table-cell>
          <table:table-cell office:value-type="percentage" office:value="2.33931717E-2" table:style-name="ce10">
            <text:p>2,3%</text:p>
          </table:table-cell>
          <table:table-cell office:value-type="percentage" office:value="2.7627815E-2" table:style-name="ce10">
            <text:p>2,8%</text:p>
          </table:table-cell>
          <table:table-cell office:value-type="percentage" office:value="2.1391058000000001E-2" table:style-name="ce11">
            <text:p>2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Jedynka - Program 1 Polskiego Radia</text:p>
          </table:table-cell>
          <table:table-cell office:value-type="percentage" office:value="4.4529723E-2" table:style-name="ce10">
            <text:p>4,5%</text:p>
          </table:table-cell>
          <table:table-cell office:value-type="percentage" office:value="3.8020258000000001E-2" table:style-name="ce10">
            <text:p>3,8%</text:p>
          </table:table-cell>
          <table:table-cell office:value-type="percentage" office:value="2.1296613900000001E-2" table:style-name="ce10">
            <text:p>2,1%</text:p>
          </table:table-cell>
          <table:table-cell office:value-type="percentage" office:value="1.4320075099999999E-2" table:style-name="ce11">
            <text:p>1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Maryja</text:p>
          </table:table-cell>
          <table:table-cell office:value-type="percentage" office:value="5.9293452999999996E-3" table:style-name="ce10">
            <text:p>0,6%</text:p>
          </table:table-cell>
          <table:table-cell office:value-type="percentage" office:value="1.2147604899999999E-2" table:style-name="ce10">
            <text:p>1,2%</text:p>
          </table:table-cell>
          <table:table-cell office:value-type="percentage" office:value="1.9581120099999998E-2" table:style-name="ce10">
            <text:p>2,0%</text:p>
          </table:table-cell>
          <table:table-cell office:value-type="percentage" office:value="1.25504289E-2" table:style-name="ce11">
            <text:p>1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Radio Plus Szczecin</text:p>
          </table:table-cell>
          <table:table-cell office:value-type="percentage" office:value="2.2871344500000002E-2" table:style-name="ce10">
            <text:p>2,3%</text:p>
          </table:table-cell>
          <table:table-cell office:value-type="percentage" office:value="3.18072036E-2" table:style-name="ce10">
            <text:p>3,2%</text:p>
          </table:table-cell>
          <table:table-cell office:value-type="percentage" office:value="3.26679645E-2" table:style-name="ce10">
            <text:p>3,3%</text:p>
          </table:table-cell>
          <table:table-cell office:value-type="percentage" office:value="1.10685535E-2" table:style-name="ce11">
            <text:p>1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Polskie Radio 24 / do 2016-08 Czwórka - Program 4 Polskiego Radia</text:p>
          </table:table-cell>
          <table:table-cell office:value-type="percentage" office:value="5.8821230000000004E-3" table:style-name="ce10">
            <text:p>0,6%</text:p>
          </table:table-cell>
          <table:table-cell office:value-type="percentage" office:value="9.0641119999999992E-3" table:style-name="ce10">
            <text:p>0,9%</text:p>
          </table:table-cell>
          <table:table-cell office:value-type="percentage" office:value="6.6958167999999997E-3" table:style-name="ce10">
            <text:p>0,7%</text:p>
          </table:table-cell>
          <table:table-cell office:value-type="percentage" office:value="9.3204631000000007E-3" table:style-name="ce11">
            <text:p>0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0">
            <text:p>Dwójka - Program 2 Polskiego Radia</text:p>
          </table:table-cell>
          <table:table-cell office:value-type="percentage" office:value="5.1968552999999999E-3" table:style-name="ce12">
            <text:p>0,5%</text:p>
          </table:table-cell>
          <table:table-cell office:value-type="percentage" office:value="5.2456793999999998E-3" table:style-name="ce12">
            <text:p>0,5%</text:p>
          </table:table-cell>
          <table:table-cell office:value-type="percentage" office:value="4.9756690000000003E-3" table:style-name="ce12">
            <text:p>0,5%</text:p>
          </table:table-cell>
          <table:table-cell office:value-type="percentage" office:value="5.7893420999999999E-3" table:style-name="ce13">
            <text:p>0,6%</text:p>
          </table:table-cell>
          <table:table-cell table:style-name="ce1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972" table:style-name="ce1">
            <text:p>972</text:p>
          </table:table-cell>
          <table:table-cell office:value-type="float" office:value="1052" table:style-name="ce1">
            <text:p>1052</text:p>
          </table:table-cell>
          <table:table-cell office:value-type="float" office:value="1090" table:style-name="ce1">
            <text:p>1090</text:p>
          </table:table-cell>
          <table:table-cell office:value-type="float" office:value="1117" table:style-name="ce1">
            <text:p>1117</text:p>
          </table:table-cell>
          <table:table-cell table:style-name="ce12"/>
          <table:table-cell table:style-name="ce10"/>
          <table:table-cell table:number-columns-repeated="16377"/>
        </table:table-row>
        <table:table-row table:number-rows-repeated="5" table:style-name="ro1">
          <table:table-cell table:number-columns-repeated="7" table:style-name="ce10"/>
          <table:table-cell table:number-columns-repeated="16377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Szczecin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Szczeci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332 027 (39 326 przypadków, 2,4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4" table:style-name="ro3">
          <table:table-cell table:number-columns-repeated="16384"/>
        </table:table-row>
      </table:table>
      <table:table table:name="Rzeszów" table:style-name="ta1"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7">
          <table:table-cell table:number-columns-repeated="1024" table:style-name="ce3"/>
          <table:table-cell table:number-columns-repeated="15360"/>
        </table:table-row>
        <table:table-row table:style-name="ro8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753786249" table:style-name="ce10">
            <text:p>17,5%</text:p>
          </table:table-cell>
          <table:table-cell office:value-type="percentage" office:value="0.19934363929999999" table:style-name="ce10">
            <text:p>19,9%</text:p>
          </table:table-cell>
          <table:table-cell office:value-type="percentage" office:value="0.15102503840000001" table:style-name="ce10">
            <text:p>15,1%</text:p>
          </table:table-cell>
          <table:table-cell office:value-type="percentage" office:value="0.23094814220000001" table:style-name="ce11">
            <text:p>23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730284295" table:style-name="ce10">
            <text:p>17,3%</text:p>
          </table:table-cell>
          <table:table-cell office:value-type="percentage" office:value="0.17150434740000001" table:style-name="ce10">
            <text:p>17,2%</text:p>
          </table:table-cell>
          <table:table-cell office:value-type="percentage" office:value="0.1231941491" table:style-name="ce10">
            <text:p>12,3%</text:p>
          </table:table-cell>
          <table:table-cell office:value-type="percentage" office:value="0.1370087123" table:style-name="ce11">
            <text:p>1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Rzeszów)</text:p>
          </table:table-cell>
          <table:table-cell office:value-type="percentage" office:value="8.0854836900000004E-2" table:style-name="ce10">
            <text:p>8,1%</text:p>
          </table:table-cell>
          <table:table-cell office:value-type="percentage" office:value="8.8672458300000007E-2" table:style-name="ce10">
            <text:p>8,9%</text:p>
          </table:table-cell>
          <table:table-cell office:value-type="percentage" office:value="0.14064603379999999" table:style-name="ce10">
            <text:p>14,1%</text:p>
          </table:table-cell>
          <table:table-cell office:value-type="percentage" office:value="0.1025774458" table:style-name="ce11">
            <text:p>10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5.2567856099999997E-2" table:style-name="ce10">
            <text:p>5,3%</text:p>
          </table:table-cell>
          <table:table-cell office:value-type="percentage" office:value="8.2706657899999994E-2" table:style-name="ce10">
            <text:p>8,3%</text:p>
          </table:table-cell>
          <table:table-cell office:value-type="percentage" office:value="7.7611361300000001E-2" table:style-name="ce10">
            <text:p>7,8%</text:p>
          </table:table-cell>
          <table:table-cell office:value-type="percentage" office:value="9.1450353299999995E-2" table:style-name="ce11">
            <text:p>9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Rzeszów</text:p>
          </table:table-cell>
          <table:table-cell office:value-type="percentage" office:value="6.8015114599999996E-2" table:style-name="ce10">
            <text:p>6,8%</text:p>
          </table:table-cell>
          <table:table-cell office:value-type="percentage" office:value="5.3689762500000002E-2" table:style-name="ce10">
            <text:p>5,4%</text:p>
          </table:table-cell>
          <table:table-cell office:value-type="percentage" office:value="5.9643548900000003E-2" table:style-name="ce10">
            <text:p>6,0%</text:p>
          </table:table-cell>
          <table:table-cell office:value-type="percentage" office:value="7.7754869200000007E-2" table:style-name="ce11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Res 95,7 FM (Rzeszów)</text:p>
          </table:table-cell>
          <table:table-cell office:value-type="percentage" office:value="8.3902223299999995E-2" table:style-name="ce10">
            <text:p>8,4%</text:p>
          </table:table-cell>
          <table:table-cell office:value-type="percentage" office:value="8.8463956799999993E-2" table:style-name="ce10">
            <text:p>8,8%</text:p>
          </table:table-cell>
          <table:table-cell office:value-type="percentage" office:value="5.8205667900000001E-2" table:style-name="ce10">
            <text:p>5,8%</text:p>
          </table:table-cell>
          <table:table-cell office:value-type="percentage" office:value="6.4879204699999998E-2" table:style-name="ce11">
            <text:p>6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Wawa (Rzeszów)</text:p>
          </table:table-cell>
          <table:table-cell office:value-type="percentage" office:value="6.9121626300000003E-2" table:style-name="ce10">
            <text:p>6,9%</text:p>
          </table:table-cell>
          <table:table-cell office:value-type="percentage" office:value="4.7447748499999998E-2" table:style-name="ce10">
            <text:p>4,7%</text:p>
          </table:table-cell>
          <table:table-cell office:value-type="percentage" office:value="4.4039349800000002E-2" table:style-name="ce10">
            <text:p>4,4%</text:p>
          </table:table-cell>
          <table:table-cell office:value-type="percentage" office:value="5.79216236E-2" table:style-name="ce11">
            <text:p>5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3.8294670900000001E-2" table:style-name="ce10">
            <text:p>3,8%</text:p>
          </table:table-cell>
          <table:table-cell office:value-type="percentage" office:value="3.9330904999999999E-2" table:style-name="ce10">
            <text:p>3,9%</text:p>
          </table:table-cell>
          <table:table-cell office:value-type="percentage" office:value="4.5418401999999997E-2" table:style-name="ce10">
            <text:p>4,5%</text:p>
          </table:table-cell>
          <table:table-cell office:value-type="percentage" office:value="4.6768357000000003E-2" table:style-name="ce11">
            <text:p>4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6.7904086299999999E-2" table:style-name="ce10">
            <text:p>6,8%</text:p>
          </table:table-cell>
          <table:table-cell office:value-type="percentage" office:value="6.5025867700000003E-2" table:style-name="ce10">
            <text:p>6,5%</text:p>
          </table:table-cell>
          <table:table-cell office:value-type="percentage" office:value="9.2599322299999995E-2" table:style-name="ce10">
            <text:p>9,3%</text:p>
          </table:table-cell>
          <table:table-cell office:value-type="percentage" office:value="3.5469720199999999E-2" table:style-name="ce11">
            <text:p>3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IA (Rzeszów)</text:p>
          </table:table-cell>
          <table:table-cell office:value-type="percentage" office:value="3.3324752499999999E-2" table:style-name="ce10">
            <text:p>3,3%</text:p>
          </table:table-cell>
          <table:table-cell office:value-type="percentage" office:value="4.0947815899999997E-2" table:style-name="ce10">
            <text:p>4,1%</text:p>
          </table:table-cell>
          <table:table-cell office:value-type="percentage" office:value="2.2116295899999999E-2" table:style-name="ce10">
            <text:p>2,2%</text:p>
          </table:table-cell>
          <table:table-cell office:value-type="percentage" office:value="3.1471129E-2" table:style-name="ce11">
            <text:p>3,1%</text:p>
          </table:table-cell>
          <table:table-cell table:number-columns-repeated="16379" table:style-name="ce21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3.5924801300000003E-2" table:style-name="ce10">
            <text:p>3,6%</text:p>
          </table:table-cell>
          <table:table-cell office:value-type="percentage" office:value="2.8733734100000002E-2" table:style-name="ce10">
            <text:p>2,9%</text:p>
          </table:table-cell>
          <table:table-cell office:value-type="percentage" office:value="2.95237522E-2" table:style-name="ce10">
            <text:p>3,0%</text:p>
          </table:table-cell>
          <table:table-cell office:value-type="percentage" office:value="2.56341065E-2" table:style-name="ce11">
            <text:p>2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2071661600000002E-2" table:style-name="ce10">
            <text:p>3,2%</text:p>
          </table:table-cell>
          <table:table-cell office:value-type="percentage" office:value="2.54281165E-2" table:style-name="ce10">
            <text:p>2,5%</text:p>
          </table:table-cell>
          <table:table-cell office:value-type="percentage" office:value="3.6318625899999998E-2" table:style-name="ce10">
            <text:p>3,6%</text:p>
          </table:table-cell>
          <table:table-cell office:value-type="percentage" office:value="2.3577869800000002E-2" table:style-name="ce11">
            <text:p>2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3.0285917499999999E-2" table:style-name="ce10">
            <text:p>3,0%</text:p>
          </table:table-cell>
          <table:table-cell office:value-type="percentage" office:value="2.59772097E-2" table:style-name="ce10">
            <text:p>2,6%</text:p>
          </table:table-cell>
          <table:table-cell office:value-type="percentage" office:value="2.5048001E-2" table:style-name="ce10">
            <text:p>2,5%</text:p>
          </table:table-cell>
          <table:table-cell office:value-type="percentage" office:value="2.1229542699999999E-2" table:style-name="ce11">
            <text:p>2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demickie Radio Centrum (Rzeszów)</text:p>
          </table:table-cell>
          <table:table-cell office:value-type="percentage" office:value="9.4758915999999995E-3" table:style-name="ce12">
            <text:p>0,9%</text:p>
          </table:table-cell>
          <table:table-cell office:value-type="percentage" office:value="2.6603032999999998E-3" table:style-name="ce12">
            <text:p>0,3%</text:p>
          </table:table-cell>
          <table:table-cell office:value-type="percentage" office:value="2.69258304E-2" table:style-name="ce12">
            <text:p>2,7%</text:p>
          </table:table-cell>
          <table:table-cell office:value-type="percentage" office:value="1.6753709799999999E-2" table:style-name="ce13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Polskie Radio 24 / do 2016-08 Czwórka - Program 4 Polskiego Radia</text:p>
          </table:table-cell>
          <table:table-cell office:value-type="percentage" office:value="2.6424256199999999E-2" table:style-name="ce10">
            <text:p>2,6%</text:p>
          </table:table-cell>
          <table:table-cell office:value-type="percentage" office:value="1.51587479E-2" table:style-name="ce10">
            <text:p>1,5%</text:p>
          </table:table-cell>
          <table:table-cell office:value-type="percentage" office:value="7.5411343000000002E-3" table:style-name="ce10">
            <text:p>0,8%</text:p>
          </table:table-cell>
          <table:table-cell office:value-type="percentage" office:value="9.2971302999999995E-3" table:style-name="ce11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5.314615E-3" table:style-name="ce10">
            <text:p>0,5%</text:p>
          </table:table-cell>
          <table:table-cell office:value-type="percentage" office:value="3.6782155E-3" table:style-name="ce10">
            <text:p>0,4%</text:p>
          </table:table-cell>
          <table:table-cell office:value-type="percentage" office:value="3.9627057000000002E-3" table:style-name="ce10">
            <text:p>0,4%</text:p>
          </table:table-cell>
          <table:table-cell office:value-type="percentage" office:value="1.8059406E-3" table:style-name="ce37">
            <text:p>0,2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507" table:style-name="ce1">
            <text:p>507</text:p>
          </table:table-cell>
          <table:table-cell office:value-type="float" office:value="497" table:style-name="ce1">
            <text:p>497</text:p>
          </table:table-cell>
          <table:table-cell table:number-columns-repeated="16379"/>
        </table:table-row>
        <table:table-row table:number-rows-repeated="7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Rzeszów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Rzeszó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38 427 (24 657 przypadków, 1,5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9" table:style-name="ro3">
          <table:table-cell table:number-columns-repeated="16384"/>
        </table:table-row>
      </table:table>
      <table:table table:name="Radom" table:style-name="ta1">
        <table:table-column table:style-name="co28" table:default-cell-style-name="ce3"/>
        <table:table-column table:style-name="co29" table:default-cell-style-name="ce3"/>
        <table:table-column table:style-name="co15" table:default-cell-style-name="ce3"/>
        <table:table-column table:style-name="co30" table:default-cell-style-name="ce3"/>
        <table:table-column table:style-name="co31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9">
          <table:table-cell table:number-columns-repeated="1024" table:style-name="ce3"/>
          <table:table-cell table:number-columns-repeated="15360"/>
        </table:table-row>
        <table:table-row table:style-name="ro10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ekord FM (Radom)</text:p>
          </table:table-cell>
          <table:table-cell office:value-type="percentage" office:value="0.31438289730000002" table:style-name="ce10">
            <text:p>31,4%</text:p>
          </table:table-cell>
          <table:table-cell office:value-type="percentage" office:value="0.28119301400000002" table:style-name="ce10">
            <text:p>28,1%</text:p>
          </table:table-cell>
          <table:table-cell office:value-type="percentage" office:value="0.2344770625" table:style-name="ce10">
            <text:p>23,4%</text:p>
          </table:table-cell>
          <table:table-cell office:value-type="percentage" office:value="0.27138222950000002" table:style-name="ce11">
            <text:p>27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2668013149999999" table:style-name="ce10">
            <text:p>12,7%</text:p>
          </table:table-cell>
          <table:table-cell office:value-type="percentage" office:value="0.13587593489999999" table:style-name="ce10">
            <text:p>13,6%</text:p>
          </table:table-cell>
          <table:table-cell office:value-type="percentage" office:value="0.18918356040000001" table:style-name="ce10">
            <text:p>18,9%</text:p>
          </table:table-cell>
          <table:table-cell office:value-type="percentage" office:value="0.13680388030000001" table:style-name="ce11">
            <text:p>1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Radom)</text:p>
          </table:table-cell>
          <table:table-cell office:value-type="percentage" office:value="0.1041934256" table:style-name="ce10">
            <text:p>10,4%</text:p>
          </table:table-cell>
          <table:table-cell office:value-type="percentage" office:value="0.12482394149999999" table:style-name="ce10">
            <text:p>12,5%</text:p>
          </table:table-cell>
          <table:table-cell office:value-type="percentage" office:value="0.1319370923" table:style-name="ce10">
            <text:p>13,2%</text:p>
          </table:table-cell>
          <table:table-cell office:value-type="percentage" office:value="0.1227702925" table:style-name="ce11">
            <text:p>12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109726379" table:style-name="ce10">
            <text:p>11,1%</text:p>
          </table:table-cell>
          <table:table-cell office:value-type="percentage" office:value="0.1062140451" table:style-name="ce10">
            <text:p>10,6%</text:p>
          </table:table-cell>
          <table:table-cell office:value-type="percentage" office:value="0.1050861439" table:style-name="ce10">
            <text:p>10,5%</text:p>
          </table:table-cell>
          <table:table-cell office:value-type="percentage" office:value="0.11996327900000001" table:style-name="ce11">
            <text:p>12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7.0924025099999996E-2" table:style-name="ce10">
            <text:p>7,1%</text:p>
          </table:table-cell>
          <table:table-cell office:value-type="percentage" office:value="7.0269011800000003E-2" table:style-name="ce10">
            <text:p>7,0%</text:p>
          </table:table-cell>
          <table:table-cell office:value-type="percentage" office:value="8.3643218000000005E-2" table:style-name="ce10">
            <text:p>8,4%</text:p>
          </table:table-cell>
          <table:table-cell office:value-type="percentage" office:value="7.7276291799999994E-2" table:style-name="ce11">
            <text:p>7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Radom</text:p>
          </table:table-cell>
          <table:table-cell office:value-type="percentage" office:value="7.3493424200000004E-2" table:style-name="ce10">
            <text:p>7,3%</text:p>
          </table:table-cell>
          <table:table-cell office:value-type="percentage" office:value="8.7566747599999994E-2" table:style-name="ce10">
            <text:p>8,8%</text:p>
          </table:table-cell>
          <table:table-cell office:value-type="percentage" office:value="5.5738213799999999E-2" table:style-name="ce10">
            <text:p>5,6%</text:p>
          </table:table-cell>
          <table:table-cell office:value-type="percentage" office:value="7.6473841700000003E-2" table:style-name="ce11">
            <text:p>7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5.5640445300000001E-2" table:style-name="ce10">
            <text:p>5,6%</text:p>
          </table:table-cell>
          <table:table-cell office:value-type="percentage" office:value="2.9916943000000001E-2" table:style-name="ce10">
            <text:p>3,0%</text:p>
          </table:table-cell>
          <table:table-cell office:value-type="percentage" office:value="5.72722123E-2" table:style-name="ce10">
            <text:p>5,7%</text:p>
          </table:table-cell>
          <table:table-cell office:value-type="percentage" office:value="4.1936990399999999E-2" table:style-name="ce11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Radom) / do 2016-08 Radio Mazowsze (Radom)</text:p>
          </table:table-cell>
          <table:table-cell office:value-type="percentage" office:value="5.5132670199999997E-2" table:style-name="ce10">
            <text:p>5,5%</text:p>
          </table:table-cell>
          <table:table-cell office:value-type="percentage" office:value="5.0878600599999997E-2" table:style-name="ce10">
            <text:p>5,1%</text:p>
          </table:table-cell>
          <table:table-cell office:value-type="percentage" office:value="5.4593073499999999E-2" table:style-name="ce10">
            <text:p>5,5%</text:p>
          </table:table-cell>
          <table:table-cell office:value-type="percentage" office:value="4.0128597100000003E-2" table:style-name="ce11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Kielce)</text:p>
          </table:table-cell>
          <table:table-cell office:value-type="percentage" office:value="1.01714843E-2" table:style-name="ce10">
            <text:p>1,0%</text:p>
          </table:table-cell>
          <table:table-cell office:value-type="percentage" office:value="6.5544870999999999E-3" table:style-name="ce10">
            <text:p>0,7%</text:p>
          </table:table-cell>
          <table:table-cell office:value-type="percentage" office:value="8.8340949000000005E-3" table:style-name="ce10">
            <text:p>0,9%</text:p>
          </table:table-cell>
          <table:table-cell office:value-type="percentage" office:value="3.3654526999999997E-2" table:style-name="ce22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1.7960589499999999E-2" table:style-name="ce12">
            <text:p>1,8%</text:p>
          </table:table-cell>
          <table:table-cell office:value-type="percentage" office:value="2.70938371E-2" table:style-name="ce12">
            <text:p>2,7%</text:p>
          </table:table-cell>
          <table:table-cell office:value-type="percentage" office:value="1.5073612199999999E-2" table:style-name="ce12">
            <text:p>1,5%</text:p>
          </table:table-cell>
          <table:table-cell office:value-type="percentage" office:value="1.8057851999999999E-2" table:style-name="ce13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DC - Radio dla Ciebie (Warszawa) / do 2016.03 Polskie Radio RDC (Warszawa)</text:p>
          </table:table-cell>
          <table:table-cell office:value-type="percentage" office:value="7.3114558E-3" table:style-name="ce10">
            <text:p>0,7%</text:p>
          </table:table-cell>
          <table:table-cell office:value-type="percentage" office:value="6.8288026000000003E-3" table:style-name="ce10">
            <text:p>0,7%</text:p>
          </table:table-cell>
          <table:table-cell office:value-type="percentage" office:value="1.6018826100000001E-2" table:style-name="ce10">
            <text:p>1,6%</text:p>
          </table:table-cell>
          <table:table-cell office:value-type="percentage" office:value="9.2931850000000007E-3" table:style-name="ce11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adio Maryja</text:p>
          </table:table-cell>
          <table:table-cell office:value-type="percentage" office:value="2.1400133700000001E-2" table:style-name="ce12">
            <text:p>2,1%</text:p>
          </table:table-cell>
          <table:table-cell office:value-type="percentage" office:value="3.6367959399999997E-2" table:style-name="ce12">
            <text:p>3,6%</text:p>
          </table:table-cell>
          <table:table-cell office:value-type="percentage" office:value="7.0952767E-3" table:style-name="ce12">
            <text:p>0,7%</text:p>
          </table:table-cell>
          <table:table-cell office:value-type="percentage" office:value="8.2731439999999996E-3" table:style-name="ce13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Polskie Radio 24 / do 2016-08 Czwórka - Program 4 Polskiego Radia</text:p>
          </table:table-cell>
          <table:table-cell office:value-type="percentage" office:value="2.4352318999999998E-3" table:style-name="ce10">
            <text:p>0,2%</text:p>
          </table:table-cell>
          <table:table-cell office:value-type="percentage" office:value="1.3040082200000001E-2" table:style-name="ce10">
            <text:p>1,3%</text:p>
          </table:table-cell>
          <table:table-cell office:value-type="percentage" office:value="4.5337570000000002E-3" table:style-name="ce10">
            <text:p>0,5%</text:p>
          </table:table-cell>
          <table:table-cell office:value-type="percentage" office:value="5.9637383000000002E-3" table:style-name="ce11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3.2925777999999999E-3" table:style-name="ce12">
            <text:p>0,3%</text:p>
          </table:table-cell>
          <table:table-cell office:value-type="percentage" office:value="9.1713660000000002E-3" table:style-name="ce12">
            <text:p>0,9%</text:p>
          </table:table-cell>
          <table:table-cell office:value-type="percentage" office:value="1.58499481E-2" table:style-name="ce12">
            <text:p>1,6%</text:p>
          </table:table-cell>
          <table:table-cell office:value-type="percentage" office:value="4.2712202000000001E-3" table:style-name="ce38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1E-3" table:style-name="ce10">
            <text:p>0,1%</text:p>
          </table:table-cell>
          <table:table-cell office:value-type="percentage" office:value="0" table:style-name="ce10">
            <text:p>0,0%</text:p>
          </table:table-cell>
          <table:table-cell office:value-type="percentage" office:value="5.0000000000000001E-3" table:style-name="ce10">
            <text:p>0,5%</text:p>
          </table:table-cell>
          <table:table-cell office:value-type="percentage" office:value="2E-3" table:style-name="ce37">
            <text:p>0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632" table:style-name="ce1">
            <text:p>632</text:p>
          </table:table-cell>
          <table:table-cell office:value-type="float" office:value="580" table:style-name="ce1">
            <text:p>580</text:p>
          </table:table-cell>
          <table:table-cell office:value-type="float" office:value="648" table:style-name="ce1">
            <text:p>648</text:p>
          </table:table-cell>
          <table:table-cell office:value-type="float" office:value="620" table:style-name="ce1">
            <text:p>620</text:p>
          </table:table-cell>
          <table:table-cell table:number-columns-repeated="16379"/>
        </table:table-row>
        <table:table-row table:style-name="ro1">
          <table:table-cell table:style-name="ce31"/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Radom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Rado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77 784 (26 070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31" table:style-name="ro3">
          <table:table-cell table:number-columns-repeated="16384"/>
        </table:table-row>
      </table:table>
      <table:table table:name="Poznań" table:style-name="ta1"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5" table:default-cell-style-name="ce3"/>
        <table:table-column table:style-name="co29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3249780450000001" table:style-name="ce10">
            <text:p>13,2%</text:p>
          </table:table-cell>
          <table:table-cell office:value-type="percentage" office:value="0.12517182230000001" table:style-name="ce10">
            <text:p>12,5%</text:p>
          </table:table-cell>
          <table:table-cell office:value-type="percentage" office:value="0.127288817" table:style-name="ce10">
            <text:p>12,7%</text:p>
          </table:table-cell>
          <table:table-cell office:value-type="percentage" office:value="0.13226666640000001" table:style-name="ce11">
            <text:p>13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Poznań)</text:p>
          </table:table-cell>
          <table:table-cell office:value-type="percentage" office:value="9.2400398800000005E-2" table:style-name="ce10">
            <text:p>9,2%</text:p>
          </table:table-cell>
          <table:table-cell office:value-type="percentage" office:value="0.1180711587" table:style-name="ce10">
            <text:p>11,8%</text:p>
          </table:table-cell>
          <table:table-cell office:value-type="percentage" office:value="0.11609932589999999" table:style-name="ce10">
            <text:p>11,6%</text:p>
          </table:table-cell>
          <table:table-cell office:value-type="percentage" office:value="0.12405291760000001" table:style-name="ce11">
            <text:p>12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88,4 FM (Poznań)</text:p>
          </table:table-cell>
          <table:table-cell office:value-type="percentage" office:value="0.11047700689999999" table:style-name="ce10">
            <text:p>11,0%</text:p>
          </table:table-cell>
          <table:table-cell office:value-type="percentage" office:value="9.7168877900000006E-2" table:style-name="ce10">
            <text:p>9,7%</text:p>
          </table:table-cell>
          <table:table-cell office:value-type="percentage" office:value="8.4652003099999998E-2" table:style-name="ce10">
            <text:p>8,5%</text:p>
          </table:table-cell>
          <table:table-cell office:value-type="percentage" office:value="9.9175947799999997E-2" table:style-name="ce11">
            <text:p>9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9.5829927199999998E-2" table:style-name="ce10">
            <text:p>9,6%</text:p>
          </table:table-cell>
          <table:table-cell office:value-type="percentage" office:value="8.6974149799999997E-2" table:style-name="ce10">
            <text:p>8,7%</text:p>
          </table:table-cell>
          <table:table-cell office:value-type="percentage" office:value="8.9696172500000004E-2" table:style-name="ce10">
            <text:p>9,0%</text:p>
          </table:table-cell>
          <table:table-cell office:value-type="percentage" office:value="8.7761244200000005E-2" table:style-name="ce11">
            <text:p>8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8.1624957299999995E-2" table:style-name="ce10">
            <text:p>8,2%</text:p>
          </table:table-cell>
          <table:table-cell office:value-type="percentage" office:value="8.0852290699999996E-2" table:style-name="ce10">
            <text:p>8,1%</text:p>
          </table:table-cell>
          <table:table-cell office:value-type="percentage" office:value="7.4043571700000005E-2" table:style-name="ce10">
            <text:p>7,4%</text:p>
          </table:table-cell>
          <table:table-cell office:value-type="percentage" office:value="8.0233832399999996E-2" table:style-name="ce11">
            <text:p>8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5.9240524099999997E-2" table:style-name="ce10">
            <text:p>5,9%</text:p>
          </table:table-cell>
          <table:table-cell office:value-type="percentage" office:value="7.3571005600000003E-2" table:style-name="ce10">
            <text:p>7,4%</text:p>
          </table:table-cell>
          <table:table-cell office:value-type="percentage" office:value="7.15633294E-2" table:style-name="ce10">
            <text:p>7,2%</text:p>
          </table:table-cell>
          <table:table-cell office:value-type="percentage" office:value="5.5862392300000001E-2" table:style-name="ce11">
            <text:p>5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Poznań) / do 2013-11 Radio Eska Rock (Poznań)</text:p>
          </table:table-cell>
          <table:table-cell office:value-type="percentage" office:value="8.0671938900000004E-2" table:style-name="ce10">
            <text:p>8,1%</text:p>
          </table:table-cell>
          <table:table-cell office:value-type="percentage" office:value="8.1441067699999994E-2" table:style-name="ce10">
            <text:p>8,1%</text:p>
          </table:table-cell>
          <table:table-cell office:value-type="percentage" office:value="6.1775426299999998E-2" table:style-name="ce10">
            <text:p>6,2%</text:p>
          </table:table-cell>
          <table:table-cell office:value-type="percentage" office:value="5.5278108399999998E-2" table:style-name="ce11">
            <text:p>5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Poznań) / do 2015-06 Radio Blue FM 103,4 (Poznań)</text:p>
          </table:table-cell>
          <table:table-cell office:value-type="percentage" office:value="5.2674069400000002E-2" table:style-name="ce10">
            <text:p>5,3%</text:p>
          </table:table-cell>
          <table:table-cell office:value-type="percentage" office:value="3.4869481700000003E-2" table:style-name="ce10">
            <text:p>3,5%</text:p>
          </table:table-cell>
          <table:table-cell office:value-type="percentage" office:value="5.3708044599999998E-2" table:style-name="ce10">
            <text:p>5,4%</text:p>
          </table:table-cell>
          <table:table-cell office:value-type="percentage" office:value="5.0620116100000001E-2" table:style-name="ce11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ck Radio 105,4 FM (Poznań) / do 2014-01 Radio 105,4 Roxy FM (Poznań)</text:p>
          </table:table-cell>
          <table:table-cell office:value-type="percentage" office:value="5.5906988300000002E-2" table:style-name="ce10">
            <text:p>5,6%</text:p>
          </table:table-cell>
          <table:table-cell office:value-type="percentage" office:value="3.49092389E-2" table:style-name="ce10">
            <text:p>3,5%</text:p>
          </table:table-cell>
          <table:table-cell office:value-type="percentage" office:value="3.2653767899999998E-2" table:style-name="ce10">
            <text:p>3,3%</text:p>
          </table:table-cell>
          <table:table-cell office:value-type="percentage" office:value="4.2725901400000002E-2" table:style-name="ce11">
            <text:p>4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znań / do 2017-06 Radio Merkury (Poznań)</text:p>
          </table:table-cell>
          <table:table-cell office:value-type="percentage" office:value="3.9422534299999999E-2" table:style-name="ce10">
            <text:p>3,9%</text:p>
          </table:table-cell>
          <table:table-cell office:value-type="percentage" office:value="3.7415006700000003E-2" table:style-name="ce10">
            <text:p>3,7%</text:p>
          </table:table-cell>
          <table:table-cell office:value-type="percentage" office:value="5.0785563899999997E-2" table:style-name="ce10">
            <text:p>5,1%</text:p>
          </table:table-cell>
          <table:table-cell office:value-type="percentage" office:value="3.9461185500000003E-2" table:style-name="ce11">
            <text:p>3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3.7004798300000002E-2" table:style-name="ce10">
            <text:p>3,7%</text:p>
          </table:table-cell>
          <table:table-cell office:value-type="percentage" office:value="3.18534491E-2" table:style-name="ce10">
            <text:p>3,2%</text:p>
          </table:table-cell>
          <table:table-cell office:value-type="percentage" office:value="5.09920471E-2" table:style-name="ce10">
            <text:p>5,1%</text:p>
          </table:table-cell>
          <table:table-cell office:value-type="percentage" office:value="3.8840219600000003E-2" table:style-name="ce11">
            <text:p>3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7523609800000001E-2" table:style-name="ce10">
            <text:p>2,8%</text:p>
          </table:table-cell>
          <table:table-cell office:value-type="percentage" office:value="4.9981011700000001E-2" table:style-name="ce10">
            <text:p>5,0%</text:p>
          </table:table-cell>
          <table:table-cell office:value-type="percentage" office:value="3.9778729800000003E-2" table:style-name="ce10">
            <text:p>4,0%</text:p>
          </table:table-cell>
          <table:table-cell office:value-type="percentage" office:value="3.58772402E-2" table:style-name="ce11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Poznań) / do 2017-08 Radio ZET Gold (Poznań)</text:p>
          </table:table-cell>
          <table:table-cell office:value-type="percentage" office:value="1.31396507E-2" table:style-name="ce10">
            <text:p>1,3%</text:p>
          </table:table-cell>
          <table:table-cell office:value-type="percentage" office:value="1.9887250400000001E-2" table:style-name="ce10">
            <text:p>2,0%</text:p>
          </table:table-cell>
          <table:table-cell office:value-type="percentage" office:value="1.85836947E-2" table:style-name="ce10">
            <text:p>1,9%</text:p>
          </table:table-cell>
          <table:table-cell office:value-type="percentage" office:value="2.9437617199999998E-2" table:style-name="ce11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3.3887558200000001E-2" table:style-name="ce10">
            <text:p>3,4%</text:p>
          </table:table-cell>
          <table:table-cell office:value-type="percentage" office:value="3.1601380700000001E-2" table:style-name="ce10">
            <text:p>3,2%</text:p>
          </table:table-cell>
          <table:table-cell office:value-type="percentage" office:value="2.7100772799999999E-2" table:style-name="ce10">
            <text:p>2,7%</text:p>
          </table:table-cell>
          <table:table-cell office:value-type="percentage" office:value="2.44416457E-2" table:style-name="ce11">
            <text:p>2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8.5778146000000006E-3" table:style-name="ce10">
            <text:p>0,9%</text:p>
          </table:table-cell>
          <table:table-cell office:value-type="percentage" office:value="2.4243670200000001E-2" table:style-name="ce10">
            <text:p>2,4%</text:p>
          </table:table-cell>
          <table:table-cell office:value-type="percentage" office:value="1.0138978599999999E-2" table:style-name="ce10">
            <text:p>1,0%</text:p>
          </table:table-cell>
          <table:table-cell office:value-type="percentage" office:value="1.9771501E-2" table:style-name="ce11">
            <text:p>2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Poznań)</text:p>
          </table:table-cell>
          <table:table-cell office:value-type="percentage" office:value="2.8014059000000001E-2" table:style-name="ce10">
            <text:p>2,8%</text:p>
          </table:table-cell>
          <table:table-cell office:value-type="percentage" office:value="1.7877611099999999E-2" table:style-name="ce10">
            <text:p>1,8%</text:p>
          </table:table-cell>
          <table:table-cell office:value-type="percentage" office:value="3.5421679099999999E-2" table:style-name="ce10">
            <text:p>3,5%</text:p>
          </table:table-cell>
          <table:table-cell office:value-type="percentage" office:value="1.8986937700000001E-2" table:style-name="ce11">
            <text:p>1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8.0804788000000006E-3" table:style-name="ce10">
            <text:p>0,8%</text:p>
          </table:table-cell>
          <table:table-cell office:value-type="percentage" office:value="1.20893155E-2" table:style-name="ce10">
            <text:p>1,2%</text:p>
          </table:table-cell>
          <table:table-cell office:value-type="percentage" office:value="1.1958938699999999E-2" table:style-name="ce10">
            <text:p>1,2%</text:p>
          </table:table-cell>
          <table:table-cell office:value-type="percentage" office:value="1.2532389600000001E-2" table:style-name="ce11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C Radio (Poznań)</text:p>
          </table:table-cell>
          <table:table-cell office:value-type="percentage" office:value="1.4810548099999999E-2" table:style-name="ce10">
            <text:p>1,5%</text:p>
          </table:table-cell>
          <table:table-cell office:value-type="percentage" office:value="5.1475716999999999E-3" table:style-name="ce10">
            <text:p>0,5%</text:p>
          </table:table-cell>
          <table:table-cell office:value-type="percentage" office:value="7.6513895000000004E-3" table:style-name="ce10">
            <text:p>0,8%</text:p>
          </table:table-cell>
          <table:table-cell office:value-type="percentage" office:value="9.9670433000000006E-3" table:style-name="ce11">
            <text:p>1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Afera (Poznań)</text:p>
          </table:table-cell>
          <table:table-cell office:value-type="percentage" office:value="7.6959932999999996E-3" table:style-name="ce10">
            <text:p>0,8%</text:p>
          </table:table-cell>
          <table:table-cell office:value-type="percentage" office:value="6.8113584000000001E-3" table:style-name="ce10">
            <text:p>0,7%</text:p>
          </table:table-cell>
          <table:table-cell office:value-type="percentage" office:value="6.0940569999999999E-3" table:style-name="ce10">
            <text:p>0,6%</text:p>
          </table:table-cell>
          <table:table-cell office:value-type="percentage" office:value="8.2441874000000002E-3" table:style-name="ce11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aus - Katolickie Radio Poznań</text:p>
          </table:table-cell>
          <table:table-cell office:value-type="percentage" office:value="6.8210429999999997E-3" table:style-name="ce10">
            <text:p>0,7%</text:p>
          </table:table-cell>
          <table:table-cell office:value-type="percentage" office:value="3.9343002999999996E-3" table:style-name="ce10">
            <text:p>0,4%</text:p>
          </table:table-cell>
          <table:table-cell office:value-type="percentage" office:value="8.9352983E-3" table:style-name="ce10">
            <text:p>0,9%</text:p>
          </table:table-cell>
          <table:table-cell office:value-type="percentage" office:value="8.2097933000000005E-3" table:style-name="ce11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3.6602019E-3" table:style-name="ce10">
            <text:p>0,4%</text:p>
          </table:table-cell>
          <table:table-cell office:value-type="percentage" office:value="5.5251431000000002E-3" table:style-name="ce10">
            <text:p>0,6%</text:p>
          </table:table-cell>
          <table:table-cell office:value-type="percentage" office:value="5.0837803000000001E-3" table:style-name="ce10">
            <text:p>0,5%</text:p>
          </table:table-cell>
          <table:table-cell office:value-type="percentage" office:value="7.5153397999999996E-3" table:style-name="ce11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Dwójka - Program 2 Polskiego Radia</text:p>
          </table:table-cell>
          <table:table-cell office:value-type="percentage" office:value="4.0700223999999997E-3" table:style-name="ce12">
            <text:p>0,4%</text:p>
          </table:table-cell>
          <table:table-cell office:value-type="percentage" office:value="1.0236195E-2" table:style-name="ce12">
            <text:p>1,0%</text:p>
          </table:table-cell>
          <table:table-cell office:value-type="percentage" office:value="3.8050047000000001E-3" table:style-name="ce12">
            <text:p>0,4%</text:p>
          </table:table-cell>
          <table:table-cell office:value-type="percentage" office:value="6.8483824999999998E-3" table:style-name="ce13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1521" table:style-name="ce1">
            <text:p>1521</text:p>
          </table:table-cell>
          <table:table-cell office:value-type="float" office:value="1408" table:style-name="ce1">
            <text:p>1408</text:p>
          </table:table-cell>
          <table:table-cell office:value-type="float" office:value="1354" table:style-name="ce1">
            <text:p>1354</text:p>
          </table:table-cell>
          <table:table-cell office:value-type="float" office:value="1350" table:style-name="ce1">
            <text:p>1350</text:p>
          </table:table-cell>
          <table:table-cell table:number-columns-repeated="16379"/>
        </table:table-row>
        <table:table-row table:number-rows-repeated="5" table:style-name="ro1">
          <table:table-cell table:number-columns-repeated="5" table:style-name="ce10"/>
          <table:table-cell table:number-columns-repeated="16379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Poznań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Poznań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452 861 (60 851 przypadków, 3,7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19" table:style-name="ro3">
          <table:table-cell table:number-columns-repeated="16384"/>
        </table:table-row>
      </table:table>
      <table:table table:name="Olsztyn" table:style-name="ta1">
        <table:table-column table:style-name="co35" table:default-cell-style-name="ce3"/>
        <table:table-column table:style-name="co16" table:default-cell-style-name="ce3"/>
        <table:table-column table:style-name="co36" table:default-cell-style-name="ce3"/>
        <table:table-column table:style-name="co37" table:default-cell-style-name="ce3"/>
        <table:table-column table:style-name="co31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302409383" table:style-name="ce10">
            <text:p>23,0%</text:p>
          </table:table-cell>
          <table:table-cell office:value-type="percentage" office:value="0.17903413109999999" table:style-name="ce10">
            <text:p>17,9%</text:p>
          </table:table-cell>
          <table:table-cell office:value-type="percentage" office:value="0.19968011599999999" table:style-name="ce10">
            <text:p>20,0%</text:p>
          </table:table-cell>
          <table:table-cell office:value-type="percentage" office:value="0.21567872669999999" table:style-name="ce11">
            <text:p>21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Olsztyn</text:p>
          </table:table-cell>
          <table:table-cell office:value-type="percentage" office:value="8.2548485800000002E-2" table:style-name="ce10">
            <text:p>8,3%</text:p>
          </table:table-cell>
          <table:table-cell office:value-type="percentage" office:value="0.1029355929" table:style-name="ce10">
            <text:p>10,3%</text:p>
          </table:table-cell>
          <table:table-cell office:value-type="percentage" office:value="9.0598197599999999E-2" table:style-name="ce10">
            <text:p>9,1%</text:p>
          </table:table-cell>
          <table:table-cell office:value-type="percentage" office:value="0.14406304910000001" table:style-name="ce11">
            <text:p>14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9.0766018099999998E-2" table:style-name="ce10">
            <text:p>9,1%</text:p>
          </table:table-cell>
          <table:table-cell office:value-type="percentage" office:value="0.1251488751" table:style-name="ce10">
            <text:p>12,5%</text:p>
          </table:table-cell>
          <table:table-cell office:value-type="percentage" office:value="0.1314705561" table:style-name="ce10">
            <text:p>13,1%</text:p>
          </table:table-cell>
          <table:table-cell office:value-type="percentage" office:value="0.11747429669999999" table:style-name="ce11">
            <text:p>1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0.1176531916" table:style-name="ce10">
            <text:p>11,8%</text:p>
          </table:table-cell>
          <table:table-cell office:value-type="percentage" office:value="6.3588906099999995E-2" table:style-name="ce10">
            <text:p>6,4%</text:p>
          </table:table-cell>
          <table:table-cell office:value-type="percentage" office:value="4.6200472499999999E-2" table:style-name="ce10">
            <text:p>4,6%</text:p>
          </table:table-cell>
          <table:table-cell office:value-type="percentage" office:value="9.3761541300000001E-2" table:style-name="ce11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Olsztyn</text:p>
          </table:table-cell>
          <table:table-cell office:value-type="percentage" office:value="9.1405046000000004E-2" table:style-name="ce10">
            <text:p>9,1%</text:p>
          </table:table-cell>
          <table:table-cell office:value-type="percentage" office:value="7.5678814699999999E-2" table:style-name="ce10">
            <text:p>7,6%</text:p>
          </table:table-cell>
          <table:table-cell office:value-type="percentage" office:value="0.1042078875" table:style-name="ce10">
            <text:p>10,4%</text:p>
          </table:table-cell>
          <table:table-cell office:value-type="percentage" office:value="9.1863463100000001E-2" table:style-name="ce11">
            <text:p>9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2848271580000001" table:style-name="ce10">
            <text:p>12,8%</text:p>
          </table:table-cell>
          <table:table-cell office:value-type="percentage" office:value="0.1585833314" table:style-name="ce10">
            <text:p>15,9%</text:p>
          </table:table-cell>
          <table:table-cell office:value-type="percentage" office:value="9.5245251200000006E-2" table:style-name="ce10">
            <text:p>9,5%</text:p>
          </table:table-cell>
          <table:table-cell office:value-type="percentage" office:value="8.8805564200000006E-2" table:style-name="ce11">
            <text:p>8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3.48496373E-2" table:style-name="ce10">
            <text:p>3,5%</text:p>
          </table:table-cell>
          <table:table-cell office:value-type="percentage" office:value="7.2381365200000006E-2" table:style-name="ce10">
            <text:p>7,2%</text:p>
          </table:table-cell>
          <table:table-cell office:value-type="percentage" office:value="8.1930446000000004E-2" table:style-name="ce10">
            <text:p>8,2%</text:p>
          </table:table-cell>
          <table:table-cell office:value-type="percentage" office:value="6.9810023799999996E-2" table:style-name="ce11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Olsztyn</text:p>
          </table:table-cell>
          <table:table-cell office:value-type="percentage" office:value="5.1178444400000002E-2" table:style-name="ce10">
            <text:p>5,1%</text:p>
          </table:table-cell>
          <table:table-cell office:value-type="percentage" office:value="8.0221283099999999E-2" table:style-name="ce10">
            <text:p>8,0%</text:p>
          </table:table-cell>
          <table:table-cell office:value-type="percentage" office:value="3.0092590400000001E-2" table:style-name="ce10">
            <text:p>3,0%</text:p>
          </table:table-cell>
          <table:table-cell office:value-type="percentage" office:value="4.2679098399999997E-2" table:style-name="ce11">
            <text:p>4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Olsztyn / do 2017-08 Radio ZET Gold Olsztyn</text:p>
          </table:table-cell>
          <table:table-cell office:value-type="percentage" office:value="2.9008310700000001E-2" table:style-name="ce10">
            <text:p>2,9%</text:p>
          </table:table-cell>
          <table:table-cell office:value-type="percentage" office:value="3.3478059999999997E-2" table:style-name="ce10">
            <text:p>3,3%</text:p>
          </table:table-cell>
          <table:table-cell office:value-type="percentage" office:value="8.05766807E-2" table:style-name="ce10">
            <text:p>8,1%</text:p>
          </table:table-cell>
          <table:table-cell office:value-type="percentage" office:value="3.4436238000000001E-2" table:style-name="ce11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3.1232751400000001E-2" table:style-name="ce10">
            <text:p>3,1%</text:p>
          </table:table-cell>
          <table:table-cell office:value-type="percentage" office:value="3.7435131000000003E-2" table:style-name="ce10">
            <text:p>3,7%</text:p>
          </table:table-cell>
          <table:table-cell office:value-type="percentage" office:value="3.07960491E-2" table:style-name="ce10">
            <text:p>3,1%</text:p>
          </table:table-cell>
          <table:table-cell office:value-type="percentage" office:value="2.2140766499999999E-2" table:style-name="ce11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8.9660455000000003E-3" table:style-name="ce10">
            <text:p>0,9%</text:p>
          </table:table-cell>
          <table:table-cell office:value-type="percentage" office:value="3.3627485000000002E-3" table:style-name="ce10">
            <text:p>0,3%</text:p>
          </table:table-cell>
          <table:table-cell office:value-type="percentage" office:value="2.33398171E-2" table:style-name="ce10">
            <text:p>2,3%</text:p>
          </table:table-cell>
          <table:table-cell office:value-type="percentage" office:value="1.7307152700000002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6.6366085999999998E-3" table:style-name="ce10">
            <text:p>0,7%</text:p>
          </table:table-cell>
          <table:table-cell office:value-type="percentage" office:value="7.4482617000000001E-3" table:style-name="ce10">
            <text:p>0,7%</text:p>
          </table:table-cell>
          <table:table-cell office:value-type="percentage" office:value="1.2661476E-3" table:style-name="ce10">
            <text:p>0,1%</text:p>
          </table:table-cell>
          <table:table-cell office:value-type="percentage" office:value="1.1411980299999999E-2" table:style-name="ce11">
            <text:p>1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1127346599999999E-2" table:style-name="ce12">
            <text:p>2,1%</text:p>
          </table:table-cell>
          <table:table-cell office:value-type="percentage" office:value="1.8577297400000001E-2" table:style-name="ce12">
            <text:p>1,9%</text:p>
          </table:table-cell>
          <table:table-cell office:value-type="percentage" office:value="2.36114646E-2" table:style-name="ce12">
            <text:p>2,4%</text:p>
          </table:table-cell>
          <table:table-cell office:value-type="percentage" office:value="1.0434531E-2" table:style-name="ce13">
            <text:p>1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5.5657333000000003E-3" table:style-name="ce12">
            <text:p>0,6%</text:p>
          </table:table-cell>
          <table:table-cell office:value-type="percentage" office:value="1.9462160900000001E-2" table:style-name="ce12">
            <text:p>1,9%</text:p>
          </table:table-cell>
          <table:table-cell office:value-type="percentage" office:value="1.4684706400000001E-2" table:style-name="ce12">
            <text:p>1,5%</text:p>
          </table:table-cell>
          <table:table-cell office:value-type="percentage" office:value="8.2946229999999992E-3" table:style-name="ce13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09868669E-2" table:style-name="ce12">
            <text:p>1,1%</text:p>
          </table:table-cell>
          <table:table-cell office:value-type="percentage" office:value="8.6639322000000001E-3" table:style-name="ce12">
            <text:p>0,9%</text:p>
          </table:table-cell>
          <table:table-cell office:value-type="percentage" office:value="2.2361247899999999E-2" table:style-name="ce12">
            <text:p>2,2%</text:p>
          </table:table-cell>
          <table:table-cell office:value-type="percentage" office:value="5.5318195999999997E-3" table:style-name="ce13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adio UWM FM (Olsztyn)</text:p>
          </table:table-cell>
          <table:table-cell office:value-type="percentage" office:value="1.0963740099999999E-2" table:style-name="ce12">
            <text:p>1,1%</text:p>
          </table:table-cell>
          <table:table-cell office:value-type="percentage" office:value="4.3374323999999997E-3" table:style-name="ce12">
            <text:p>0,4%</text:p>
          </table:table-cell>
          <table:table-cell office:value-type="percentage" office:value="9.7018163000000008E-3" table:style-name="ce12">
            <text:p>1,0%</text:p>
          </table:table-cell>
          <table:table-cell office:value-type="percentage" office:value="4.4107557000000004E-3" table:style-name="ce13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484" table:style-name="ce1">
            <text:p>484</text:p>
          </table:table-cell>
          <table:table-cell office:value-type="float" office:value="445" table:style-name="ce1">
            <text:p>445</text:p>
          </table:table-cell>
          <table:table-cell office:value-type="float" office:value="426" table:style-name="ce1">
            <text:p>426</text:p>
          </table:table-cell>
          <table:table-cell office:value-type="float" office:value="473" table:style-name="ce1">
            <text:p>473</text:p>
          </table:table-cell>
          <table:table-cell table:number-columns-repeated="16379"/>
        </table:table-row>
        <table:table-row table:number-rows-repeated="2" table:style-name="ro1">
          <table:table-cell table:style-name="ce10"/>
          <table:table-cell table:number-columns-repeated="4" table:style-name="ce12"/>
          <table:table-cell table:number-columns-repeated="16379"/>
        </table:table-row>
        <table:table-row table:number-rows-repeated="10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Olsztyn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Olszty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41 347 (25 823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4" table:style-name="ro3">
          <table:table-cell table:number-columns-repeated="16384"/>
        </table:table-row>
      </table:table>
      <table:table table:name="Łódź" table:style-name="ta1">
        <table:table-column table:style-name="co38" table:default-cell-style-name="ce3"/>
        <table:table-column table:style-name="co15" table:default-cell-style-name="ce3"/>
        <table:table-column table:style-name="co39" table:default-cell-style-name="ce3"/>
        <table:table-column table:style-name="co26" table:default-cell-style-name="ce3"/>
        <table:table-column table:style-name="co29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2">
          <table:table-cell table:number-columns-repeated="1024" table:style-name="ce3"/>
          <table:table-cell table:number-columns-repeated="15360"/>
        </table:table-row>
        <table:table-row table:style-name="ro13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51278042" table:style-name="ce10">
            <text:p>15,1%</text:p>
          </table:table-cell>
          <table:table-cell office:value-type="percentage" office:value="0.1295849714" table:style-name="ce10">
            <text:p>13,0%</text:p>
          </table:table-cell>
          <table:table-cell office:value-type="percentage" office:value="0.14283605320000001" table:style-name="ce10">
            <text:p>14,3%</text:p>
          </table:table-cell>
          <table:table-cell office:value-type="percentage" office:value="0.14997936079999999" table:style-name="ce11">
            <text:p>15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Łódź)</text:p>
          </table:table-cell>
          <table:table-cell office:value-type="percentage" office:value="0.1101310682" table:style-name="ce10">
            <text:p>11,0%</text:p>
          </table:table-cell>
          <table:table-cell office:value-type="percentage" office:value="0.11856979199999999" table:style-name="ce10">
            <text:p>11,9%</text:p>
          </table:table-cell>
          <table:table-cell office:value-type="percentage" office:value="0.12077508100000001" table:style-name="ce10">
            <text:p>12,1%</text:p>
          </table:table-cell>
          <table:table-cell office:value-type="percentage" office:value="0.1083945379" table:style-name="ce11">
            <text:p>10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133579552" table:style-name="ce10">
            <text:p>11,3%</text:p>
          </table:table-cell>
          <table:table-cell office:value-type="percentage" office:value="9.9428846400000007E-2" table:style-name="ce10">
            <text:p>9,9%</text:p>
          </table:table-cell>
          <table:table-cell office:value-type="percentage" office:value="0.10626167440000001" table:style-name="ce10">
            <text:p>10,6%</text:p>
          </table:table-cell>
          <table:table-cell office:value-type="percentage" office:value="9.4652158200000003E-2" table:style-name="ce11">
            <text:p>9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8.3472432299999996E-2" table:style-name="ce10">
            <text:p>8,3%</text:p>
          </table:table-cell>
          <table:table-cell office:value-type="percentage" office:value="7.7996256599999994E-2" table:style-name="ce10">
            <text:p>7,8%</text:p>
          </table:table-cell>
          <table:table-cell office:value-type="percentage" office:value="5.5747185499999997E-2" table:style-name="ce10">
            <text:p>5,6%</text:p>
          </table:table-cell>
          <table:table-cell office:value-type="percentage" office:value="7.7085389500000004E-2" table:style-name="ce11">
            <text:p>7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5.0350206000000002E-2" table:style-name="ce10">
            <text:p>5,0%</text:p>
          </table:table-cell>
          <table:table-cell office:value-type="percentage" office:value="4.4281630199999998E-2" table:style-name="ce10">
            <text:p>4,4%</text:p>
          </table:table-cell>
          <table:table-cell office:value-type="percentage" office:value="5.4859466000000003E-2" table:style-name="ce10">
            <text:p>5,5%</text:p>
          </table:table-cell>
          <table:table-cell office:value-type="percentage" office:value="6.8518964900000007E-2" table:style-name="ce11">
            <text:p>6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arada (Łódź)</text:p>
          </table:table-cell>
          <table:table-cell office:value-type="percentage" office:value="4.93169262E-2" table:style-name="ce10">
            <text:p>4,9%</text:p>
          </table:table-cell>
          <table:table-cell office:value-type="percentage" office:value="6.1110439199999998E-2" table:style-name="ce10">
            <text:p>6,1%</text:p>
          </table:table-cell>
          <table:table-cell office:value-type="percentage" office:value="5.5404774400000002E-2" table:style-name="ce10">
            <text:p>5,5%</text:p>
          </table:table-cell>
          <table:table-cell office:value-type="percentage" office:value="6.4266174199999998E-2" table:style-name="ce11">
            <text:p>6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5.35988544E-2" table:style-name="ce10">
            <text:p>5,4%</text:p>
          </table:table-cell>
          <table:table-cell office:value-type="percentage" office:value="5.7047933100000003E-2" table:style-name="ce10">
            <text:p>5,7%</text:p>
          </table:table-cell>
          <table:table-cell office:value-type="percentage" office:value="4.4456639999999999E-2" table:style-name="ce10">
            <text:p>4,4%</text:p>
          </table:table-cell>
          <table:table-cell office:value-type="percentage" office:value="6.2740972899999997E-2" table:style-name="ce11">
            <text:p>6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7.8391188799999997E-2" table:style-name="ce10">
            <text:p>7,8%</text:p>
          </table:table-cell>
          <table:table-cell office:value-type="percentage" office:value="7.6100250100000003E-2" table:style-name="ce10">
            <text:p>7,6%</text:p>
          </table:table-cell>
          <table:table-cell office:value-type="percentage" office:value="8.5518794999999995E-2" table:style-name="ce10">
            <text:p>8,6%</text:p>
          </table:table-cell>
          <table:table-cell office:value-type="percentage" office:value="5.5708478999999998E-2" table:style-name="ce11">
            <text:p>5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Meloradio (Łódź) / do 2017-08 Radio ZET Gold (Łódź)</text:p>
          </table:table-cell>
          <table:table-cell office:value-type="percentage" office:value="1.6737649300000001E-2" table:style-name="ce10">
            <text:p>1,7%</text:p>
          </table:table-cell>
          <table:table-cell office:value-type="percentage" office:value="2.69199481E-2" table:style-name="ce10">
            <text:p>2,7%</text:p>
          </table:table-cell>
          <table:table-cell office:value-type="percentage" office:value="3.5595062699999999E-2" table:style-name="ce10">
            <text:p>3,6%</text:p>
          </table:table-cell>
          <table:table-cell office:value-type="percentage" office:value="4.2778571600000002E-2" table:style-name="ce11">
            <text:p>4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101,3 FM (Pabianice)</text:p>
          </table:table-cell>
          <table:table-cell office:value-type="percentage" office:value="5.2074999400000002E-2" table:style-name="ce10">
            <text:p>5,2%</text:p>
          </table:table-cell>
          <table:table-cell office:value-type="percentage" office:value="4.97154021E-2" table:style-name="ce10">
            <text:p>5,0%</text:p>
          </table:table-cell>
          <table:table-cell office:value-type="percentage" office:value="4.9504283000000003E-2" table:style-name="ce10">
            <text:p>5,0%</text:p>
          </table:table-cell>
          <table:table-cell office:value-type="percentage" office:value="4.1880270999999997E-2" table:style-name="ce11">
            <text:p>4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Łódź</text:p>
          </table:table-cell>
          <table:table-cell office:value-type="percentage" office:value="2.4951438499999999E-2" table:style-name="ce10">
            <text:p>2,5%</text:p>
          </table:table-cell>
          <table:table-cell office:value-type="percentage" office:value="3.8495954200000002E-2" table:style-name="ce10">
            <text:p>3,8%</text:p>
          </table:table-cell>
          <table:table-cell office:value-type="percentage" office:value="3.3898828499999999E-2" table:style-name="ce10">
            <text:p>3,4%</text:p>
          </table:table-cell>
          <table:table-cell office:value-type="percentage" office:value="3.81831953E-2" table:style-name="ce11">
            <text:p>3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2.6366013800000001E-2" table:style-name="ce10">
            <text:p>2,6%</text:p>
          </table:table-cell>
          <table:table-cell office:value-type="percentage" office:value="3.9357225799999999E-2" table:style-name="ce10">
            <text:p>3,9%</text:p>
          </table:table-cell>
          <table:table-cell office:value-type="percentage" office:value="2.8733985900000002E-2" table:style-name="ce10">
            <text:p>2,9%</text:p>
          </table:table-cell>
          <table:table-cell office:value-type="percentage" office:value="3.77910599E-2" table:style-name="ce11">
            <text:p>3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12960482E-2" table:style-name="ce10">
            <text:p>5,1%</text:p>
          </table:table-cell>
          <table:table-cell office:value-type="percentage" office:value="5.5214714800000002E-2" table:style-name="ce10">
            <text:p>5,5%</text:p>
          </table:table-cell>
          <table:table-cell office:value-type="percentage" office:value="4.7310529900000002E-2" table:style-name="ce10">
            <text:p>4,7%</text:p>
          </table:table-cell>
          <table:table-cell office:value-type="percentage" office:value="3.6729277800000001E-2" table:style-name="ce11">
            <text:p>3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(Łódź)</text:p>
          </table:table-cell>
          <table:table-cell office:value-type="percentage" office:value="3.2237267999999999E-2" table:style-name="ce10">
            <text:p>3,2%</text:p>
          </table:table-cell>
          <table:table-cell office:value-type="percentage" office:value="3.2819964600000001E-2" table:style-name="ce10">
            <text:p>3,3%</text:p>
          </table:table-cell>
          <table:table-cell office:value-type="percentage" office:value="4.0647451500000001E-2" table:style-name="ce10">
            <text:p>4,1%</text:p>
          </table:table-cell>
          <table:table-cell office:value-type="percentage" office:value="3.0943925800000001E-2" table:style-name="ce11">
            <text:p>3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lus Łódź</text:p>
          </table:table-cell>
          <table:table-cell office:value-type="percentage" office:value="1.9844526899999999E-2" table:style-name="ce10">
            <text:p>2,0%</text:p>
          </table:table-cell>
          <table:table-cell office:value-type="percentage" office:value="2.91475164E-2" table:style-name="ce10">
            <text:p>2,9%</text:p>
          </table:table-cell>
          <table:table-cell office:value-type="percentage" office:value="3.0798277700000001E-2" table:style-name="ce10">
            <text:p>3,1%</text:p>
          </table:table-cell>
          <table:table-cell office:value-type="percentage" office:value="2.5003628600000001E-2" table:style-name="ce11">
            <text:p>2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2.3043385699999999E-2" table:style-name="ce10">
            <text:p>2,3%</text:p>
          </table:table-cell>
          <table:table-cell office:value-type="percentage" office:value="7.1462972999999999E-3" table:style-name="ce10">
            <text:p>0,7%</text:p>
          </table:table-cell>
          <table:table-cell office:value-type="percentage" office:value="1.1524626499999999E-2" table:style-name="ce10">
            <text:p>1,2%</text:p>
          </table:table-cell>
          <table:table-cell office:value-type="percentage" office:value="2.11788685E-2" table:style-name="ce11">
            <text:p>2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1.1277394200000001E-2" table:style-name="ce10">
            <text:p>1,1%</text:p>
          </table:table-cell>
          <table:table-cell office:value-type="percentage" office:value="1.0800208699999999E-2" table:style-name="ce10">
            <text:p>1,1%</text:p>
          </table:table-cell>
          <table:table-cell office:value-type="percentage" office:value="1.3949972200000001E-2" table:style-name="ce10">
            <text:p>1,4%</text:p>
          </table:table-cell>
          <table:table-cell office:value-type="percentage" office:value="1.05267391E-2" table:style-name="ce11">
            <text:p>1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5">
            <text:p>Dwójka - Program 2 Polskiego Radia</text:p>
          </table:table-cell>
          <table:table-cell office:value-type="percentage" office:value="1.18040835E-2" table:style-name="ce26">
            <text:p>1,2%</text:p>
          </table:table-cell>
          <table:table-cell office:value-type="percentage" office:value="8.8858754999999994E-3" table:style-name="ce26">
            <text:p>0,9%</text:p>
          </table:table-cell>
          <table:table-cell office:value-type="percentage" office:value="1.2087578700000001E-2" table:style-name="ce26">
            <text:p>1,2%</text:p>
          </table:table-cell>
          <table:table-cell office:value-type="percentage" office:value="7.3261502000000001E-3" table:style-name="ce27">
            <text:p>0,7%</text:p>
          </table:table-cell>
          <table:table-cell table:number-columns-repeated="2" table:style-name="ce25"/>
          <table:table-cell table:number-columns-repeated="16377"/>
        </table:table-row>
        <table:table-row table:style-name="ro1">
          <table:table-cell office:value-type="string" table:style-name="ce3">
            <text:p>Studenckie Radio Żak (Łódź)</text:p>
          </table:table-cell>
          <table:table-cell office:value-type="percentage" office:value="5.1141412000000001E-3" table:style-name="ce10">
            <text:p>0,5%</text:p>
          </table:table-cell>
          <table:table-cell office:value-type="percentage" office:value="4.9600442999999999E-3" table:style-name="ce10">
            <text:p>0,5%</text:p>
          </table:table-cell>
          <table:table-cell office:value-type="percentage" office:value="5.0372061000000003E-3" table:style-name="ce10">
            <text:p>0,5%</text:p>
          </table:table-cell>
          <table:table-cell office:value-type="percentage" office:value="4.3999292000000004E-3" table:style-name="ce11">
            <text:p>0,4%</text:p>
          </table:table-cell>
          <table:table-cell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1450439200000001E-2" table:style-name="ce10">
            <text:p>1,1%</text:p>
          </table:table-cell>
          <table:table-cell office:value-type="percentage" office:value="1.3636334999999999E-2" table:style-name="ce10">
            <text:p>1,4%</text:p>
          </table:table-cell>
          <table:table-cell office:value-type="percentage" office:value="1.0244294100000001E-2" table:style-name="ce10">
            <text:p>1,0%</text:p>
          </table:table-cell>
          <table:table-cell office:value-type="percentage" office:value="3.9857004999999997E-3" table:style-name="ce11">
            <text:p>0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Radio Niepokalanów</text:p>
          </table:table-cell>
          <table:table-cell office:value-type="percentage" office:value="2.9986854000000002E-3" table:style-name="ce12">
            <text:p>0,3%</text:p>
          </table:table-cell>
          <table:table-cell office:value-type="percentage" office:value="2.8735071E-3" table:style-name="ce12">
            <text:p>0,3%</text:p>
          </table:table-cell>
          <table:table-cell office:value-type="percentage" office:value="1.3944305000000001E-3" table:style-name="ce12">
            <text:p>0,1%</text:p>
          </table:table-cell>
          <table:table-cell office:value-type="percentage" office:value="3.1122062999999998E-3" table:style-name="ce12">
            <text:p>0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2056" table:style-name="ce1">
            <text:p>2056</text:p>
          </table:table-cell>
          <table:table-cell office:value-type="float" office:value="2037" table:style-name="ce1">
            <text:p>2037</text:p>
          </table:table-cell>
          <table:table-cell office:value-type="float" office:value="1987" table:style-name="ce1">
            <text:p>1987</text:p>
          </table:table-cell>
          <table:table-cell office:value-type="float" office:value="1968" table:style-name="ce1">
            <text:p>1968</text:p>
          </table:table-cell>
          <table:table-cell table:number-columns-repeated="16379"/>
        </table:table-row>
        <table:table-row table:number-rows-repeated="10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Łodź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Łódź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606 812 (67 745 przypadków, 4,2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1" table:style-name="ro3">
          <table:table-cell table:number-columns-repeated="16384"/>
        </table:table-row>
      </table:table>
      <table:table table:name="Lublin" table:style-name="ta1">
        <table:table-column table:style-name="co40" table:default-cell-style-name="ce3"/>
        <table:table-column table:style-name="co41" table:default-cell-style-name="ce3"/>
        <table:table-column table:style-name="co15" table:default-cell-style-name="ce3"/>
        <table:table-column table:style-name="co42" table:default-cell-style-name="ce3"/>
        <table:table-column table:style-name="co43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4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6655310179999999" table:style-name="ce10">
            <text:p>16,7%</text:p>
          </table:table-cell>
          <table:table-cell office:value-type="percentage" office:value="0.13266187430000001" table:style-name="ce10">
            <text:p>13,3%</text:p>
          </table:table-cell>
          <table:table-cell office:value-type="percentage" office:value="0.15373407189999999" table:style-name="ce10">
            <text:p>15,4%</text:p>
          </table:table-cell>
          <table:table-cell office:value-type="percentage" office:value="0.16987510019999999" table:style-name="ce11">
            <text:p>17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373925392" table:style-name="ce10">
            <text:p>13,7%</text:p>
          </table:table-cell>
          <table:table-cell office:value-type="percentage" office:value="0.1036326933" table:style-name="ce10">
            <text:p>10,4%</text:p>
          </table:table-cell>
          <table:table-cell office:value-type="percentage" office:value="0.1120387154" table:style-name="ce10">
            <text:p>11,2%</text:p>
          </table:table-cell>
          <table:table-cell office:value-type="percentage" office:value="0.1060275252" table:style-name="ce11">
            <text:p>1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9.1630614299999996E-2" table:style-name="ce10">
            <text:p>9,2%</text:p>
          </table:table-cell>
          <table:table-cell office:value-type="percentage" office:value="0.1040133458" table:style-name="ce10">
            <text:p>10,4%</text:p>
          </table:table-cell>
          <table:table-cell office:value-type="percentage" office:value="9.8482695800000006E-2" table:style-name="ce10">
            <text:p>9,8%</text:p>
          </table:table-cell>
          <table:table-cell office:value-type="percentage" office:value="9.2503756500000006E-2" table:style-name="ce11">
            <text:p>9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Puls 95,6 FM (Lublin)</text:p>
          </table:table-cell>
          <table:table-cell office:value-type="percentage" office:value="5.5676667700000002E-2" table:style-name="ce10">
            <text:p>5,6%</text:p>
          </table:table-cell>
          <table:table-cell office:value-type="percentage" office:value="0.1092165816" table:style-name="ce10">
            <text:p>10,9%</text:p>
          </table:table-cell>
          <table:table-cell office:value-type="percentage" office:value="9.6381403899999996E-2" table:style-name="ce10">
            <text:p>9,6%</text:p>
          </table:table-cell>
          <table:table-cell office:value-type="percentage" office:value="8.5878979999999994E-2" table:style-name="ce11">
            <text:p>8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Lublin)</text:p>
          </table:table-cell>
          <table:table-cell office:value-type="percentage" office:value="9.1103802799999994E-2" table:style-name="ce10">
            <text:p>9,1%</text:p>
          </table:table-cell>
          <table:table-cell office:value-type="percentage" office:value="9.1606323599999998E-2" table:style-name="ce10">
            <text:p>9,2%</text:p>
          </table:table-cell>
          <table:table-cell office:value-type="percentage" office:value="5.8978640399999997E-2" table:style-name="ce10">
            <text:p>5,9%</text:p>
          </table:table-cell>
          <table:table-cell office:value-type="percentage" office:value="7.5766511199999997E-2" table:style-name="ce11">
            <text:p>7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0.1248774022" table:style-name="ce10">
            <text:p>12,5%</text:p>
          </table:table-cell>
          <table:table-cell office:value-type="percentage" office:value="9.5708164400000004E-2" table:style-name="ce10">
            <text:p>9,6%</text:p>
          </table:table-cell>
          <table:table-cell office:value-type="percentage" office:value="0.1081959631" table:style-name="ce10">
            <text:p>10,8%</text:p>
          </table:table-cell>
          <table:table-cell office:value-type="percentage" office:value="7.5736162900000001E-2" table:style-name="ce11">
            <text:p>7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6.22057663E-2" table:style-name="ce10">
            <text:p>6,2%</text:p>
          </table:table-cell>
          <table:table-cell office:value-type="percentage" office:value="5.5157577100000001E-2" table:style-name="ce10">
            <text:p>5,5%</text:p>
          </table:table-cell>
          <table:table-cell office:value-type="percentage" office:value="6.5417957400000004E-2" table:style-name="ce10">
            <text:p>6,5%</text:p>
          </table:table-cell>
          <table:table-cell office:value-type="percentage" office:value="6.4279212299999999E-2" table:style-name="ce11">
            <text:p>6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3.66724971E-2" table:style-name="ce10">
            <text:p>3,7%</text:p>
          </table:table-cell>
          <table:table-cell office:value-type="percentage" office:value="4.4664741100000002E-2" table:style-name="ce10">
            <text:p>4,5%</text:p>
          </table:table-cell>
          <table:table-cell office:value-type="percentage" office:value="5.8182171300000002E-2" table:style-name="ce10">
            <text:p>5,8%</text:p>
          </table:table-cell>
          <table:table-cell office:value-type="percentage" office:value="5.4830354099999999E-2" table:style-name="ce11">
            <text:p>5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4.4061783299999997E-2" table:style-name="ce10">
            <text:p>4,4%</text:p>
          </table:table-cell>
          <table:table-cell office:value-type="percentage" office:value="6.2527718400000001E-2" table:style-name="ce10">
            <text:p>6,3%</text:p>
          </table:table-cell>
          <table:table-cell office:value-type="percentage" office:value="3.4462080499999999E-2" table:style-name="ce10">
            <text:p>3,4%</text:p>
          </table:table-cell>
          <table:table-cell office:value-type="percentage" office:value="4.7818732500000002E-2" table:style-name="ce11">
            <text:p>4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demickie Radio Centrum (Lublin)</text:p>
          </table:table-cell>
          <table:table-cell office:value-type="percentage" office:value="2.8935576000000001E-2" table:style-name="ce10">
            <text:p>2,9%</text:p>
          </table:table-cell>
          <table:table-cell office:value-type="percentage" office:value="3.7991055900000001E-2" table:style-name="ce10">
            <text:p>3,8%</text:p>
          </table:table-cell>
          <table:table-cell office:value-type="percentage" office:value="3.5026203499999999E-2" table:style-name="ce10">
            <text:p>3,5%</text:p>
          </table:table-cell>
          <table:table-cell office:value-type="percentage" office:value="4.3351352699999998E-2" table:style-name="ce11">
            <text:p>4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Freee (Lublin)</text:p>
          </table:table-cell>
          <table:table-cell office:value-type="percentage" office:value="3.0888289999999999E-2" table:style-name="ce10">
            <text:p>3,1%</text:p>
          </table:table-cell>
          <table:table-cell office:value-type="percentage" office:value="4.8235067299999997E-2" table:style-name="ce10">
            <text:p>4,8%</text:p>
          </table:table-cell>
          <table:table-cell office:value-type="percentage" office:value="5.1000613899999998E-2" table:style-name="ce10">
            <text:p>5,1%</text:p>
          </table:table-cell>
          <table:table-cell office:value-type="percentage" office:value="4.0213565E-2" table:style-name="ce11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Lublin / do 2017-04 Radio eR 87,9 FM (Lublin)</text:p>
          </table:table-cell>
          <table:table-cell office:value-type="percentage" office:value="1.5593703800000001E-2" table:style-name="ce10">
            <text:p>1,6%</text:p>
          </table:table-cell>
          <table:table-cell office:value-type="percentage" office:value="1.34736136E-2" table:style-name="ce10">
            <text:p>1,3%</text:p>
          </table:table-cell>
          <table:table-cell office:value-type="percentage" office:value="2.3272726000000001E-2" table:style-name="ce10">
            <text:p>2,3%</text:p>
          </table:table-cell>
          <table:table-cell office:value-type="percentage" office:value="3.6904644299999997E-2" table:style-name="ce11">
            <text:p>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Lublin</text:p>
          </table:table-cell>
          <table:table-cell office:value-type="percentage" office:value="3.9502624600000001E-2" table:style-name="ce10">
            <text:p>4,0%</text:p>
          </table:table-cell>
          <table:table-cell office:value-type="percentage" office:value="3.3985044899999997E-2" table:style-name="ce10">
            <text:p>3,4%</text:p>
          </table:table-cell>
          <table:table-cell office:value-type="percentage" office:value="5.00675841E-2" table:style-name="ce10">
            <text:p>5,0%</text:p>
          </table:table-cell>
          <table:table-cell office:value-type="percentage" office:value="3.6307069599999998E-2" table:style-name="ce11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Radio Maryja</text:p>
          </table:table-cell>
          <table:table-cell office:value-type="percentage" office:value="3.0508239100000001E-2" table:style-name="ce12">
            <text:p>3,1%</text:p>
          </table:table-cell>
          <table:table-cell office:value-type="percentage" office:value="2.8722300400000001E-2" table:style-name="ce12">
            <text:p>2,9%</text:p>
          </table:table-cell>
          <table:table-cell office:value-type="percentage" office:value="1.40125566E-2" table:style-name="ce12">
            <text:p>1,4%</text:p>
          </table:table-cell>
          <table:table-cell office:value-type="percentage" office:value="1.7120533100000002E-2" table:style-name="ce13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28">
            <text:p>Polskie Radio 24 / do 2016-08 Czwórka - Program 4 Polskiego Radia</text:p>
          </table:table-cell>
          <table:table-cell office:value-type="percentage" office:value="1.8335641999999999E-2" table:style-name="ce12">
            <text:p>1,8%</text:p>
          </table:table-cell>
          <table:table-cell office:value-type="percentage" office:value="1.3190892900000001E-2" table:style-name="ce12">
            <text:p>1,3%</text:p>
          </table:table-cell>
          <table:table-cell office:value-type="percentage" office:value="8.7321336000000006E-3" table:style-name="ce12">
            <text:p>0,9%</text:p>
          </table:table-cell>
          <table:table-cell office:value-type="percentage" office:value="1.08336783E-2" table:style-name="ce13">
            <text:p>1,1%</text:p>
          </table:table-cell>
          <table:table-cell table:number-columns-repeated="16379"/>
        </table:table-row>
        <table:table-row table:style-name="ro1">
          <table:table-cell office:value-type="string" table:style-name="ce28">
            <text:p>Dwójka - Program 2 Polskiego Radia</text:p>
          </table:table-cell>
          <table:table-cell office:value-type="percentage" office:value="1.1998251999999999E-2" table:style-name="ce12">
            <text:p>1,2%</text:p>
          </table:table-cell>
          <table:table-cell office:value-type="percentage" office:value="1.1967753899999999E-2" table:style-name="ce12">
            <text:p>1,2%</text:p>
          </table:table-cell>
          <table:table-cell office:value-type="percentage" office:value="6.9384666999999997E-3" table:style-name="ce12">
            <text:p>0,7%</text:p>
          </table:table-cell>
          <table:table-cell office:value-type="percentage" office:value="7.7751557000000004E-3" table:style-name="ce12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8">
            <text:p>N=</text:p>
          </table:table-cell>
          <table:table-cell office:value-type="float" office:value="1033" table:style-name="ce1">
            <text:p>1033</text:p>
          </table:table-cell>
          <table:table-cell office:value-type="float" office:value="1051" table:style-name="ce1">
            <text:p>1051</text:p>
          </table:table-cell>
          <table:table-cell office:value-type="float" office:value="938" table:style-name="ce1">
            <text:p>938</text:p>
          </table:table-cell>
          <table:table-cell office:value-type="float" office:value="1010" table:style-name="ce1">
            <text:p>1010</text:p>
          </table:table-cell>
          <table:table-cell table:number-columns-repeated="16379"/>
        </table:table-row>
        <table:table-row table:number-rows-repeated="2" table:style-name="ro1">
          <table:table-cell table:style-name="ce25"/>
          <table:table-cell table:number-columns-repeated="3" table:style-name="ce23"/>
          <table:table-cell table:style-name="ce12"/>
          <table:table-cell table:number-columns-repeated="16379"/>
        </table:table-row>
        <table:table-row table:number-rows-repeated="2" table:style-name="ro1">
          <table:table-cell table:style-name="ce3"/>
          <table:table-cell table:number-columns-repeated="4" table:style-name="ce12"/>
          <table:table-cell table:number-columns-repeated="16379"/>
        </table:table-row>
        <table:table-row table:style-name="ro1">
          <table:table-cell table:style-name="ce3"/>
          <table:table-cell table:number-columns-repeated="4" table:style-name="ce17"/>
          <table:table-cell table:number-columns-repeated="16379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ublin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Lubli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283 221 (38 068 przypadków, 2,3% całej próby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28" table:style-name="ro3">
          <table:table-cell table:number-columns-repeated="16384"/>
        </table:table-row>
      </table:table>
      <table:table table:name="Kraków" table:style-name="ta1">
        <table:table-column table:style-name="co44" table:default-cell-style-name="ce3"/>
        <table:table-column table:style-name="co45" table:default-cell-style-name="ce3"/>
        <table:table-column table:style-name="co4" table:default-cell-style-name="ce3"/>
        <table:table-column table:style-name="co30" table:default-cell-style-name="ce3"/>
        <table:table-column table:style-name="co37" table:default-cell-style-name="ce3"/>
        <table:table-column table:style-name="co46" table:default-cell-style-name="ce3"/>
        <table:table-column table:style-name="co9" table:number-columns-repeated="2" table:default-cell-style-name="ce3"/>
        <table:table-column table:style-name="co47" table:number-columns-repeated="4" table:default-cell-style-name="ce3"/>
        <table:table-column table:style-name="co9" table:number-columns-repeated="2" table:default-cell-style-name="ce3"/>
        <table:table-column table:style-name="co48" table:number-columns-repeated="4" table:default-cell-style-name="ce3"/>
        <table:table-column table:style-name="co9" table:number-columns-repeated="963" table:default-cell-style-name="ce3"/>
        <table:table-column table:style-name="co49" table:default-cell-style-name="ce3"/>
        <table:table-column table:style-name="co49" table:number-columns-repeated="4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table:number-columns-repeated="982" table:style-name="ce3"/>
          <table:table-cell table:number-columns-repeated="15402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981" table:style-name="ce3"/>
          <table:table-cell table:number-columns-repeated="15402"/>
        </table:table-row>
        <table:table-row table:number-rows-repeated="3" table:style-name="ro1">
          <table:table-cell table:number-columns-repeated="982" table:style-name="ce3"/>
          <table:table-cell table:number-columns-repeated="15402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6" table:style-name="ce3"/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974" table:style-name="ce3"/>
          <table:table-cell table:number-columns-repeated="15402"/>
        </table:table-row>
        <table:table-row table:number-rows-repeated="2" table:style-name="ro1">
          <table:table-cell table:number-columns-repeated="982" table:style-name="ce3"/>
          <table:table-cell table:number-columns-repeated="15402"/>
        </table:table-row>
        <table:table-row table:style-name="ro15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8559276820000001" table:style-name="ce29">
            <text:p>28,6%</text:p>
          </table:table-cell>
          <table:table-cell office:value-type="percentage" office:value="0.23551280080000001" table:style-name="ce29">
            <text:p>23,6%</text:p>
          </table:table-cell>
          <table:table-cell office:value-type="percentage" office:value="0.2359957972" table:style-name="ce29">
            <text:p>23,6%</text:p>
          </table:table-cell>
          <table:table-cell office:value-type="percentage" office:value="0.24380755649999999" table:style-name="ce30">
            <text:p>24,4%</text:p>
          </table:table-cell>
          <table:table-cell table:number-columns-repeated="2" table:style-name="ce3"/>
          <table:table-cell table:number-columns-repeated="5" table:style-name="ce9"/>
          <table:table-cell table:number-columns-repeated="2" table:style-name="ce3"/>
          <table:table-cell table:number-columns-repeated="4" table:style-name="ce9"/>
          <table:table-cell table:number-columns-repeated="16366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7.1116014699999994E-2" table:style-name="ce29">
            <text:p>7,1%</text:p>
          </table:table-cell>
          <table:table-cell office:value-type="percentage" office:value="7.8309168299999996E-2" table:style-name="ce29">
            <text:p>7,8%</text:p>
          </table:table-cell>
          <table:table-cell office:value-type="percentage" office:value="7.9852291500000006E-2" table:style-name="ce29">
            <text:p>8,0%</text:p>
          </table:table-cell>
          <table:table-cell office:value-type="percentage" office:value="7.8231496900000003E-2" table:style-name="ce30">
            <text:p>7,8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5.6375987599999997E-2" table:style-name="ce29">
            <text:p>5,6%</text:p>
          </table:table-cell>
          <table:table-cell office:value-type="percentage" office:value="6.7390989600000006E-2" table:style-name="ce29">
            <text:p>6,7%</text:p>
          </table:table-cell>
          <table:table-cell office:value-type="percentage" office:value="7.4380473000000003E-2" table:style-name="ce29">
            <text:p>7,4%</text:p>
          </table:table-cell>
          <table:table-cell office:value-type="percentage" office:value="7.26253444E-2" table:style-name="ce30">
            <text:p>7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3355426400000001E-2" table:style-name="ce29">
            <text:p>4,3%</text:p>
          </table:table-cell>
          <table:table-cell office:value-type="percentage" office:value="6.2569538399999999E-2" table:style-name="ce29">
            <text:p>6,3%</text:p>
          </table:table-cell>
          <table:table-cell office:value-type="percentage" office:value="5.5925411699999997E-2" table:style-name="ce29">
            <text:p>5,6%</text:p>
          </table:table-cell>
          <table:table-cell office:value-type="percentage" office:value="5.97205637E-2" table:style-name="ce30">
            <text:p>6,0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RMF MAXXX (Kraków)</text:p>
          </table:table-cell>
          <table:table-cell office:value-type="percentage" office:value="4.84430426E-2" table:style-name="ce29">
            <text:p>4,8%</text:p>
          </table:table-cell>
          <table:table-cell office:value-type="percentage" office:value="4.8204760800000003E-2" table:style-name="ce29">
            <text:p>4,8%</text:p>
          </table:table-cell>
          <table:table-cell office:value-type="percentage" office:value="3.9572859799999999E-2" table:style-name="ce29">
            <text:p>4,0%</text:p>
          </table:table-cell>
          <table:table-cell office:value-type="percentage" office:value="5.6371284700000003E-2" table:style-name="ce30">
            <text:p>5,6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7.9117952599999999E-2" table:style-name="ce29">
            <text:p>7,9%</text:p>
          </table:table-cell>
          <table:table-cell office:value-type="percentage" office:value="7.6030166400000002E-2" table:style-name="ce29">
            <text:p>7,6%</text:p>
          </table:table-cell>
          <table:table-cell office:value-type="percentage" office:value="6.3600683699999994E-2" table:style-name="ce29">
            <text:p>6,4%</text:p>
          </table:table-cell>
          <table:table-cell office:value-type="percentage" office:value="5.4080746200000002E-2" table:style-name="ce30">
            <text:p>5,4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Kraków</text:p>
          </table:table-cell>
          <table:table-cell office:value-type="percentage" office:value="5.4770149900000002E-2" table:style-name="ce29">
            <text:p>5,5%</text:p>
          </table:table-cell>
          <table:table-cell office:value-type="percentage" office:value="5.6346853500000002E-2" table:style-name="ce29">
            <text:p>5,6%</text:p>
          </table:table-cell>
          <table:table-cell office:value-type="percentage" office:value="5.1298193200000002E-2" table:style-name="ce29">
            <text:p>5,1%</text:p>
          </table:table-cell>
          <table:table-cell office:value-type="percentage" office:value="4.7514984500000003E-2" table:style-name="ce30">
            <text:p>4,8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Złote Przeboje Wanda 92,5 FM (Kraków)</text:p>
          </table:table-cell>
          <table:table-cell office:value-type="percentage" office:value="4.0586926000000002E-2" table:style-name="ce29">
            <text:p>4,1%</text:p>
          </table:table-cell>
          <table:table-cell office:value-type="percentage" office:value="4.0496707200000003E-2" table:style-name="ce29">
            <text:p>4,0%</text:p>
          </table:table-cell>
          <table:table-cell office:value-type="percentage" office:value="4.3260574400000001E-2" table:style-name="ce29">
            <text:p>4,3%</text:p>
          </table:table-cell>
          <table:table-cell office:value-type="percentage" office:value="4.3361618800000001E-2" table:style-name="ce30">
            <text:p>4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2.9053668599999999E-2" table:style-name="ce29">
            <text:p>2,9%</text:p>
          </table:table-cell>
          <table:table-cell office:value-type="percentage" office:value="3.0180635899999999E-2" table:style-name="ce29">
            <text:p>3,0%</text:p>
          </table:table-cell>
          <table:table-cell office:value-type="percentage" office:value="5.2465271700000003E-2" table:style-name="ce29">
            <text:p>5,2%</text:p>
          </table:table-cell>
          <table:table-cell office:value-type="percentage" office:value="4.1623937499999999E-2" table:style-name="ce30">
            <text:p>4,2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6.7373067999999994E-2" table:style-name="ce29">
            <text:p>6,7%</text:p>
          </table:table-cell>
          <table:table-cell office:value-type="percentage" office:value="3.57412176E-2" table:style-name="ce29">
            <text:p>3,6%</text:p>
          </table:table-cell>
          <table:table-cell office:value-type="percentage" office:value="5.7314214699999998E-2" table:style-name="ce29">
            <text:p>5,7%</text:p>
          </table:table-cell>
          <table:table-cell office:value-type="percentage" office:value="4.1594747500000001E-2" table:style-name="ce30">
            <text:p>4,2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Pogoda (Kraków) / do 2015-06 Radio KRK fm (Kraków)</text:p>
          </table:table-cell>
          <table:table-cell office:value-type="percentage" office:value="2.5952514499999999E-2" table:style-name="ce29">
            <text:p>2,6%</text:p>
          </table:table-cell>
          <table:table-cell office:value-type="percentage" office:value="4.5223899400000003E-2" table:style-name="ce29">
            <text:p>4,5%</text:p>
          </table:table-cell>
          <table:table-cell office:value-type="percentage" office:value="3.1671988200000001E-2" table:style-name="ce29">
            <text:p>3,2%</text:p>
          </table:table-cell>
          <table:table-cell office:value-type="percentage" office:value="3.5254829699999997E-2" table:style-name="ce30">
            <text:p>3,5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3194348000000002E-2" table:style-name="ce29">
            <text:p>5,3%</text:p>
          </table:table-cell>
          <table:table-cell office:value-type="percentage" office:value="3.5305672099999998E-2" table:style-name="ce29">
            <text:p>3,5%</text:p>
          </table:table-cell>
          <table:table-cell office:value-type="percentage" office:value="3.7656696500000003E-2" table:style-name="ce29">
            <text:p>3,8%</text:p>
          </table:table-cell>
          <table:table-cell office:value-type="percentage" office:value="3.32905171E-2" table:style-name="ce30">
            <text:p>3,3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ESKA (Kraków)</text:p>
          </table:table-cell>
          <table:table-cell office:value-type="percentage" office:value="2.7173809E-2" table:style-name="ce29">
            <text:p>2,7%</text:p>
          </table:table-cell>
          <table:table-cell office:value-type="percentage" office:value="3.2506535699999999E-2" table:style-name="ce29">
            <text:p>3,3%</text:p>
          </table:table-cell>
          <table:table-cell office:value-type="percentage" office:value="3.5103411500000001E-2" table:style-name="ce29">
            <text:p>3,5%</text:p>
          </table:table-cell>
          <table:table-cell office:value-type="percentage" office:value="3.2462284100000002E-2" table:style-name="ce30">
            <text:p>3,2%</text:p>
          </table:table-cell>
          <table:table-cell table:number-columns-repeated="6" table:style-name="ce3"/>
          <table:table-cell table:style-name="ce10"/>
          <table:table-cell table:number-columns-repeated="16372"/>
        </table:table-row>
        <table:table-row table:style-name="ro1">
          <table:table-cell office:value-type="string" table:style-name="ce3">
            <text:p>Rock Radio 103,8 FM (Kraków) / do 2014-01 Radio 103,8 Roxy FM (Kraków)</text:p>
          </table:table-cell>
          <table:table-cell office:value-type="percentage" office:value="1.5926367899999998E-2" table:style-name="ce29">
            <text:p>1,6%</text:p>
          </table:table-cell>
          <table:table-cell office:value-type="percentage" office:value="1.9094562299999999E-2" table:style-name="ce29">
            <text:p>1,9%</text:p>
          </table:table-cell>
          <table:table-cell office:value-type="percentage" office:value="2.57138399E-2" table:style-name="ce29">
            <text:p>2,6%</text:p>
          </table:table-cell>
          <table:table-cell office:value-type="percentage" office:value="2.99808019E-2" table:style-name="ce30">
            <text:p>3,0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Plus Kraków</text:p>
          </table:table-cell>
          <table:table-cell office:value-type="percentage" office:value="2.2294915500000002E-2" table:style-name="ce29">
            <text:p>2,2%</text:p>
          </table:table-cell>
          <table:table-cell office:value-type="percentage" office:value="3.23280804E-2" table:style-name="ce29">
            <text:p>3,2%</text:p>
          </table:table-cell>
          <table:table-cell office:value-type="percentage" office:value="2.2582786600000002E-2" table:style-name="ce29">
            <text:p>2,3%</text:p>
          </table:table-cell>
          <table:table-cell office:value-type="percentage" office:value="2.5870172600000001E-2" table:style-name="ce30">
            <text:p>2,6%</text:p>
          </table:table-cell>
          <table:table-cell table:style-name="ce3"/>
          <table:table-cell table:style-name="ce31"/>
          <table:table-cell table:number-columns-repeated="975" table:style-name="ce3"/>
          <table:table-cell table:number-columns-repeated="15402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5305256600000001E-2" table:style-name="ce29">
            <text:p>1,5%</text:p>
          </table:table-cell>
          <table:table-cell office:value-type="percentage" office:value="9.0468297E-3" table:style-name="ce29">
            <text:p>0,9%</text:p>
          </table:table-cell>
          <table:table-cell office:value-type="percentage" office:value="8.7509458999999994E-3" table:style-name="ce29">
            <text:p>0,9%</text:p>
          </table:table-cell>
          <table:table-cell office:value-type="percentage" office:value="1.8879874500000001E-2" table:style-name="ce30">
            <text:p>1,9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Wawa (Kraków)</text:p>
          </table:table-cell>
          <table:table-cell office:value-type="percentage" office:value="1.2240577900000001E-2" table:style-name="ce29">
            <text:p>1,2%</text:p>
          </table:table-cell>
          <table:table-cell office:value-type="percentage" office:value="1.61947577E-2" table:style-name="ce29">
            <text:p>1,6%</text:p>
          </table:table-cell>
          <table:table-cell office:value-type="percentage" office:value="2.4093646199999999E-2" table:style-name="ce29">
            <text:p>2,4%</text:p>
          </table:table-cell>
          <table:table-cell office:value-type="percentage" office:value="1.66346757E-2" table:style-name="ce30">
            <text:p>1,7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 Chillizet / do 2017-05 Radio ZET Chilli (Warszawa/Kraków)</text:p>
          </table:table-cell>
          <table:table-cell office:value-type="percentage" office:value="1.25869303E-2" table:style-name="ce29">
            <text:p>1,3%</text:p>
          </table:table-cell>
          <table:table-cell office:value-type="percentage" office:value="1.4839131E-2" table:style-name="ce29">
            <text:p>1,5%</text:p>
          </table:table-cell>
          <table:table-cell office:value-type="percentage" office:value="1.56109187E-2" table:style-name="ce29">
            <text:p>1,6%</text:p>
          </table:table-cell>
          <table:table-cell office:value-type="percentage" office:value="1.55684816E-2" table:style-name="ce30">
            <text:p>1,6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Meloradio (Kraków) / do 2017-08 Radio ZET Gold 101,3 FM (Kraków)</text:p>
          </table:table-cell>
          <table:table-cell office:value-type="percentage" office:value="3.4340428999999999E-3" table:style-name="ce32">
            <text:p>0,3%</text:p>
          </table:table-cell>
          <table:table-cell office:value-type="percentage" office:value="9.3903265000000007E-3" table:style-name="ce32">
            <text:p>0,9%</text:p>
          </table:table-cell>
          <table:table-cell office:value-type="percentage" office:value="7.7799523000000002E-3" table:style-name="ce32">
            <text:p>0,8%</text:p>
          </table:table-cell>
          <table:table-cell office:value-type="percentage" office:value="1.36586395E-2" table:style-name="ce33">
            <text:p>1,4%</text:p>
          </table:table-cell>
          <table:table-cell table:style-name="ce3"/>
          <table:table-cell table:style-name="ce31"/>
          <table:table-cell table:number-columns-repeated="975" table:style-name="ce3"/>
          <table:table-cell table:number-columns-repeated="15402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9.4310104000000002E-3" table:style-name="ce29">
            <text:p>0,9%</text:p>
          </table:table-cell>
          <table:table-cell office:value-type="percentage" office:value="1.44220822E-2" table:style-name="ce29">
            <text:p>1,4%</text:p>
          </table:table-cell>
          <table:table-cell office:value-type="percentage" office:value="1.20844487E-2" table:style-name="ce29">
            <text:p>1,2%</text:p>
          </table:table-cell>
          <table:table-cell office:value-type="percentage" office:value="8.9481144999999998E-3" table:style-name="ce30">
            <text:p>0,9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8.4812645000000002E-3" table:style-name="ce29">
            <text:p>0,8%</text:p>
          </table:table-cell>
          <table:table-cell office:value-type="percentage" office:value="1.03901315E-2" table:style-name="ce29">
            <text:p>1,0%</text:p>
          </table:table-cell>
          <table:table-cell office:value-type="percentage" office:value="7.0323877E-3" table:style-name="ce29">
            <text:p>0,7%</text:p>
          </table:table-cell>
          <table:table-cell office:value-type="percentage" office:value="8.3689531999999994E-3" table:style-name="ce30">
            <text:p>0,8%</text:p>
          </table:table-cell>
          <table:table-cell table:number-columns-repeated="977" table:style-name="ce3"/>
          <table:table-cell table:number-columns-repeated="15402"/>
        </table:table-row>
        <table:table-row table:style-name="ro1">
          <table:table-cell office:value-type="string" table:style-name="ce3">
            <text:p>Radiofonia (Kraków)</text:p>
          </table:table-cell>
          <table:table-cell office:value-type="percentage" office:value="6.7629771999999999E-3" table:style-name="ce29">
            <text:p>0,7%</text:p>
          </table:table-cell>
          <table:table-cell office:value-type="percentage" office:value="7.8105847000000004E-3" table:style-name="ce29">
            <text:p>0,8%</text:p>
          </table:table-cell>
          <table:table-cell office:value-type="percentage" office:value="5.9352872999999997E-3" table:style-name="ce29">
            <text:p>0,6%</text:p>
          </table:table-cell>
          <table:table-cell office:value-type="percentage" office:value="7.1184318E-3" table:style-name="ce30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6.2842067999999999E-3" table:style-name="ce34">
            <text:p>0,6%</text:p>
          </table:table-cell>
          <table:table-cell office:value-type="percentage" office:value="1.4139270400000001E-2" table:style-name="ce34">
            <text:p>1,4%</text:p>
          </table:table-cell>
          <table:table-cell office:value-type="percentage" office:value="5.2876240000000003E-3" table:style-name="ce34">
            <text:p>0,5%</text:p>
          </table:table-cell>
          <table:table-cell office:value-type="percentage" office:value="6.3838736000000002E-3" table:style-name="ce35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dio Wnet</text:p>
          </table:table-cell>
          <table:table-cell office:value-type="string" table:style-name="ce12">
            <text:p>--</text:p>
          </table:table-cell>
          <table:table-cell office:value-type="string" table:style-name="ce12">
            <text:p>--</text:p>
          </table:table-cell>
          <table:table-cell office:value-type="string" table:style-name="ce12">
            <text:p>--</text:p>
          </table:table-cell>
          <table:table-cell office:value-type="percentage" office:value="2.8734895000000001E-3" table:style-name="ce13">
            <text:p>0,3%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OFF Radio Kraków</text:p>
          </table:table-cell>
          <table:table-cell office:value-type="percentage" office:value="3.8944990000000003E-4" table:style-name="ce12">
            <text:p>0,0%</text:p>
          </table:table-cell>
          <table:table-cell office:value-type="percentage" office:value="9.5033599999999998E-4" table:style-name="ce12">
            <text:p>0,1%</text:p>
          </table:table-cell>
          <table:table-cell office:value-type="percentage" office:value="5.6113090000000005E-4" table:style-name="ce12">
            <text:p>0,1%</text:p>
          </table:table-cell>
          <table:table-cell office:value-type="percentage" office:value="1.9774154999999999E-3" table:style-name="ce13">
            <text:p>0,2%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2252" table:style-name="ce1">
            <text:p>2252</text:p>
          </table:table-cell>
          <table:table-cell office:value-type="float" office:value="2245" table:style-name="ce1">
            <text:p>2245</text:p>
          </table:table-cell>
          <table:table-cell office:value-type="float" office:value="2308" table:style-name="ce1">
            <text:p>2308</text:p>
          </table:table-cell>
          <table:table-cell office:value-type="float" office:value="2218" table:style-name="ce1">
            <text:p>2218</text:p>
          </table:table-cell>
          <table:table-cell table:number-columns-repeated="16379"/>
        </table:table-row>
        <table:table-row table:style-name="ro1">
          <table:table-cell table:number-columns-repeated="5" table:style-name="ce10"/>
          <table:table-cell table:number-columns-repeated="16379"/>
        </table:table-row>
        <table:table-row table:number-rows-repeated="4" table:style-name="ro1">
          <table:table-cell table:number-columns-repeated="982" table:style-name="ce3"/>
          <table:table-cell table:number-columns-repeated="15402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981" table:style-name="ce3"/>
          <table:table-cell table:number-columns-repeated="15402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981" table:style-name="ce3"/>
          <table:table-cell table:number-columns-repeated="15402"/>
        </table:table-row>
        <table:table-row table:style-name="ro3">
          <table:table-cell office:value-type="string" table:style-name="ce3">
            <text:p>Grupy celowe:<text:s/></text:p>
          </table:table-cell>
          <table:table-cell table:number-columns-repeated="981" table:style-name="ce3"/>
          <table:table-cell table:number-columns-repeated="15402"/>
        </table:table-row>
        <table:table-row table:style-name="ro3">
          <table:table-cell office:value-type="string" table:style-name="ce3">
            <text:p><text:s text:c="4"/>Kraków: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<text:s text:c="8"/>Wybrane miasta = Kraków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<text:s text:c="8"/>Wielkość (nie ważona): 609 715 (69 491 przypadków, 4,3% całej próby)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2" table:style-name="ro3">
          <table:table-cell table:number-columns-repeated="16384"/>
        </table:table-row>
      </table:table>
      <table:table table:name="Kielce" table:style-name="ta1">
        <table:table-column table:style-name="co50" table:default-cell-style-name="ce3"/>
        <table:table-column table:style-name="co51" table:default-cell-style-name="ce3"/>
        <table:table-column table:style-name="co30" table:default-cell-style-name="ce3"/>
        <table:table-column table:style-name="co48" table:default-cell-style-name="ce3"/>
        <table:table-column table:style-name="co52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6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710689339" table:style-name="ce10">
            <text:p>17,1%</text:p>
          </table:table-cell>
          <table:table-cell office:value-type="percentage" office:value="0.21818483499999999" table:style-name="ce10">
            <text:p>21,8%</text:p>
          </table:table-cell>
          <table:table-cell office:value-type="percentage" office:value="0.18339207769999999" table:style-name="ce10">
            <text:p>18,3%</text:p>
          </table:table-cell>
          <table:table-cell office:value-type="percentage" office:value="0.18365265989999999" table:style-name="ce11">
            <text:p>18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Kielce) / do 2017-08 Radio ZET Gold (Kielce)</text:p>
          </table:table-cell>
          <table:table-cell office:value-type="percentage" office:value="5.5521158600000002E-2" table:style-name="ce10">
            <text:p>5,6%</text:p>
          </table:table-cell>
          <table:table-cell office:value-type="percentage" office:value="6.4831904300000007E-2" table:style-name="ce10">
            <text:p>6,5%</text:p>
          </table:table-cell>
          <table:table-cell office:value-type="percentage" office:value="6.2318111900000001E-2" table:style-name="ce10">
            <text:p>6,2%</text:p>
          </table:table-cell>
          <table:table-cell office:value-type="percentage" office:value="8.4210086200000006E-2" table:style-name="ce11">
            <text:p>8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5.0063424500000002E-2" table:style-name="ce10">
            <text:p>5,0%</text:p>
          </table:table-cell>
          <table:table-cell office:value-type="percentage" office:value="5.2007559100000003E-2" table:style-name="ce10">
            <text:p>5,2%</text:p>
          </table:table-cell>
          <table:table-cell office:value-type="percentage" office:value="3.4784292500000001E-2" table:style-name="ce10">
            <text:p>3,5%</text:p>
          </table:table-cell>
          <table:table-cell office:value-type="percentage" office:value="8.06482112E-2" table:style-name="ce11">
            <text:p>8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Kielce</text:p>
          </table:table-cell>
          <table:table-cell office:value-type="percentage" office:value="9.6369070799999998E-2" table:style-name="ce10">
            <text:p>9,6%</text:p>
          </table:table-cell>
          <table:table-cell office:value-type="percentage" office:value="0.1108815029" table:style-name="ce10">
            <text:p>11,1%</text:p>
          </table:table-cell>
          <table:table-cell office:value-type="percentage" office:value="9.73788664E-2" table:style-name="ce10">
            <text:p>9,7%</text:p>
          </table:table-cell>
          <table:table-cell office:value-type="percentage" office:value="7.5818240999999995E-2" table:style-name="ce11">
            <text:p>7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8.8483946100000002E-2" table:style-name="ce10">
            <text:p>8,8%</text:p>
          </table:table-cell>
          <table:table-cell office:value-type="percentage" office:value="7.8408719599999996E-2" table:style-name="ce10">
            <text:p>7,8%</text:p>
          </table:table-cell>
          <table:table-cell office:value-type="percentage" office:value="4.9446593499999997E-2" table:style-name="ce10">
            <text:p>4,9%</text:p>
          </table:table-cell>
          <table:table-cell office:value-type="percentage" office:value="6.4732551200000002E-2" table:style-name="ce11">
            <text:p>6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Kielce</text:p>
          </table:table-cell>
          <table:table-cell office:value-type="percentage" office:value="4.02926043E-2" table:style-name="ce10">
            <text:p>4,0%</text:p>
          </table:table-cell>
          <table:table-cell office:value-type="percentage" office:value="8.0300084600000002E-2" table:style-name="ce10">
            <text:p>8,0%</text:p>
          </table:table-cell>
          <table:table-cell office:value-type="percentage" office:value="7.4565738600000001E-2" table:style-name="ce10">
            <text:p>7,5%</text:p>
          </table:table-cell>
          <table:table-cell office:value-type="percentage" office:value="6.3807963800000006E-2" table:style-name="ce11">
            <text:p>6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063401829" table:style-name="ce10">
            <text:p>10,6%</text:p>
          </table:table-cell>
          <table:table-cell office:value-type="percentage" office:value="8.1289213700000001E-2" table:style-name="ce10">
            <text:p>8,1%</text:p>
          </table:table-cell>
          <table:table-cell office:value-type="percentage" office:value="9.0569319699999998E-2" table:style-name="ce10">
            <text:p>9,1%</text:p>
          </table:table-cell>
          <table:table-cell office:value-type="percentage" office:value="6.17861231E-2" table:style-name="ce11">
            <text:p>6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6.4063455599999999E-2" table:style-name="ce10">
            <text:p>6,4%</text:p>
          </table:table-cell>
          <table:table-cell office:value-type="percentage" office:value="5.5967829599999998E-2" table:style-name="ce10">
            <text:p>5,6%</text:p>
          </table:table-cell>
          <table:table-cell office:value-type="percentage" office:value="4.2139545700000003E-2" table:style-name="ce10">
            <text:p>4,2%</text:p>
          </table:table-cell>
          <table:table-cell office:value-type="percentage" office:value="5.8277134500000001E-2" table:style-name="ce11">
            <text:p>5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4.3847922999999997E-2" table:style-name="ce10">
            <text:p>4,4%</text:p>
          </table:table-cell>
          <table:table-cell office:value-type="percentage" office:value="5.8476747099999997E-2" table:style-name="ce10">
            <text:p>5,8%</text:p>
          </table:table-cell>
          <table:table-cell office:value-type="percentage" office:value="6.8171447800000007E-2" table:style-name="ce10">
            <text:p>6,8%</text:p>
          </table:table-cell>
          <table:table-cell office:value-type="percentage" office:value="5.8253894200000003E-2" table:style-name="ce11">
            <text:p>5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Kielce)</text:p>
          </table:table-cell>
          <table:table-cell office:value-type="percentage" office:value="6.2016713799999998E-2" table:style-name="ce10">
            <text:p>6,2%</text:p>
          </table:table-cell>
          <table:table-cell office:value-type="percentage" office:value="5.9706247900000002E-2" table:style-name="ce10">
            <text:p>6,0%</text:p>
          </table:table-cell>
          <table:table-cell office:value-type="percentage" office:value="7.9453484399999996E-2" table:style-name="ce10">
            <text:p>7,9%</text:p>
          </table:table-cell>
          <table:table-cell office:value-type="percentage" office:value="5.2772658200000003E-2" table:style-name="ce11">
            <text:p>5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8877361900000001E-2" table:style-name="ce10">
            <text:p>5,9%</text:p>
          </table:table-cell>
          <table:table-cell office:value-type="percentage" office:value="2.1863946400000001E-2" table:style-name="ce10">
            <text:p>2,2%</text:p>
          </table:table-cell>
          <table:table-cell office:value-type="percentage" office:value="3.5126021799999997E-2" table:style-name="ce10">
            <text:p>3,5%</text:p>
          </table:table-cell>
          <table:table-cell office:value-type="percentage" office:value="3.9324193899999998E-2" table:style-name="ce11">
            <text:p>3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2.6794340699999999E-2" table:style-name="ce10">
            <text:p>2,7%</text:p>
          </table:table-cell>
          <table:table-cell office:value-type="percentage" office:value="2.11227789E-2" table:style-name="ce10">
            <text:p>2,1%</text:p>
          </table:table-cell>
          <table:table-cell office:value-type="percentage" office:value="2.76587924E-2" table:style-name="ce10">
            <text:p>2,8%</text:p>
          </table:table-cell>
          <table:table-cell office:value-type="percentage" office:value="3.7976767100000003E-2" table:style-name="ce11">
            <text:p>3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eM Kielce / do 2014-04 Radio Plus Kielce</text:p>
          </table:table-cell>
          <table:table-cell office:value-type="percentage" office:value="3.2811489999999999E-2" table:style-name="ce10">
            <text:p>3,3%</text:p>
          </table:table-cell>
          <table:table-cell office:value-type="percentage" office:value="1.5906789000000001E-2" table:style-name="ce10">
            <text:p>1,6%</text:p>
          </table:table-cell>
          <table:table-cell office:value-type="percentage" office:value="3.4902422199999998E-2" table:style-name="ce10">
            <text:p>3,5%</text:p>
          </table:table-cell>
          <table:table-cell office:value-type="percentage" office:value="3.1393551499999998E-2" table:style-name="ce11">
            <text:p>3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Wawa Kielce</text:p>
          </table:table-cell>
          <table:table-cell office:value-type="string" table:style-name="ce10">
            <text:p>--</text:p>
          </table:table-cell>
          <table:table-cell office:value-type="string" table:style-name="ce10">
            <text:p>--</text:p>
          </table:table-cell>
          <table:table-cell office:value-type="percentage" office:value="1.3676526600000001E-2" table:style-name="ce10">
            <text:p>1,4%</text:p>
          </table:table-cell>
          <table:table-cell office:value-type="percentage" office:value="1.7906579700000001E-2" table:style-name="ce11">
            <text:p>1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Fama (Kielce)</text:p>
          </table:table-cell>
          <table:table-cell office:value-type="percentage" office:value="3.6744757599999997E-2" table:style-name="ce10">
            <text:p>3,7%</text:p>
          </table:table-cell>
          <table:table-cell office:value-type="percentage" office:value="2.5274495899999999E-2" table:style-name="ce10">
            <text:p>2,5%</text:p>
          </table:table-cell>
          <table:table-cell office:value-type="percentage" office:value="1.63664221E-2" table:style-name="ce10">
            <text:p>1,6%</text:p>
          </table:table-cell>
          <table:table-cell office:value-type="percentage" office:value="1.6774137200000001E-2" table:style-name="ce11">
            <text:p>1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4">
            <text:p>Polskie Radio 24 / do 2016-08 Czwórka - Program 4 Polskiego Radia</text:p>
          </table:table-cell>
          <table:table-cell office:value-type="percentage" office:value="1.89323266E-2" table:style-name="ce10">
            <text:p>1,9%</text:p>
          </table:table-cell>
          <table:table-cell office:value-type="percentage" office:value="4.6141159999999997E-3" table:style-name="ce10">
            <text:p>0,5%</text:p>
          </table:table-cell>
          <table:table-cell office:value-type="percentage" office:value="8.0243213999999993E-3" table:style-name="ce10">
            <text:p>0,8%</text:p>
          </table:table-cell>
          <table:table-cell office:value-type="percentage" office:value="1.39069985E-2" table:style-name="ce11">
            <text:p>1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Radio Złote Przeboje 93,2 FM (Jędrzejów)</text:p>
          </table:table-cell>
          <table:table-cell office:value-type="percentage" office:value="7.8662498000000008E-3" table:style-name="ce12">
            <text:p>0,8%</text:p>
          </table:table-cell>
          <table:table-cell office:value-type="percentage" office:value="7.5193220999999998E-3" table:style-name="ce12">
            <text:p>0,8%</text:p>
          </table:table-cell>
          <table:table-cell office:value-type="percentage" office:value="7.3264617999999997E-3" table:style-name="ce12">
            <text:p>0,7%</text:p>
          </table:table-cell>
          <table:table-cell office:value-type="percentage" office:value="1.04419201E-2" table:style-name="ce13">
            <text:p>1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0">
            <text:p>Radio Maryja</text:p>
          </table:table-cell>
          <table:table-cell office:value-type="percentage" office:value="1.57877326E-2" table:style-name="ce12">
            <text:p>1,6%</text:p>
          </table:table-cell>
          <table:table-cell office:value-type="percentage" office:value="9.6945638999999997E-3" table:style-name="ce12">
            <text:p>1,0%</text:p>
          </table:table-cell>
          <table:table-cell office:value-type="percentage" office:value="2.2181231700000002E-2" table:style-name="ce12">
            <text:p>2,2%</text:p>
          </table:table-cell>
          <table:table-cell office:value-type="percentage" office:value="8.7101048E-3" table:style-name="ce13">
            <text:p>0,9%</text:p>
          </table:table-cell>
          <table:table-cell table:number-columns-repeated="3" table:style-name="ce10"/>
          <table:table-cell table:number-columns-repeated="16376"/>
        </table:table-row>
        <table:table-row table:style-name="ro1">
          <table:table-cell office:value-type="string" table:style-name="ce10">
            <text:p>Dwójka - Program 2 Polskiego Radia</text:p>
          </table:table-cell>
          <table:table-cell office:value-type="percentage" office:value="8.9515765000000008E-3" table:style-name="ce10">
            <text:p>0,9%</text:p>
          </table:table-cell>
          <table:table-cell office:value-type="percentage" office:value="1.3151384699999999E-2" table:style-name="ce10">
            <text:p>1,3%</text:p>
          </table:table-cell>
          <table:table-cell office:value-type="percentage" office:value="1.4287709399999999E-2" table:style-name="ce10">
            <text:p>1,4%</text:p>
          </table:table-cell>
          <table:table-cell office:value-type="percentage" office:value="3.6459365E-3" table:style-name="ce37">
            <text:p>0,4%</text:p>
          </table:table-cell>
          <table:table-cell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10">
            <text:p>N=</text:p>
          </table:table-cell>
          <table:table-cell office:value-type="float" office:value="561" table:style-name="ce1">
            <text:p>561</text:p>
          </table:table-cell>
          <table:table-cell office:value-type="float" office:value="555" table:style-name="ce1">
            <text:p>555</text:p>
          </table:table-cell>
          <table:table-cell office:value-type="float" office:value="560" table:style-name="ce1">
            <text:p>560</text:p>
          </table:table-cell>
          <table:table-cell office:value-type="float" office:value="569" table:style-name="ce1">
            <text:p>569</text:p>
          </table:table-cell>
          <table:table-cell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table:number-columns-repeated="6" table:style-name="ce10"/>
          <table:table-cell table:number-columns-repeated="1018" table:style-name="ce3"/>
          <table:table-cell table:number-columns-repeated="15360"/>
        </table:table-row>
        <table:table-row table:style-name="ro1">
          <table:table-cell table:number-columns-repeated="6" table:style-name="ce10"/>
          <table:table-cell table:number-columns-repeated="16378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Kielce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Kielce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166 948 (25 337 przypadków, 1,6% całej próby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3">
            <text:p>Plik: C:\Users\DELL\Desktop\BIURO KBR\KBR 2019\MAJ 2019\wyliczenia\MIASTA maj 2019.srr (zmieniony)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W kolejnych latach badania podstawa estymacji wyników w raportach ulegała zmianie wskutek aktualizacji danych statystycznych raportowanych przez GUS - szczegóły w 'Opisie Badania'.</text:p>
          </table:table-cell>
          <table:table-cell table:number-columns-repeated="16383"/>
        </table:table-row>
        <table:table-row table:number-rows-repeated="1048522" table:style-name="ro3">
          <table:table-cell table:number-columns-repeated="16384"/>
        </table:table-row>
      </table:table>
      <table:table table:name="Aglomeracja_Śl" table:style-name="ta1">
        <table:table-column table:style-name="co53" table:default-cell-style-name="ce3"/>
        <table:table-column table:style-name="co54" table:default-cell-style-name="ce3"/>
        <table:table-column table:style-name="co5" table:default-cell-style-name="ce3"/>
        <table:table-column table:style-name="co55" table:default-cell-style-name="ce3"/>
        <table:table-column table:style-name="co52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34521295289999998" table:style-name="ce10">
            <text:p>34,5%</text:p>
          </table:table-cell>
          <table:table-cell office:value-type="percentage" office:value="0.33298560040000003" table:style-name="ce10">
            <text:p>33,3%</text:p>
          </table:table-cell>
          <table:table-cell office:value-type="percentage" office:value="0.31249454519999997" table:style-name="ce10">
            <text:p>31,2%</text:p>
          </table:table-cell>
          <table:table-cell office:value-type="percentage" office:value="0.33817167269999998" table:style-name="ce11">
            <text:p>33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Śląsk)</text:p>
          </table:table-cell>
          <table:table-cell office:value-type="percentage" office:value="5.7599676299999999E-2" table:style-name="ce10">
            <text:p>5,8%</text:p>
          </table:table-cell>
          <table:table-cell office:value-type="percentage" office:value="7.0714119399999997E-2" table:style-name="ce10">
            <text:p>7,1%</text:p>
          </table:table-cell>
          <table:table-cell office:value-type="percentage" office:value="6.6815331899999997E-2" table:style-name="ce10">
            <text:p>6,7%</text:p>
          </table:table-cell>
          <table:table-cell office:value-type="percentage" office:value="7.4021160899999994E-2" table:style-name="ce11">
            <text:p>7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5.6969773000000001E-2" table:style-name="ce10">
            <text:p>5,7%</text:p>
          </table:table-cell>
          <table:table-cell office:value-type="percentage" office:value="6.0565882699999997E-2" table:style-name="ce10">
            <text:p>6,1%</text:p>
          </table:table-cell>
          <table:table-cell office:value-type="percentage" office:value="6.2652753699999994E-2" table:style-name="ce10">
            <text:p>6,3%</text:p>
          </table:table-cell>
          <table:table-cell office:value-type="percentage" office:value="6.3094191899999999E-2" table:style-name="ce11">
            <text:p>6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106,4 FM (Katowice)</text:p>
          </table:table-cell>
          <table:table-cell office:value-type="percentage" office:value="4.7616027599999999E-2" table:style-name="ce10">
            <text:p>4,8%</text:p>
          </table:table-cell>
          <table:table-cell office:value-type="percentage" office:value="5.9434802799999999E-2" table:style-name="ce10">
            <text:p>5,9%</text:p>
          </table:table-cell>
          <table:table-cell office:value-type="percentage" office:value="5.6683156200000001E-2" table:style-name="ce10">
            <text:p>5,7%</text:p>
          </table:table-cell>
          <table:table-cell office:value-type="percentage" office:value="6.2184135699999997E-2" table:style-name="ce11">
            <text:p>6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4.9719342499999999E-2" table:style-name="ce10">
            <text:p>5,0%</text:p>
          </table:table-cell>
          <table:table-cell office:value-type="percentage" office:value="3.4080075100000003E-2" table:style-name="ce10">
            <text:p>3,4%</text:p>
          </table:table-cell>
          <table:table-cell office:value-type="percentage" office:value="4.2532682699999998E-2" table:style-name="ce10">
            <text:p>4,3%</text:p>
          </table:table-cell>
          <table:table-cell office:value-type="percentage" office:value="4.6020235499999999E-2" table:style-name="ce11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Fest (Chorzów)</text:p>
          </table:table-cell>
          <table:table-cell office:value-type="percentage" office:value="3.0607568000000002E-2" table:style-name="ce10">
            <text:p>3,1%</text:p>
          </table:table-cell>
          <table:table-cell office:value-type="percentage" office:value="2.9511703899999998E-2" table:style-name="ce10">
            <text:p>3,0%</text:p>
          </table:table-cell>
          <table:table-cell office:value-type="percentage" office:value="3.0675083999999998E-2" table:style-name="ce10">
            <text:p>3,1%</text:p>
          </table:table-cell>
          <table:table-cell office:value-type="percentage" office:value="4.1584680499999999E-2" table:style-name="ce11">
            <text:p>4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Karolina 91,2 FM (Katowice)</text:p>
          </table:table-cell>
          <table:table-cell office:value-type="percentage" office:value="4.1369462799999999E-2" table:style-name="ce10">
            <text:p>4,1%</text:p>
          </table:table-cell>
          <table:table-cell office:value-type="percentage" office:value="4.11169979E-2" table:style-name="ce10">
            <text:p>4,1%</text:p>
          </table:table-cell>
          <table:table-cell office:value-type="percentage" office:value="5.5951415800000001E-2" table:style-name="ce10">
            <text:p>5,6%</text:p>
          </table:table-cell>
          <table:table-cell office:value-type="percentage" office:value="3.9499007500000002E-2" table:style-name="ce11">
            <text:p>3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Katowice)</text:p>
          </table:table-cell>
          <table:table-cell office:value-type="percentage" office:value="1.9143199100000001E-2" table:style-name="ce10">
            <text:p>1,9%</text:p>
          </table:table-cell>
          <table:table-cell office:value-type="percentage" office:value="2.9270514599999999E-2" table:style-name="ce10">
            <text:p>2,9%</text:p>
          </table:table-cell>
          <table:table-cell office:value-type="percentage" office:value="3.0813165199999999E-2" table:style-name="ce10">
            <text:p>3,1%</text:p>
          </table:table-cell>
          <table:table-cell office:value-type="percentage" office:value="3.5939833400000003E-2" table:style-name="ce11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Katowice</text:p>
          </table:table-cell>
          <table:table-cell office:value-type="percentage" office:value="5.4174559999999997E-2" table:style-name="ce10">
            <text:p>5,4%</text:p>
          </table:table-cell>
          <table:table-cell office:value-type="percentage" office:value="4.2623052299999999E-2" table:style-name="ce10">
            <text:p>4,3%</text:p>
          </table:table-cell>
          <table:table-cell office:value-type="percentage" office:value="3.5667512999999998E-2" table:style-name="ce10">
            <text:p>3,6%</text:p>
          </table:table-cell>
          <table:table-cell office:value-type="percentage" office:value="3.5513073100000001E-2" table:style-name="ce11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Silesia (Zabrze) / do 2014-06 Radio Plus Śląsk</text:p>
          </table:table-cell>
          <table:table-cell office:value-type="percentage" office:value="1.9565189399999999E-2" table:style-name="ce10">
            <text:p>2,0%</text:p>
          </table:table-cell>
          <table:table-cell office:value-type="percentage" office:value="2.1649807300000001E-2" table:style-name="ce10">
            <text:p>2,2%</text:p>
          </table:table-cell>
          <table:table-cell office:value-type="percentage" office:value="2.55153233E-2" table:style-name="ce10">
            <text:p>2,6%</text:p>
          </table:table-cell>
          <table:table-cell office:value-type="percentage" office:value="3.4444743100000001E-2" table:style-name="ce11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0983704800000001E-2" table:style-name="ce10">
            <text:p>5,1%</text:p>
          </table:table-cell>
          <table:table-cell office:value-type="percentage" office:value="3.21609089E-2" table:style-name="ce10">
            <text:p>3,2%</text:p>
          </table:table-cell>
          <table:table-cell office:value-type="percentage" office:value="3.6937827999999999E-2" table:style-name="ce10">
            <text:p>3,7%</text:p>
          </table:table-cell>
          <table:table-cell office:value-type="percentage" office:value="3.4342222300000003E-2" table:style-name="ce11">
            <text:p>3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iekary</text:p>
          </table:table-cell>
          <table:table-cell office:value-type="percentage" office:value="5.2656610499999999E-2" table:style-name="ce10">
            <text:p>5,3%</text:p>
          </table:table-cell>
          <table:table-cell office:value-type="percentage" office:value="6.8988716899999997E-2" table:style-name="ce10">
            <text:p>6,9%</text:p>
          </table:table-cell>
          <table:table-cell office:value-type="percentage" office:value="4.9344257199999998E-2" table:style-name="ce10">
            <text:p>4,9%</text:p>
          </table:table-cell>
          <table:table-cell office:value-type="percentage" office:value="2.9108661300000001E-2" table:style-name="ce11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3.1226030700000001E-2" table:style-name="ce10">
            <text:p>3,1%</text:p>
          </table:table-cell>
          <table:table-cell office:value-type="percentage" office:value="2.4120064600000001E-2" table:style-name="ce10">
            <text:p>2,4%</text:p>
          </table:table-cell>
          <table:table-cell office:value-type="percentage" office:value="1.8460932699999998E-2" table:style-name="ce10">
            <text:p>1,8%</text:p>
          </table:table-cell>
          <table:table-cell office:value-type="percentage" office:value="2.7746278799999999E-2" table:style-name="ce11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3.1032308799999998E-2" table:style-name="ce10">
            <text:p>3,1%</text:p>
          </table:table-cell>
          <table:table-cell office:value-type="percentage" office:value="2.99128476E-2" table:style-name="ce10">
            <text:p>3,0%</text:p>
          </table:table-cell>
          <table:table-cell office:value-type="percentage" office:value="3.3420740900000002E-2" table:style-name="ce10">
            <text:p>3,3%</text:p>
          </table:table-cell>
          <table:table-cell office:value-type="percentage" office:value="2.2159342299999999E-2" table:style-name="ce11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Katowice) / do 2016-02 Rock Radio 94,5 FM (Katowice)</text:p>
          </table:table-cell>
          <table:table-cell office:value-type="percentage" office:value="1.9972376699999999E-2" table:style-name="ce10">
            <text:p>2,0%</text:p>
          </table:table-cell>
          <table:table-cell office:value-type="percentage" office:value="2.16378908E-2" table:style-name="ce10">
            <text:p>2,2%</text:p>
          </table:table-cell>
          <table:table-cell office:value-type="percentage" office:value="2.5330278099999999E-2" table:style-name="ce10">
            <text:p>2,5%</text:p>
          </table:table-cell>
          <table:table-cell office:value-type="percentage" office:value="1.7246308599999999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loradio (Katowice) / do 2017-08 Radio ZET Gold (Katowice)</text:p>
          </table:table-cell>
          <table:table-cell office:value-type="percentage" office:value="6.0845196999999998E-3" table:style-name="ce10">
            <text:p>0,6%</text:p>
          </table:table-cell>
          <table:table-cell office:value-type="percentage" office:value="1.43114678E-2" table:style-name="ce10">
            <text:p>1,4%</text:p>
          </table:table-cell>
          <table:table-cell office:value-type="percentage" office:value="1.6185232399999999E-2" table:style-name="ce10">
            <text:p>1,6%</text:p>
          </table:table-cell>
          <table:table-cell office:value-type="percentage" office:value="1.6945622800000001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1.23156185E-2" table:style-name="ce10">
            <text:p>1,2%</text:p>
          </table:table-cell>
          <table:table-cell office:value-type="percentage" office:value="1.66799958E-2" table:style-name="ce10">
            <text:p>1,7%</text:p>
          </table:table-cell>
          <table:table-cell office:value-type="percentage" office:value="1.56989165E-2" table:style-name="ce10">
            <text:p>1,6%</text:p>
          </table:table-cell>
          <table:table-cell office:value-type="percentage" office:value="1.55111235E-2" table:style-name="ce11">
            <text:p>1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xpress FM (Tychy)</text:p>
          </table:table-cell>
          <table:table-cell office:value-type="percentage" office:value="1.43445381E-2" table:style-name="ce10">
            <text:p>1,4%</text:p>
          </table:table-cell>
          <table:table-cell office:value-type="percentage" office:value="1.2628206100000001E-2" table:style-name="ce10">
            <text:p>1,3%</text:p>
          </table:table-cell>
          <table:table-cell office:value-type="percentage" office:value="2.6291272899999999E-2" table:style-name="ce10">
            <text:p>2,6%</text:p>
          </table:table-cell>
          <table:table-cell office:value-type="percentage" office:value="1.44506498E-2" table:style-name="ce11">
            <text:p>1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M 107,6 FM (Katowice)</text:p>
          </table:table-cell>
          <table:table-cell office:value-type="percentage" office:value="1.7116776E-2" table:style-name="ce10">
            <text:p>1,7%</text:p>
          </table:table-cell>
          <table:table-cell office:value-type="percentage" office:value="1.53899412E-2" table:style-name="ce10">
            <text:p>1,5%</text:p>
          </table:table-cell>
          <table:table-cell office:value-type="percentage" office:value="1.44378766E-2" table:style-name="ce10">
            <text:p>1,4%</text:p>
          </table:table-cell>
          <table:table-cell office:value-type="percentage" office:value="1.35878158E-2" table:style-name="ce11">
            <text:p>1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6.6010547000000001E-3" table:style-name="ce10">
            <text:p>0,7%</text:p>
          </table:table-cell>
          <table:table-cell office:value-type="percentage" office:value="3.7285056999999998E-3" table:style-name="ce10">
            <text:p>0,4%</text:p>
          </table:table-cell>
          <table:table-cell office:value-type="percentage" office:value="6.0332377999999997E-3" table:style-name="ce10">
            <text:p>0,6%</text:p>
          </table:table-cell>
          <table:table-cell office:value-type="percentage" office:value="6.2735011000000004E-3" table:style-name="ce11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Chillizet (Katowice) / do 2017-05 Radio ZET Chilli (Katowice)</text:p>
          </table:table-cell>
          <table:table-cell office:value-type="percentage" office:value="5.8238489000000003E-3" table:style-name="ce10">
            <text:p>0,6%</text:p>
          </table:table-cell>
          <table:table-cell office:value-type="percentage" office:value="4.9242000000000001E-3" table:style-name="ce10">
            <text:p>0,5%</text:p>
          </table:table-cell>
          <table:table-cell office:value-type="percentage" office:value="2.7516316999999998E-3" table:style-name="ce10">
            <text:p>0,3%</text:p>
          </table:table-cell>
          <table:table-cell office:value-type="percentage" office:value="6.1884052999999998E-3" table:style-name="ce11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CCM</text:p>
          </table:table-cell>
          <table:table-cell office:value-type="percentage" office:value="5.7514271000000004E-3" table:style-name="ce10">
            <text:p>0,6%</text:p>
          </table:table-cell>
          <table:table-cell office:value-type="percentage" office:value="1.04588236E-2" table:style-name="ce10">
            <text:p>1,0%</text:p>
          </table:table-cell>
          <table:table-cell office:value-type="percentage" office:value="1.03180184E-2" table:style-name="ce10">
            <text:p>1,0%</text:p>
          </table:table-cell>
          <table:table-cell office:value-type="percentage" office:value="5.0683628999999997E-3" table:style-name="ce11">
            <text:p>0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90 FM (Rybnik)</text:p>
          </table:table-cell>
          <table:table-cell office:value-type="percentage" office:value="4.1937383999999999E-3" table:style-name="ce10">
            <text:p>0,4%</text:p>
          </table:table-cell>
          <table:table-cell office:value-type="percentage" office:value="4.8140557999999996E-3" table:style-name="ce10">
            <text:p>0,5%</text:p>
          </table:table-cell>
          <table:table-cell office:value-type="percentage" office:value="3.0168844000000002E-3" table:style-name="ce10">
            <text:p>0,3%</text:p>
          </table:table-cell>
          <table:table-cell office:value-type="percentage" office:value="4.0129394999999998E-3" table:style-name="ce11">
            <text:p>0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2.2452549999999998E-3" table:style-name="ce12">
            <text:p>0,2%</text:p>
          </table:table-cell>
          <table:table-cell office:value-type="percentage" office:value="1.0491013000000001E-3" table:style-name="ce12">
            <text:p>0,1%</text:p>
          </table:table-cell>
          <table:table-cell office:value-type="percentage" office:value="1.0461641000000001E-3" table:style-name="ce12">
            <text:p>0,1%</text:p>
          </table:table-cell>
          <table:table-cell office:value-type="percentage" office:value="3.3982194000000002E-3" table:style-name="ce13">
            <text:p>0,3%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7.2013570999999998E-3" table:style-name="ce12">
            <text:p>0,7%</text:p>
          </table:table-cell>
          <table:table-cell office:value-type="percentage" office:value="8.3361536E-3" table:style-name="ce12">
            <text:p>0,8%</text:p>
          </table:table-cell>
          <table:table-cell office:value-type="percentage" office:value="6.0413397000000004E-3" table:style-name="ce12">
            <text:p>0,6%</text:p>
          </table:table-cell>
          <table:table-cell office:value-type="percentage" office:value="3.3261751999999999E-3" table:style-name="ce13">
            <text:p>0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2521" table:style-name="ce1">
            <text:p>2521</text:p>
          </table:table-cell>
          <table:table-cell office:value-type="float" office:value="2396" table:style-name="ce1">
            <text:p>2396</text:p>
          </table:table-cell>
          <table:table-cell office:value-type="float" office:value="2298" table:style-name="ce1">
            <text:p>2298</text:p>
          </table:table-cell>
          <table:table-cell office:value-type="float" office:value="2599" table:style-name="ce1">
            <text:p>2599</text:p>
          </table:table-cell>
          <table:table-cell table:style-name="ce1"/>
          <table:table-cell table:number-columns-repeated="16378"/>
        </table:table-row>
        <table:table-row table:number-rows-repeated="4" table:style-name="ro1">
          <table:table-cell table:style-name="ce3"/>
          <table:table-cell table:number-columns-repeated="4" table:style-name="ce10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Aglomeracja Śląska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Aglomeracja Śląsk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1 680 018 (99 254 przypadków, 6,1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3" table:style-name="ro3">
          <table:table-cell table:number-columns-repeated="16384"/>
        </table:table-row>
      </table:table>
      <table:table table:name="Trójmiasto" table:style-name="ta1">
        <table:table-column table:style-name="co56" table:default-cell-style-name="ce3"/>
        <table:table-column table:style-name="co55" table:default-cell-style-name="ce3"/>
        <table:table-column table:style-name="co57" table:default-cell-style-name="ce3"/>
        <table:table-column table:style-name="co4" table:default-cell-style-name="ce3"/>
        <table:table-column table:style-name="co58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1">
          <table:table-cell table:style-name="ce5"/>
          <table:table-cell office:value-type="string" table:style-name="ce5">
            <text:p>maj 2017 : październik 2017</text:p>
          </table:table-cell>
          <table:table-cell office:value-type="string" table:style-name="ce5">
            <text:p>listopad 2017 : kwiecień 2018</text:p>
          </table:table-cell>
          <table:table-cell office:value-type="string" table:style-name="ce5">
            <text:p>maj 2018 : październik 2018</text:p>
          </table:table-cell>
          <table:table-cell office:value-type="string" table:style-name="ce5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7045647080000001" table:style-name="ce10">
            <text:p>17,0%</text:p>
          </table:table-cell>
          <table:table-cell office:value-type="percentage" office:value="0.14742997290000001" table:style-name="ce10">
            <text:p>14,7%</text:p>
          </table:table-cell>
          <table:table-cell office:value-type="percentage" office:value="0.1851787362" table:style-name="ce10">
            <text:p>18,5%</text:p>
          </table:table-cell>
          <table:table-cell office:value-type="percentage" office:value="0.1841090282" table:style-name="ce11">
            <text:p>18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148604344" table:style-name="ce10">
            <text:p>11,5%</text:p>
          </table:table-cell>
          <table:table-cell office:value-type="percentage" office:value="0.1027761017" table:style-name="ce10">
            <text:p>10,3%</text:p>
          </table:table-cell>
          <table:table-cell office:value-type="percentage" office:value="0.1061786111" table:style-name="ce10">
            <text:p>10,6%</text:p>
          </table:table-cell>
          <table:table-cell office:value-type="percentage" office:value="9.3605232799999993E-2" table:style-name="ce11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153525369" table:style-name="ce10">
            <text:p>11,5%</text:p>
          </table:table-cell>
          <table:table-cell office:value-type="percentage" office:value="0.1070013143" table:style-name="ce10">
            <text:p>10,7%</text:p>
          </table:table-cell>
          <table:table-cell office:value-type="percentage" office:value="8.11836004E-2" table:style-name="ce10">
            <text:p>8,1%</text:p>
          </table:table-cell>
          <table:table-cell office:value-type="percentage" office:value="8.6378922799999994E-2" table:style-name="ce11">
            <text:p>8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Gdańsk</text:p>
          </table:table-cell>
          <table:table-cell office:value-type="percentage" office:value="8.2195718700000003E-2" table:style-name="ce10">
            <text:p>8,2%</text:p>
          </table:table-cell>
          <table:table-cell office:value-type="percentage" office:value="6.4369149299999998E-2" table:style-name="ce10">
            <text:p>6,4%</text:p>
          </table:table-cell>
          <table:table-cell office:value-type="percentage" office:value="7.5370013599999994E-2" table:style-name="ce10">
            <text:p>7,5%</text:p>
          </table:table-cell>
          <table:table-cell office:value-type="percentage" office:value="7.7912826300000002E-2" table:style-name="ce11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6.8713112199999996E-2" table:style-name="ce10">
            <text:p>6,9%</text:p>
          </table:table-cell>
          <table:table-cell office:value-type="percentage" office:value="6.8969049500000004E-2" table:style-name="ce10">
            <text:p>6,9%</text:p>
          </table:table-cell>
          <table:table-cell office:value-type="percentage" office:value="8.0627238200000007E-2" table:style-name="ce10">
            <text:p>8,1%</text:p>
          </table:table-cell>
          <table:table-cell office:value-type="percentage" office:value="7.43221352E-2" table:style-name="ce11">
            <text:p>7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tyradio / do 2015-01 Radio ZET Chilli</text:p>
          </table:table-cell>
          <table:table-cell office:value-type="percentage" office:value="6.61499324E-2" table:style-name="ce10">
            <text:p>6,6%</text:p>
          </table:table-cell>
          <table:table-cell office:value-type="percentage" office:value="7.1824275199999996E-2" table:style-name="ce10">
            <text:p>7,2%</text:p>
          </table:table-cell>
          <table:table-cell office:value-type="percentage" office:value="5.77148174E-2" table:style-name="ce10">
            <text:p>5,8%</text:p>
          </table:table-cell>
          <table:table-cell office:value-type="percentage" office:value="7.3519493599999999E-2" table:style-name="ce11">
            <text:p>7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Trefl 103 i 99,2 FM (Trójmiasto)</text:p>
          </table:table-cell>
          <table:table-cell office:value-type="percentage" office:value="7.6235032600000002E-2" table:style-name="ce10">
            <text:p>7,6%</text:p>
          </table:table-cell>
          <table:table-cell office:value-type="percentage" office:value="6.5242027699999997E-2" table:style-name="ce10">
            <text:p>6,5%</text:p>
          </table:table-cell>
          <table:table-cell office:value-type="percentage" office:value="7.4764919299999996E-2" table:style-name="ce10">
            <text:p>7,5%</text:p>
          </table:table-cell>
          <table:table-cell office:value-type="percentage" office:value="6.5221784099999999E-2" table:style-name="ce11">
            <text:p>6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MAXXX (Trójmiasto)</text:p>
          </table:table-cell>
          <table:table-cell office:value-type="percentage" office:value="4.94732612E-2" table:style-name="ce10">
            <text:p>4,9%</text:p>
          </table:table-cell>
          <table:table-cell office:value-type="percentage" office:value="5.11025435E-2" table:style-name="ce10">
            <text:p>5,1%</text:p>
          </table:table-cell>
          <table:table-cell office:value-type="percentage" office:value="4.4157215200000002E-2" table:style-name="ce10">
            <text:p>4,4%</text:p>
          </table:table-cell>
          <table:table-cell office:value-type="percentage" office:value="5.2405932400000001E-2" table:style-name="ce11">
            <text:p>5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4.1612026699999999E-2" table:style-name="ce10">
            <text:p>4,2%</text:p>
          </table:table-cell>
          <table:table-cell office:value-type="percentage" office:value="4.7880263800000003E-2" table:style-name="ce10">
            <text:p>4,8%</text:p>
          </table:table-cell>
          <table:table-cell office:value-type="percentage" office:value="3.6054966899999999E-2" table:style-name="ce10">
            <text:p>3,6%</text:p>
          </table:table-cell>
          <table:table-cell office:value-type="percentage" office:value="4.7367408899999998E-2" table:style-name="ce11">
            <text:p>4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(Trójmiasto)</text:p>
          </table:table-cell>
          <table:table-cell office:value-type="percentage" office:value="3.51893738E-2" table:style-name="ce10">
            <text:p>3,5%</text:p>
          </table:table-cell>
          <table:table-cell office:value-type="percentage" office:value="4.7409826799999999E-2" table:style-name="ce10">
            <text:p>4,7%</text:p>
          </table:table-cell>
          <table:table-cell office:value-type="percentage" office:value="6.09657132E-2" table:style-name="ce10">
            <text:p>6,1%</text:p>
          </table:table-cell>
          <table:table-cell office:value-type="percentage" office:value="4.4981330399999998E-2" table:style-name="ce11">
            <text:p>4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lus Gdańsk</text:p>
          </table:table-cell>
          <table:table-cell office:value-type="percentage" office:value="2.9148699899999998E-2" table:style-name="ce10">
            <text:p>2,9%</text:p>
          </table:table-cell>
          <table:table-cell office:value-type="percentage" office:value="4.3826961999999997E-2" table:style-name="ce10">
            <text:p>4,4%</text:p>
          </table:table-cell>
          <table:table-cell office:value-type="percentage" office:value="4.1991786900000001E-2" table:style-name="ce10">
            <text:p>4,2%</text:p>
          </table:table-cell>
          <table:table-cell office:value-type="percentage" office:value="3.7138799700000003E-2" table:style-name="ce11">
            <text:p>3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3.7240888799999997E-2" table:style-name="ce10">
            <text:p>3,7%</text:p>
          </table:table-cell>
          <table:table-cell office:value-type="percentage" office:value="3.2622310600000003E-2" table:style-name="ce10">
            <text:p>3,3%</text:p>
          </table:table-cell>
          <table:table-cell office:value-type="percentage" office:value="3.1877467200000002E-2" table:style-name="ce10">
            <text:p>3,2%</text:p>
          </table:table-cell>
          <table:table-cell office:value-type="percentage" office:value="3.1364870500000003E-2" table:style-name="ce11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5.0394638800000002E-2" table:style-name="ce10">
            <text:p>5,0%</text:p>
          </table:table-cell>
          <table:table-cell office:value-type="percentage" office:value="4.4035506699999998E-2" table:style-name="ce10">
            <text:p>4,4%</text:p>
          </table:table-cell>
          <table:table-cell office:value-type="percentage" office:value="2.58086098E-2" table:style-name="ce10">
            <text:p>2,6%</text:p>
          </table:table-cell>
          <table:table-cell office:value-type="percentage" office:value="2.81825229E-2" table:style-name="ce11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1.3003905499999999E-2" table:style-name="ce10">
            <text:p>1,3%</text:p>
          </table:table-cell>
          <table:table-cell office:value-type="percentage" office:value="1.94108926E-2" table:style-name="ce10">
            <text:p>1,9%</text:p>
          </table:table-cell>
          <table:table-cell office:value-type="percentage" office:value="1.7957317800000001E-2" table:style-name="ce10">
            <text:p>1,8%</text:p>
          </table:table-cell>
          <table:table-cell office:value-type="percentage" office:value="2.14800115E-2" table:style-name="ce11">
            <text:p>2,1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Kaszebe</text:p>
          </table:table-cell>
          <table:table-cell office:value-type="percentage" office:value="8.0904336000000004E-3" table:style-name="ce10">
            <text:p>0,8%</text:p>
          </table:table-cell>
          <table:table-cell office:value-type="percentage" office:value="2.4828215800000001E-2" table:style-name="ce10">
            <text:p>2,5%</text:p>
          </table:table-cell>
          <table:table-cell office:value-type="percentage" office:value="1.65375977E-2" table:style-name="ce10">
            <text:p>1,7%</text:p>
          </table:table-cell>
          <table:table-cell office:value-type="percentage" office:value="1.8462984299999999E-2" table:style-name="ce11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Gdańsk)</text:p>
          </table:table-cell>
          <table:table-cell office:value-type="string" table:style-name="ce10">
            <text:p>--</text:p>
          </table:table-cell>
          <table:table-cell office:value-type="percentage" office:value="4.2826998000000003E-3" table:style-name="ce10">
            <text:p>0,4%</text:p>
          </table:table-cell>
          <table:table-cell office:value-type="percentage" office:value="1.11689068E-2" table:style-name="ce10">
            <text:p>1,1%</text:p>
          </table:table-cell>
          <table:table-cell office:value-type="percentage" office:value="1.66113819E-2" table:style-name="ce11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Wawa (Gdańsk)</text:p>
          </table:table-cell>
          <table:table-cell office:value-type="percentage" office:value="5.8926521000000004E-3" table:style-name="ce10">
            <text:p>0,6%</text:p>
          </table:table-cell>
          <table:table-cell office:value-type="percentage" office:value="1.11909117E-2" table:style-name="ce10">
            <text:p>1,1%</text:p>
          </table:table-cell>
          <table:table-cell office:value-type="percentage" office:value="1.79327284E-2" table:style-name="ce10">
            <text:p>1,8%</text:p>
          </table:table-cell>
          <table:table-cell office:value-type="percentage" office:value="1.33752764E-2" table:style-name="ce11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Chillizet / do 2017-05 Radio ZET Chilli (Warszawa/Kraków)</text:p>
          </table:table-cell>
          <table:table-cell office:value-type="percentage" office:value="1.9143151E-3" table:style-name="ce10">
            <text:p>0,2%</text:p>
          </table:table-cell>
          <table:table-cell office:value-type="percentage" office:value="2.5091166999999998E-3" table:style-name="ce10">
            <text:p>0,3%</text:p>
          </table:table-cell>
          <table:table-cell office:value-type="percentage" office:value="7.3452172000000003E-3" table:style-name="ce10">
            <text:p>0,7%</text:p>
          </table:table-cell>
          <table:table-cell office:value-type="percentage" office:value="6.6302465999999996E-3" table:style-name="ce11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31833101E-2" table:style-name="ce10">
            <text:p>1,3%</text:p>
          </table:table-cell>
          <table:table-cell office:value-type="percentage" office:value="1.8375216400000002E-2" table:style-name="ce10">
            <text:p>1,8%</text:p>
          </table:table-cell>
          <table:table-cell office:value-type="percentage" office:value="7.8374541000000002E-3" table:style-name="ce10">
            <text:p>0,8%</text:p>
          </table:table-cell>
          <table:table-cell office:value-type="percentage" office:value="5.9257883000000001E-3" table:style-name="ce11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3.0858538999999998E-3" table:style-name="ce12">
            <text:p>0,3%</text:p>
          </table:table-cell>
          <table:table-cell office:value-type="percentage" office:value="6.4987678999999998E-3" table:style-name="ce12">
            <text:p>0,6%</text:p>
          </table:table-cell>
          <table:table-cell office:value-type="percentage" office:value="4.6840681999999996E-3" table:style-name="ce12">
            <text:p>0,5%</text:p>
          </table:table-cell>
          <table:table-cell office:value-type="percentage" office:value="4.8438313000000004E-3" table:style-name="ce13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1.03782814E-2" table:style-name="ce12">
            <text:p>1,0%</text:p>
          </table:table-cell>
          <table:table-cell office:value-type="percentage" office:value="1.05278252E-2" table:style-name="ce12">
            <text:p>1,1%</text:p>
          </table:table-cell>
          <table:table-cell office:value-type="percentage" office:value="6.9291717999999999E-3" table:style-name="ce12">
            <text:p>0,7%</text:p>
          </table:table-cell>
          <table:table-cell office:value-type="percentage" office:value="4.1154262999999998E-3" table:style-name="ce13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2060" table:style-name="ce1">
            <text:p>2060</text:p>
          </table:table-cell>
          <table:table-cell office:value-type="float" office:value="2181" table:style-name="ce1">
            <text:p>2181</text:p>
          </table:table-cell>
          <table:table-cell office:value-type="float" office:value="2251" table:style-name="ce1">
            <text:p>2251</text:p>
          </table:table-cell>
          <table:table-cell office:value-type="float" office:value="2235" table:style-name="ce1">
            <text:p>2235</text:p>
          </table:table-cell>
          <table:table-cell table:number-columns-repeated="16379"/>
        </table:table-row>
        <table:table-row table:number-rows-repeated="5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4"/>Trójmiasto: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ybrane miasta = Trójmiasto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Wielkość (nie ważona): 600 786 (68 859 przypadków, 4,2% całej próby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048526" table:style-name="ro3">
          <table:table-cell table:number-columns-repeated="16384"/>
        </table:table-row>
      </table:table>
      <table:table table:name="Częstochowa" table:style-name="ta1">
        <table:table-column table:style-name="co11" table:default-cell-style-name="ce3"/>
        <table:table-column table:style-name="co15" table:default-cell-style-name="ce3"/>
        <table:table-column table:style-name="co3" table:default-cell-style-name="ce3"/>
        <table:table-column table:style-name="co57" table:default-cell-style-name="ce3"/>
        <table:table-column table:style-name="co59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7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58402666" table:style-name="ce29">
            <text:p>15,8%</text:p>
          </table:table-cell>
          <table:table-cell office:value-type="percentage" office:value="0.1652193643" table:style-name="ce29">
            <text:p>16,5%</text:p>
          </table:table-cell>
          <table:table-cell office:value-type="percentage" office:value="0.21204069910000001" table:style-name="ce29">
            <text:p>21,2%</text:p>
          </table:table-cell>
          <table:table-cell office:value-type="percentage" office:value="0.21311793570000001" table:style-name="ce30">
            <text:p>21,3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Jura (Częstochowa)</text:p>
          </table:table-cell>
          <table:table-cell office:value-type="percentage" office:value="0.1254068367" table:style-name="ce29">
            <text:p>12,5%</text:p>
          </table:table-cell>
          <table:table-cell office:value-type="percentage" office:value="0.1640326034" table:style-name="ce29">
            <text:p>16,4%</text:p>
          </table:table-cell>
          <table:table-cell office:value-type="percentage" office:value="0.1210719732" table:style-name="ce29">
            <text:p>12,1%</text:p>
          </table:table-cell>
          <table:table-cell office:value-type="percentage" office:value="0.12764845359999999" table:style-name="ce30">
            <text:p>12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0.12729627439999999" table:style-name="ce29">
            <text:p>12,7%</text:p>
          </table:table-cell>
          <table:table-cell office:value-type="percentage" office:value="0.102883235" table:style-name="ce29">
            <text:p>10,3%</text:p>
          </table:table-cell>
          <table:table-cell office:value-type="percentage" office:value="0.1317230392" table:style-name="ce29">
            <text:p>13,2%</text:p>
          </table:table-cell>
          <table:table-cell office:value-type="percentage" office:value="0.1212609409" table:style-name="ce30">
            <text:p>12,1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2113485557" table:style-name="ce29">
            <text:p>21,1%</text:p>
          </table:table-cell>
          <table:table-cell office:value-type="percentage" office:value="0.14270785010000001" table:style-name="ce29">
            <text:p>14,3%</text:p>
          </table:table-cell>
          <table:table-cell office:value-type="percentage" office:value="0.1510798813" table:style-name="ce29">
            <text:p>15,1%</text:p>
          </table:table-cell>
          <table:table-cell office:value-type="percentage" office:value="0.1209698996" table:style-name="ce30">
            <text:p>12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(Częstochowa)</text:p>
          </table:table-cell>
          <table:table-cell office:value-type="percentage" office:value="0.104019319" table:style-name="ce29">
            <text:p>10,4%</text:p>
          </table:table-cell>
          <table:table-cell office:value-type="percentage" office:value="0.1075583859" table:style-name="ce29">
            <text:p>10,8%</text:p>
          </table:table-cell>
          <table:table-cell office:value-type="percentage" office:value="0.12280548569999999" table:style-name="ce29">
            <text:p>12,3%</text:p>
          </table:table-cell>
          <table:table-cell office:value-type="percentage" office:value="0.1171754213" table:style-name="ce30">
            <text:p>11,7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Twoja Polska Stacja (Częstochowa)</text:p>
          </table:table-cell>
          <table:table-cell office:value-type="string" table:style-name="ce29">
            <text:p>--</text:p>
          </table:table-cell>
          <table:table-cell office:value-type="string" table:style-name="ce29">
            <text:p>--</text:p>
          </table:table-cell>
          <table:table-cell office:value-type="percentage" office:value="2.4829550999999998E-3" table:style-name="ce29">
            <text:p>0,2%</text:p>
          </table:table-cell>
          <table:table-cell office:value-type="percentage" office:value="8.8638231100000006E-2" table:style-name="ce30">
            <text:p>8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C 96,6 FM (Częstochowa)</text:p>
          </table:table-cell>
          <table:table-cell office:value-type="percentage" office:value="5.9673736200000001E-2" table:style-name="ce29">
            <text:p>6,0%</text:p>
          </table:table-cell>
          <table:table-cell office:value-type="percentage" office:value="5.64018731E-2" table:style-name="ce29">
            <text:p>5,6%</text:p>
          </table:table-cell>
          <table:table-cell office:value-type="percentage" office:value="6.4136827399999999E-2" table:style-name="ce29">
            <text:p>6,4%</text:p>
          </table:table-cell>
          <table:table-cell office:value-type="percentage" office:value="5.9102192099999999E-2" table:style-name="ce30">
            <text:p>5,9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6784398800000002E-2" table:style-name="ce29">
            <text:p>4,7%</text:p>
          </table:table-cell>
          <table:table-cell office:value-type="percentage" office:value="7.3547601000000004E-2" table:style-name="ce29">
            <text:p>7,4%</text:p>
          </table:table-cell>
          <table:table-cell office:value-type="percentage" office:value="4.3032873300000003E-2" table:style-name="ce29">
            <text:p>4,3%</text:p>
          </table:table-cell>
          <table:table-cell office:value-type="percentage" office:value="3.7395827299999997E-2" table:style-name="ce30">
            <text:p>3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4.5916020600000003E-2" table:style-name="ce29">
            <text:p>4,6%</text:p>
          </table:table-cell>
          <table:table-cell office:value-type="percentage" office:value="2.81847255E-2" table:style-name="ce29">
            <text:p>2,8%</text:p>
          </table:table-cell>
          <table:table-cell office:value-type="percentage" office:value="3.2498966800000001E-2" table:style-name="ce29">
            <text:p>3,2%</text:p>
          </table:table-cell>
          <table:table-cell office:value-type="percentage" office:value="3.1781559600000002E-2" table:style-name="ce30">
            <text:p>3,2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3.1073536999999998E-2" table:style-name="ce29">
            <text:p>3,1%</text:p>
          </table:table-cell>
          <table:table-cell office:value-type="percentage" office:value="4.3086919799999998E-2" table:style-name="ce29">
            <text:p>4,3%</text:p>
          </table:table-cell>
          <table:table-cell office:value-type="percentage" office:value="2.63120027E-2" table:style-name="ce29">
            <text:p>2,6%</text:p>
          </table:table-cell>
          <table:table-cell office:value-type="percentage" office:value="2.7206621699999999E-2" table:style-name="ce30">
            <text:p>2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Katowice</text:p>
          </table:table-cell>
          <table:table-cell office:value-type="percentage" office:value="8.9305951000000008E-3" table:style-name="ce29">
            <text:p>0,9%</text:p>
          </table:table-cell>
          <table:table-cell office:value-type="percentage" office:value="2.6682724800000002E-2" table:style-name="ce29">
            <text:p>2,7%</text:p>
          </table:table-cell>
          <table:table-cell office:value-type="percentage" office:value="2.87862815E-2" table:style-name="ce29">
            <text:p>2,9%</text:p>
          </table:table-cell>
          <table:table-cell office:value-type="percentage" office:value="1.8919015599999998E-2" table:style-name="ce30">
            <text:p>1,9%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Fiat (Częstochowa) / do 2014-05 Katolicka Rozgłośnia Radiowa Fiat (Częstochowa)</text:p>
          </table:table-cell>
          <table:table-cell office:value-type="percentage" office:value="7.7006380999999997E-3" table:style-name="ce29">
            <text:p>0,8%</text:p>
          </table:table-cell>
          <table:table-cell office:value-type="percentage" office:value="8.9119325000000006E-3" table:style-name="ce29">
            <text:p>0,9%</text:p>
          </table:table-cell>
          <table:table-cell office:value-type="percentage" office:value="9.5401245000000003E-3" table:style-name="ce29">
            <text:p>1,0%</text:p>
          </table:table-cell>
          <table:table-cell office:value-type="percentage" office:value="3.3373282000000002E-3" table:style-name="ce30">
            <text:p>0,3%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2.8959137000000002E-3" table:style-name="ce29">
            <text:p>0,3%</text:p>
          </table:table-cell>
          <table:table-cell office:value-type="percentage" office:value="2.1056678000000001E-3" table:style-name="ce29">
            <text:p>0,2%</text:p>
          </table:table-cell>
          <table:table-cell office:value-type="percentage" office:value="3.6757559E-3" table:style-name="ce29">
            <text:p>0,4%</text:p>
          </table:table-cell>
          <table:table-cell office:value-type="percentage" office:value="2.9731298E-3" table:style-name="ce30">
            <text:p>0,3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 table:style-name="ce3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5.7328926000000001E-3" table:style-name="ce29">
            <text:p>0,6%</text:p>
          </table:table-cell>
          <table:table-cell office:value-type="percentage" office:value="7.7944106000000001E-3" table:style-name="ce29">
            <text:p>0,8%</text:p>
          </table:table-cell>
          <table:table-cell office:value-type="percentage" office:value="2.9360351000000001E-3" table:style-name="ce29">
            <text:p>0,3%</text:p>
          </table:table-cell>
          <table:table-cell office:value-type="percentage" office:value="2.7769397000000002E-3" table:style-name="ce30">
            <text:p>0,3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 table:style-name="ce3"/>
        </table:table-row>
        <table:table-row table:style-name="ro1">
          <table:table-cell office:value-type="string" table:style-name="ce12">
            <text:p>Radio Jasna Góra (Częstochowa)</text:p>
          </table:table-cell>
          <table:table-cell office:value-type="percentage" office:value="1.4677719800000001E-2" table:style-name="ce12">
            <text:p>1,5%</text:p>
          </table:table-cell>
          <table:table-cell office:value-type="percentage" office:value="1.9162538400000002E-2" table:style-name="ce12">
            <text:p>1,9%</text:p>
          </table:table-cell>
          <table:table-cell office:value-type="percentage" office:value="5.3541103000000001E-3" table:style-name="ce12">
            <text:p>0,5%</text:p>
          </table:table-cell>
          <table:table-cell office:value-type="percentage" office:value="2.7139055000000001E-3" table:style-name="ce13">
            <text:p>0,3%</text:p>
          </table:table-cell>
          <table:table-cell table:number-columns-repeated="6" table:style-name="ce10"/>
          <table:table-cell table:number-columns-repeated="16373" table:style-name="ce3"/>
        </table:table-row>
        <table:table-row table:style-name="ro1">
          <table:table-cell office:value-type="string" table:style-name="ce12">
            <text:p>N=</text:p>
          </table:table-cell>
          <table:table-cell office:value-type="float" office:value="581" table:style-name="ce1">
            <text:p>581</text:p>
          </table:table-cell>
          <table:table-cell office:value-type="float" office:value="601" table:style-name="ce1">
            <text:p>601</text:p>
          </table:table-cell>
          <table:table-cell office:value-type="float" office:value="623" table:style-name="ce1">
            <text:p>623</text:p>
          </table:table-cell>
          <table:table-cell office:value-type="float" office:value="615" table:style-name="ce1">
            <text:p>615</text:p>
          </table:table-cell>
          <table:table-cell table:number-columns-repeated="16379" table:style-name="ce3"/>
        </table:table-row>
        <table:table-row table:style-name="ro1">
          <table:table-cell table:style-name="ce1"/>
          <table:table-cell table:number-columns-repeated="4" table:style-name="ce17"/>
          <table:table-cell table:number-columns-repeated="16379" table:style-name="ce3"/>
        </table:table-row>
        <table:table-row table:style-name="ro1">
          <table:table-cell table:style-name="ce3"/>
          <table:table-cell table:number-columns-repeated="4" table:style-name="ce17"/>
          <table:table-cell table:number-columns-repeated="16379" table:style-name="ce3"/>
        </table:table-row>
        <table:table-row table:number-rows-repeated="6" table:style-name="ro1">
          <table:table-cell table:number-columns-repeated="16384" table:style-name="ce3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4"/>Częstochowa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8"/>Wybrane miasta = Częstochowa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8"/>Wielkość (nie ważona): 195 340 (33 708 przypadków, 2,1% całej próby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 table:style-name="ce3"/>
        </table:table-row>
        <table:table-row table:number-rows-repeated="14" table:style-name="ro1">
          <table:table-cell table:number-columns-repeated="16384" table:style-name="ce3"/>
        </table:table-row>
        <table:table-row table:number-rows-repeated="256" table:style-name="ro3">
          <table:table-cell table:number-columns-repeated="16384"/>
        </table:table-row>
        <table:table-row table:number-rows-repeated="20" table:style-name="ro1">
          <table:table-cell table:style-name="ce3"/>
          <table:table-cell table:style-name="ce1"/>
          <table:table-cell table:number-columns-repeated="16382" table:style-name="ce3"/>
        </table:table-row>
        <table:table-row table:number-rows-repeated="5" table:style-name="ro1">
          <table:table-cell table:style-name="ce3"/>
          <table:table-cell table:number-columns-repeated="16383" table:style-name="ce3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1048231" table:style-name="ro3">
          <table:table-cell table:number-columns-repeated="16384"/>
        </table:table-row>
      </table:table>
      <table:table table:name="Bydgoszcz" table:style-name="ta1">
        <table:table-column table:style-name="co60" table:default-cell-style-name="ce3"/>
        <table:table-column table:style-name="co59" table:default-cell-style-name="ce3"/>
        <table:table-column table:style-name="co54" table:default-cell-style-name="ce3"/>
        <table:table-column table:style-name="co3" table:number-columns-repeated="2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8">
          <table:table-cell table:style-name="ce5"/>
          <table:table-cell office:value-type="string" table:style-name="ce36">
            <text:p>maj 2017 : październik 2017</text:p>
          </table:table-cell>
          <table:table-cell office:value-type="string" table:style-name="ce36">
            <text:p>listopad 2017 : kwiecień 2018</text:p>
          </table:table-cell>
          <table:table-cell office:value-type="string" table:style-name="ce36">
            <text:p>maj 2018 : październik 2018</text:p>
          </table:table-cell>
          <table:table-cell office:value-type="string" table:style-name="ce36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22877851960000001" table:style-name="ce10">
            <text:p>22,9%</text:p>
          </table:table-cell>
          <table:table-cell office:value-type="percentage" office:value="0.21178429930000001" table:style-name="ce10">
            <text:p>21,2%</text:p>
          </table:table-cell>
          <table:table-cell office:value-type="percentage" office:value="0.2190330472" table:style-name="ce10">
            <text:p>21,9%</text:p>
          </table:table-cell>
          <table:table-cell office:value-type="percentage" office:value="0.254193063" table:style-name="ce11">
            <text:p>25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ESKA Bydgoszcz</text:p>
          </table:table-cell>
          <table:table-cell office:value-type="percentage" office:value="9.3864287300000002E-2" table:style-name="ce10">
            <text:p>9,4%</text:p>
          </table:table-cell>
          <table:table-cell office:value-type="percentage" office:value="0.1274246188" table:style-name="ce10">
            <text:p>12,7%</text:p>
          </table:table-cell>
          <table:table-cell office:value-type="percentage" office:value="0.1370821951" table:style-name="ce10">
            <text:p>13,7%</text:p>
          </table:table-cell>
          <table:table-cell office:value-type="percentage" office:value="0.1243448851" table:style-name="ce11">
            <text:p>12,4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7.67631483E-2" table:style-name="ce10">
            <text:p>7,7%</text:p>
          </table:table-cell>
          <table:table-cell office:value-type="percentage" office:value="0.1026757231" table:style-name="ce10">
            <text:p>10,3%</text:p>
          </table:table-cell>
          <table:table-cell office:value-type="percentage" office:value="7.9059136500000002E-2" table:style-name="ce10">
            <text:p>7,9%</text:p>
          </table:table-cell>
          <table:table-cell office:value-type="percentage" office:value="9.6244329399999995E-2" table:style-name="ce11">
            <text:p>9,6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8.29591893E-2" table:style-name="ce10">
            <text:p>8,3%</text:p>
          </table:table-cell>
          <table:table-cell office:value-type="percentage" office:value="9.5085472399999996E-2" table:style-name="ce10">
            <text:p>9,5%</text:p>
          </table:table-cell>
          <table:table-cell office:value-type="percentage" office:value="9.3584971599999997E-2" table:style-name="ce10">
            <text:p>9,4%</text:p>
          </table:table-cell>
          <table:table-cell office:value-type="percentage" office:value="9.2347525900000005E-2" table:style-name="ce11">
            <text:p>9,2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Pogoda (Bydgoszcz) / do 2016-02 Rock Radio 103,5 FM (Bydgoszcz)</text:p>
          </table:table-cell>
          <table:table-cell office:value-type="percentage" office:value="9.2209940599999998E-2" table:style-name="ce10">
            <text:p>9,2%</text:p>
          </table:table-cell>
          <table:table-cell office:value-type="percentage" office:value="9.5579479600000003E-2" table:style-name="ce10">
            <text:p>9,6%</text:p>
          </table:table-cell>
          <table:table-cell office:value-type="percentage" office:value="7.1243288299999999E-2" table:style-name="ce10">
            <text:p>7,1%</text:p>
          </table:table-cell>
          <table:table-cell office:value-type="percentage" office:value="8.0016194499999999E-2" table:style-name="ce11">
            <text:p>8,0%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dio Złote Przeboje Elita 92,1 FM (Bydgoszcz)</text:p>
          </table:table-cell>
          <table:table-cell office:value-type="percentage" office:value="9.2033373299999999E-2" table:style-name="ce10">
            <text:p>9,2%</text:p>
          </table:table-cell>
          <table:table-cell office:value-type="percentage" office:value="5.5592997599999999E-2" table:style-name="ce10">
            <text:p>5,6%</text:p>
          </table:table-cell>
          <table:table-cell office:value-type="percentage" office:value="6.3619713300000005E-2" table:style-name="ce10">
            <text:p>6,4%</text:p>
          </table:table-cell>
          <table:table-cell office:value-type="percentage" office:value="7.4948452799999996E-2" table:style-name="ce11">
            <text:p>7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MAXXX Bydgoszcz / do 2013-06 Radio Gra Bydgoszcz</text:p>
          </table:table-cell>
          <table:table-cell office:value-type="percentage" office:value="8.9370112099999996E-2" table:style-name="ce10">
            <text:p>8,9%</text:p>
          </table:table-cell>
          <table:table-cell office:value-type="percentage" office:value="6.6864402500000003E-2" table:style-name="ce10">
            <text:p>6,7%</text:p>
          </table:table-cell>
          <table:table-cell office:value-type="percentage" office:value="7.31904258E-2" table:style-name="ce10">
            <text:p>7,3%</text:p>
          </table:table-cell>
          <table:table-cell office:value-type="percentage" office:value="5.1028865200000002E-2" table:style-name="ce11">
            <text:p>5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PiK (Bydgoszcz)</text:p>
          </table:table-cell>
          <table:table-cell office:value-type="percentage" office:value="5.9542347299999999E-2" table:style-name="ce10">
            <text:p>6,0%</text:p>
          </table:table-cell>
          <table:table-cell office:value-type="percentage" office:value="7.9864504000000003E-2" table:style-name="ce10">
            <text:p>8,0%</text:p>
          </table:table-cell>
          <table:table-cell office:value-type="percentage" office:value="5.9075436100000003E-2" table:style-name="ce10">
            <text:p>5,9%</text:p>
          </table:table-cell>
          <table:table-cell office:value-type="percentage" office:value="4.7667447299999999E-2" table:style-name="ce11">
            <text:p>4,8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1.9491103700000002E-2" table:style-name="ce10">
            <text:p>1,9%</text:p>
          </table:table-cell>
          <table:table-cell office:value-type="percentage" office:value="2.3849049899999999E-2" table:style-name="ce10">
            <text:p>2,4%</text:p>
          </table:table-cell>
          <table:table-cell office:value-type="percentage" office:value="3.3299480300000003E-2" table:style-name="ce10">
            <text:p>3,3%</text:p>
          </table:table-cell>
          <table:table-cell office:value-type="percentage" office:value="3.5751285299999998E-2" table:style-name="ce11">
            <text:p>3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2.6124858099999999E-2" table:style-name="ce10">
            <text:p>2,6%</text:p>
          </table:table-cell>
          <table:table-cell office:value-type="percentage" office:value="2.5234205799999999E-2" table:style-name="ce10">
            <text:p>2,5%</text:p>
          </table:table-cell>
          <table:table-cell office:value-type="percentage" office:value="2.2558880600000001E-2" table:style-name="ce10">
            <text:p>2,3%</text:p>
          </table:table-cell>
          <table:table-cell office:value-type="percentage" office:value="3.1974960500000003E-2" table:style-name="ce11">
            <text:p>3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uzo.fm / do 2014-09 Radio PiN</text:p>
          </table:table-cell>
          <table:table-cell office:value-type="percentage" office:value="2.8132867400000001E-2" table:style-name="ce12">
            <text:p>2,8%</text:p>
          </table:table-cell>
          <table:table-cell office:value-type="percentage" office:value="1.0436049100000001E-2" table:style-name="ce12">
            <text:p>1,0%</text:p>
          </table:table-cell>
          <table:table-cell office:value-type="percentage" office:value="2.1404988699999999E-2" table:style-name="ce12">
            <text:p>2,1%</text:p>
          </table:table-cell>
          <table:table-cell office:value-type="percentage" office:value="2.1443419500000001E-2" table:style-name="ce13">
            <text:p>2,1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4503767299999997E-2" table:style-name="ce12">
            <text:p>4,5%</text:p>
          </table:table-cell>
          <table:table-cell office:value-type="percentage" office:value="2.76012455E-2" table:style-name="ce12">
            <text:p>2,8%</text:p>
          </table:table-cell>
          <table:table-cell office:value-type="percentage" office:value="4.8219188400000002E-2" table:style-name="ce12">
            <text:p>4,8%</text:p>
          </table:table-cell>
          <table:table-cell office:value-type="percentage" office:value="2.04106067E-2" table:style-name="ce13">
            <text:p>2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Plus Bydgoszcz</text:p>
          </table:table-cell>
          <table:table-cell office:value-type="percentage" office:value="2.2025516700000001E-2" table:style-name="ce10">
            <text:p>2,2%</text:p>
          </table:table-cell>
          <table:table-cell office:value-type="percentage" office:value="1.8166534799999998E-2" table:style-name="ce10">
            <text:p>1,8%</text:p>
          </table:table-cell>
          <table:table-cell office:value-type="percentage" office:value="2.0420046399999999E-2" table:style-name="ce10">
            <text:p>2,0%</text:p>
          </table:table-cell>
          <table:table-cell office:value-type="percentage" office:value="1.7128294799999999E-2" table:style-name="ce11">
            <text:p>1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1.0530213599999999E-2" table:style-name="ce10">
            <text:p>1,1%</text:p>
          </table:table-cell>
          <table:table-cell office:value-type="percentage" office:value="1.2277327500000001E-2" table:style-name="ce10">
            <text:p>1,2%</text:p>
          </table:table-cell>
          <table:table-cell office:value-type="percentage" office:value="2.0753223999999998E-3" table:style-name="ce10">
            <text:p>0,2%</text:p>
          </table:table-cell>
          <table:table-cell office:value-type="percentage" office:value="1.2061541800000001E-2" table:style-name="ce11">
            <text:p>1,2%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1.4530584500000001E-2" table:style-name="ce12">
            <text:p>1,5%</text:p>
          </table:table-cell>
          <table:table-cell office:value-type="percentage" office:value="1.90092496E-2" table:style-name="ce12">
            <text:p>1,9%</text:p>
          </table:table-cell>
          <table:table-cell office:value-type="percentage" office:value="5.6279837999999999E-3" table:style-name="ce12">
            <text:p>0,6%</text:p>
          </table:table-cell>
          <table:table-cell office:value-type="percentage" office:value="5.5462823000000001E-3" table:style-name="ce38">
            <text:p>0,6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Dwójka - Program 2 Polskiego Radia</text:p>
          </table:table-cell>
          <table:table-cell office:value-type="percentage" office:value="2.4688675999999998E-3" table:style-name="ce10">
            <text:p>0,2%</text:p>
          </table:table-cell>
          <table:table-cell office:value-type="percentage" office:value="5.5865478999999997E-3" table:style-name="ce10">
            <text:p>0,6%</text:p>
          </table:table-cell>
          <table:table-cell office:value-type="percentage" office:value="3.2999235999999999E-3" table:style-name="ce10">
            <text:p>0,3%</text:p>
          </table:table-cell>
          <table:table-cell office:value-type="percentage" office:value="2.3658327999999998E-3" table:style-name="ce37">
            <text:p>0,2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N=</text:p>
          </table:table-cell>
          <table:table-cell office:value-type="float" office:value="964" table:style-name="ce1">
            <text:p>964</text:p>
          </table:table-cell>
          <table:table-cell office:value-type="float" office:value="899" table:style-name="ce1">
            <text:p>899</text:p>
          </table:table-cell>
          <table:table-cell office:value-type="float" office:value="909" table:style-name="ce1">
            <text:p>909</text:p>
          </table:table-cell>
          <table:table-cell office:value-type="float" office:value="874" table:style-name="ce1">
            <text:p>874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table:number-columns-repeated="4" table:style-name="ce10"/>
          <table:table-cell table:number-columns-repeated="1019" table:style-name="ce3"/>
          <table:table-cell table:number-columns-repeated="15360"/>
        </table:table-row>
        <table:table-row table:number-rows-repeated="8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Bydgoszcz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Bydgoszc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294 138 (37 477 przypadków, 2,3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22" table:style-name="ro3">
          <table:table-cell table:number-columns-repeated="16384"/>
        </table:table-row>
      </table:table>
      <table:table table:name="Białystok" table:style-name="ta1">
        <table:table-column table:style-name="co11" table:default-cell-style-name="ce3"/>
        <table:table-column table:style-name="co15" table:default-cell-style-name="ce3"/>
        <table:table-column table:style-name="co3" table:default-cell-style-name="ce3"/>
        <table:table-column table:style-name="co57" table:default-cell-style-name="ce3"/>
        <table:table-column table:style-name="co59" table:default-cell-style-name="ce3"/>
        <table:table-column table:style-name="co9" table:number-columns-repeated="1018" table:default-cell-style-name="ce3"/>
        <table:table-column table:style-name="co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SoftReport Explorer - 11.05.2019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Badanie: Radio Track - KBR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Kantar MillwardBrow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7">
          <table:table-cell table:style-name="ce24"/>
          <table:table-cell office:value-type="string" table:style-name="ce24">
            <text:p>maj 2017 : październik 2017</text:p>
          </table:table-cell>
          <table:table-cell office:value-type="string" table:style-name="ce24">
            <text:p>listopad 2017 : kwiecień 2018</text:p>
          </table:table-cell>
          <table:table-cell office:value-type="string" table:style-name="ce24">
            <text:p>maj 2018 : październik 2018</text:p>
          </table:table-cell>
          <table:table-cell office:value-type="string" table:style-name="ce24">
            <text:p>listopad 2018 : kwiecień 2019</text:p>
          </table:table-cell>
          <table:table-cell table:number-columns-repeated="16379" table:style-name="ce8"/>
        </table:table-row>
        <table:table-row table:style-name="ro1">
          <table:table-cell office:value-type="string" table:style-name="ce3">
            <text:p>Radio RMF FM</text:p>
          </table:table-cell>
          <table:table-cell office:value-type="percentage" office:value="0.1778297868" table:style-name="ce29">
            <text:p>17,8%</text:p>
          </table:table-cell>
          <table:table-cell office:value-type="percentage" office:value="0.24082586550000001" table:style-name="ce29">
            <text:p>24,1%</text:p>
          </table:table-cell>
          <table:table-cell office:value-type="percentage" office:value="0.2637677376" table:style-name="ce29">
            <text:p>26,4%</text:p>
          </table:table-cell>
          <table:table-cell office:value-type="percentage" office:value="0.25751492609999999" table:style-name="ce30">
            <text:p>25,8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Trójka - Program 3 Polskiego Radia</text:p>
          </table:table-cell>
          <table:table-cell office:value-type="percentage" office:value="8.2741963099999996E-2" table:style-name="ce29">
            <text:p>8,3%</text:p>
          </table:table-cell>
          <table:table-cell office:value-type="percentage" office:value="6.6330362300000001E-2" table:style-name="ce29">
            <text:p>6,6%</text:p>
          </table:table-cell>
          <table:table-cell office:value-type="percentage" office:value="9.2678805200000006E-2" table:style-name="ce29">
            <text:p>9,3%</text:p>
          </table:table-cell>
          <table:table-cell office:value-type="percentage" office:value="9.6506531399999998E-2" table:style-name="ce30">
            <text:p>9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ET</text:p>
          </table:table-cell>
          <table:table-cell office:value-type="percentage" office:value="0.1110898613" table:style-name="ce29">
            <text:p>11,1%</text:p>
          </table:table-cell>
          <table:table-cell office:value-type="percentage" office:value="9.4386989500000004E-2" table:style-name="ce29">
            <text:p>9,4%</text:p>
          </table:table-cell>
          <table:table-cell office:value-type="percentage" office:value="0.1153330979" table:style-name="ce29">
            <text:p>11,5%</text:p>
          </table:table-cell>
          <table:table-cell office:value-type="percentage" office:value="8.1665237900000007E-2" table:style-name="ce30">
            <text:p>8,2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RMF MAXXX (Podlasie)</text:p>
          </table:table-cell>
          <table:table-cell office:value-type="percentage" office:value="5.8486853900000003E-2" table:style-name="ce29">
            <text:p>5,8%</text:p>
          </table:table-cell>
          <table:table-cell office:value-type="percentage" office:value="7.7412888900000004E-2" table:style-name="ce29">
            <text:p>7,7%</text:p>
          </table:table-cell>
          <table:table-cell office:value-type="percentage" office:value="3.9144865600000002E-2" table:style-name="ce29">
            <text:p>3,9%</text:p>
          </table:table-cell>
          <table:table-cell office:value-type="percentage" office:value="6.3678888200000006E-2" table:style-name="ce30">
            <text:p>6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olskie Radio Białystok</text:p>
          </table:table-cell>
          <table:table-cell office:value-type="percentage" office:value="7.6151306200000005E-2" table:style-name="ce29">
            <text:p>7,6%</text:p>
          </table:table-cell>
          <table:table-cell office:value-type="percentage" office:value="5.1878486000000001E-2" table:style-name="ce29">
            <text:p>5,2%</text:p>
          </table:table-cell>
          <table:table-cell office:value-type="percentage" office:value="6.2471811600000003E-2" table:style-name="ce29">
            <text:p>6,2%</text:p>
          </table:table-cell>
          <table:table-cell office:value-type="percentage" office:value="6.3673966299999996E-2" table:style-name="ce30">
            <text:p>6,4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VOX FM (sieć: 17 częstotliwości)/ do 2013-11 Radio Eska Rock</text:p>
          </table:table-cell>
          <table:table-cell office:value-type="percentage" office:value="5.1255865499999997E-2" table:style-name="ce29">
            <text:p>5,1%</text:p>
          </table:table-cell>
          <table:table-cell office:value-type="percentage" office:value="4.6923252800000002E-2" table:style-name="ce29">
            <text:p>4,7%</text:p>
          </table:table-cell>
          <table:table-cell office:value-type="percentage" office:value="4.7275764300000002E-2" table:style-name="ce29">
            <text:p>4,7%</text:p>
          </table:table-cell>
          <table:table-cell office:value-type="percentage" office:value="6.04271953E-2" table:style-name="ce30">
            <text:p>6,0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Jard (Białystok)</text:p>
          </table:table-cell>
          <table:table-cell office:value-type="percentage" office:value="0.1084228599" table:style-name="ce29">
            <text:p>10,8%</text:p>
          </table:table-cell>
          <table:table-cell office:value-type="percentage" office:value="4.4585653400000001E-2" table:style-name="ce29">
            <text:p>4,5%</text:p>
          </table:table-cell>
          <table:table-cell office:value-type="percentage" office:value="3.8692468700000003E-2" table:style-name="ce29">
            <text:p>3,9%</text:p>
          </table:table-cell>
          <table:table-cell office:value-type="percentage" office:value="4.7483216000000002E-2" table:style-name="ce30">
            <text:p>4,7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ESKA (Białystok)</text:p>
          </table:table-cell>
          <table:table-cell office:value-type="percentage" office:value="6.2337296600000001E-2" table:style-name="ce29">
            <text:p>6,2%</text:p>
          </table:table-cell>
          <table:table-cell office:value-type="percentage" office:value="4.5815583200000003E-2" table:style-name="ce29">
            <text:p>4,6%</text:p>
          </table:table-cell>
          <table:table-cell office:value-type="percentage" office:value="3.9390422000000001E-2" table:style-name="ce29">
            <text:p>3,9%</text:p>
          </table:table-cell>
          <table:table-cell office:value-type="percentage" office:value="4.6762049E-2" table:style-name="ce30">
            <text:p>4,7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Złote Przeboje 101 FM (Białystok)</text:p>
          </table:table-cell>
          <table:table-cell office:value-type="percentage" office:value="3.7825891399999999E-2" table:style-name="ce29">
            <text:p>3,8%</text:p>
          </table:table-cell>
          <table:table-cell office:value-type="percentage" office:value="3.76561495E-2" table:style-name="ce29">
            <text:p>3,8%</text:p>
          </table:table-cell>
          <table:table-cell office:value-type="percentage" office:value="5.0724005000000003E-2" table:style-name="ce29">
            <text:p>5,1%</text:p>
          </table:table-cell>
          <table:table-cell office:value-type="percentage" office:value="4.0634225699999998E-2" table:style-name="ce30">
            <text:p>4,1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Akadera (Białystok)</text:p>
          </table:table-cell>
          <table:table-cell office:value-type="percentage" office:value="4.9043020800000003E-2" table:style-name="ce29">
            <text:p>4,9%</text:p>
          </table:table-cell>
          <table:table-cell office:value-type="percentage" office:value="4.2169537899999998E-2" table:style-name="ce29">
            <text:p>4,2%</text:p>
          </table:table-cell>
          <table:table-cell office:value-type="percentage" office:value="5.0377871499999997E-2" table:style-name="ce29">
            <text:p>5,0%</text:p>
          </table:table-cell>
          <table:table-cell office:value-type="percentage" office:value="3.9139248000000001E-2" table:style-name="ce30">
            <text:p>3,9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TOK FM</text:p>
          </table:table-cell>
          <table:table-cell office:value-type="percentage" office:value="1.4699034600000001E-2" table:style-name="ce29">
            <text:p>1,5%</text:p>
          </table:table-cell>
          <table:table-cell office:value-type="percentage" office:value="3.2173845999999999E-2" table:style-name="ce29">
            <text:p>3,2%</text:p>
          </table:table-cell>
          <table:table-cell office:value-type="percentage" office:value="3.5587739399999999E-2" table:style-name="ce29">
            <text:p>3,6%</text:p>
          </table:table-cell>
          <table:table-cell office:value-type="percentage" office:value="3.89485314E-2" table:style-name="ce30">
            <text:p>3,9%</text:p>
          </table:table-cell>
          <table:table-cell table:style-name="ce3"/>
          <table:table-cell table:style-name="ce1"/>
          <table:table-cell table:number-columns-repeated="3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Jedynka - Program 1 Polskiego Radia</text:p>
          </table:table-cell>
          <table:table-cell office:value-type="percentage" office:value="4.9724257000000001E-2" table:style-name="ce29">
            <text:p>5,0%</text:p>
          </table:table-cell>
          <table:table-cell office:value-type="percentage" office:value="4.3294386900000002E-2" table:style-name="ce29">
            <text:p>4,3%</text:p>
          </table:table-cell>
          <table:table-cell office:value-type="percentage" office:value="3.6116775400000002E-2" table:style-name="ce29">
            <text:p>3,6%</text:p>
          </table:table-cell>
          <table:table-cell office:value-type="percentage" office:value="3.5498221099999998E-2" table:style-name="ce30">
            <text:p>3,5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i (Białystok)</text:p>
          </table:table-cell>
          <table:table-cell office:value-type="percentage" office:value="1.9463264500000001E-2" table:style-name="ce29">
            <text:p>1,9%</text:p>
          </table:table-cell>
          <table:table-cell office:value-type="percentage" office:value="2.4999342099999999E-2" table:style-name="ce29">
            <text:p>2,5%</text:p>
          </table:table-cell>
          <table:table-cell office:value-type="percentage" office:value="3.3651104100000002E-2" table:style-name="ce29">
            <text:p>3,4%</text:p>
          </table:table-cell>
          <table:table-cell office:value-type="percentage" office:value="3.35579113E-2" table:style-name="ce30">
            <text:p>3,4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Radio RMF Classic (sieć: 20 częstotliwości) / badane od 10.2010</text:p>
          </table:table-cell>
          <table:table-cell office:value-type="percentage" office:value="3.1970633800000002E-2" table:style-name="ce29">
            <text:p>3,2%</text:p>
          </table:table-cell>
          <table:table-cell office:value-type="percentage" office:value="2.7562231999999999E-2" table:style-name="ce29">
            <text:p>2,8%</text:p>
          </table:table-cell>
          <table:table-cell office:value-type="percentage" office:value="3.9796867200000002E-2" table:style-name="ce29">
            <text:p>4,0%</text:p>
          </table:table-cell>
          <table:table-cell office:value-type="percentage" office:value="3.2543982300000003E-2" table:style-name="ce30">
            <text:p>3,3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adio Maryja</text:p>
          </table:table-cell>
          <table:table-cell office:value-type="percentage" office:value="3.3016874600000003E-2" table:style-name="ce29">
            <text:p>3,3%</text:p>
          </table:table-cell>
          <table:table-cell office:value-type="percentage" office:value="7.5724357500000006E-2" table:style-name="ce29">
            <text:p>7,6%</text:p>
          </table:table-cell>
          <table:table-cell office:value-type="percentage" office:value="1.6791375000000001E-2" table:style-name="ce29">
            <text:p>1,7%</text:p>
          </table:table-cell>
          <table:table-cell office:value-type="percentage" office:value="2.0817053799999999E-2" table:style-name="ce30">
            <text:p>2,1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3">
            <text:p>Polskie Radio 24 / do 2016-08 Czwórka - Program 4 Polskiego Radia</text:p>
          </table:table-cell>
          <table:table-cell office:value-type="percentage" office:value="1.1189019E-2" table:style-name="ce29">
            <text:p>1,1%</text:p>
          </table:table-cell>
          <table:table-cell office:value-type="percentage" office:value="7.8924311999999993E-3" table:style-name="ce29">
            <text:p>0,8%</text:p>
          </table:table-cell>
          <table:table-cell office:value-type="percentage" office:value="6.9494500000000002E-3" table:style-name="ce29">
            <text:p>0,7%</text:p>
          </table:table-cell>
          <table:table-cell office:value-type="percentage" office:value="9.8726890000000005E-3" table:style-name="ce30">
            <text:p>1,0%</text:p>
          </table:table-cell>
          <table:table-cell table:number-columns-repeated="5" table:style-name="ce3"/>
          <table:table-cell table:number-columns-repeated="4" table:style-name="ce18"/>
          <table:table-cell table:number-columns-repeated="16370"/>
        </table:table-row>
        <table:table-row table:style-name="ro1">
          <table:table-cell office:value-type="string" table:style-name="ce12">
            <text:p>Białoruskie Radio Racja</text:p>
          </table:table-cell>
          <table:table-cell office:value-type="percentage" office:value="4.0322320999999998E-3" table:style-name="ce12">
            <text:p>0,4%</text:p>
          </table:table-cell>
          <table:table-cell office:value-type="percentage" office:value="9.9963493000000004E-3" table:style-name="ce12">
            <text:p>1,0%</text:p>
          </table:table-cell>
          <table:table-cell office:value-type="percentage" office:value="3.2201822999999999E-3" table:style-name="ce12">
            <text:p>0,3%</text:p>
          </table:table-cell>
          <table:table-cell office:value-type="percentage" office:value="6.2762636999999996E-3" table:style-name="ce13">
            <text:p>0,6%</text:p>
          </table:table-cell>
          <table:table-cell table:number-columns-repeated="6" table:style-name="ce10"/>
          <table:table-cell table:number-columns-repeated="1013" table:style-name="ce3"/>
          <table:table-cell table:number-columns-repeated="15360"/>
        </table:table-row>
        <table:table-row table:style-name="ro1">
          <table:table-cell office:value-type="string" table:style-name="ce12">
            <text:p>Dwójka - Program 2 Polskiego Radia</text:p>
          </table:table-cell>
          <table:table-cell office:value-type="percentage" office:value="1.1120958300000001E-2" table:style-name="ce12">
            <text:p>1,1%</text:p>
          </table:table-cell>
          <table:table-cell office:value-type="percentage" office:value="1.3247062E-2" table:style-name="ce12">
            <text:p>1,3%</text:p>
          </table:table-cell>
          <table:table-cell office:value-type="percentage" office:value="2.6379315999999998E-3" table:style-name="ce12">
            <text:p>0,3%</text:p>
          </table:table-cell>
          <table:table-cell office:value-type="percentage" office:value="3.9804701999999999E-3" table:style-name="ce38">
            <text:p>0,4%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1">
            <text:p>N=</text:p>
          </table:table-cell>
          <table:table-cell office:value-type="float" office:value="826" table:style-name="ce1">
            <text:p>826</text:p>
          </table:table-cell>
          <table:table-cell office:value-type="float" office:value="784" table:style-name="ce1">
            <text:p>784</text:p>
          </table:table-cell>
          <table:table-cell office:value-type="float" office:value="760" table:style-name="ce1">
            <text:p>760</text:p>
          </table:table-cell>
          <table:table-cell office:value-type="float" office:value="778" table:style-name="ce1">
            <text:p>778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table:style-name="ce3"/>
          <table:table-cell table:number-columns-repeated="4" table:style-name="ce17"/>
          <table:table-cell table:number-columns-repeated="1019" table:style-name="ce3"/>
          <table:table-cell table:number-columns-repeated="15360"/>
        </table:table-row>
        <table:table-row table:number-rows-repeated="6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office:value-type="string" table:style-name="ce3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7 : październik 2017 (wielkość: 41 73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7 : kwiecień 2018 (wielkość: 41 497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maj 2018 : październik 2018 (wielkość: 41 899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listopad 2018 : kwiecień 2019 (wielkość: 41 942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4"/>Białystok: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ybrane miasta = Białysto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Wielkość (nie ważona): 235 418 (35 575 przypadków, 2,2% całej próby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tawienia wskaźników: Wartość wskaźnika</text:p>
          </table:table-cell>
          <table:table-cell table:number-columns-repeated="16383"/>
        </table:table-row>
        <table:table-row table:number-rows-repeated="14" table:style-name="ro1">
          <table:table-cell table:number-columns-repeated="1024" table:style-name="ce3"/>
          <table:table-cell table:number-columns-repeated="15360"/>
        </table:table-row>
        <table:table-row table:number-rows-repeated="256" table:style-name="ro3">
          <table:table-cell table:number-columns-repeated="16384"/>
        </table:table-row>
        <table:table-row table:number-rows-repeated="20" table:style-name="ro1">
          <table:table-cell/>
          <table:table-cell table:style-name="ce1"/>
          <table:table-cell table:number-columns-repeated="16382"/>
        </table:table-row>
        <table:table-row table:number-rows-repeated="6" table:style-name="ro1">
          <table:table-cell/>
          <table:table-cell table:number-columns-repeated="1023" table:style-name="ce3"/>
          <table:table-cell table:number-columns-repeated="15360"/>
        </table:table-row>
        <table:table-row table:number-rows-repeated="10482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Arial" svg:font-family="Arial"/>
    <style:font-face style:name="Calibri2" svg:font-family="Calibri2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 number:language="pl" number:country="PL">
      <number:number number:min-integer-digits="1"/>
    </number:number-style>
    <number:percentage-style style:name="N38" number:language="pl" number:country="PL">
      <number:number number:decimal-places="2" number:min-integer-digits="1"/>
      <number:text>%</number:text>
    </number:percentage-style>
    <number:currency-style style:name="N39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9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rocentowy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maniuk, Anna (MBPLW)</meta:initial-creator>
    <dc:creator>DELL</dc:creator>
    <meta:creation-date>2016-07-18T11:49:01Z</meta:creation-date>
    <dc:date>2019-05-11T20:33:46Z</dc:date>
    <meta:editing-cycles>171</meta:editing-cycles>
    <meta:editing-duration>PT30347S</meta:editing-duration>
  </office:meta>
</office:document-meta>
</file>